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7917in"/>
    </style:style>
    <style:style style:name="co5" style:family="table-column">
      <style:table-column-properties fo:break-before="auto" style:column-width="1.9984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1252in"/>
    </style:style>
    <style:style style:name="co8" style:family="table-column">
      <style:table-column-properties fo:break-before="auto" style:column-width="1.7807in"/>
    </style:style>
    <style:style style:name="co9" style:family="table-column">
      <style:table-column-properties fo:break-before="auto" style:column-width="1.8134in"/>
    </style:style>
    <style:style style:name="co10" style:family="table-column">
      <style:table-column-properties fo:break-before="auto" style:column-width="0.9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 style:data-style-name="N11"/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0008in solid #000000" fo:background-color="#999999" fo:wrap-option="wrap" fo:border-left="none" fo:border-right="none" fo:border-top="none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cc"/>
    </style:style>
    <style:style style:name="ce9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ffcc"/>
    </style:style>
    <style:style style:name="ce12" style:family="table-cell" style:parent-style-name="Default">
      <style:table-cell-properties fo:background-color="#999999"/>
    </style:style>
    <style:style style:name="ce13" style:family="table-cell" style:parent-style-name="Default">
      <style:table-cell-properties fo:background-color="#ff9999"/>
    </style:style>
    <style:style style:name="ce14" style:family="table-cell" style:parent-style-name="Default">
      <style:table-cell-properties fo:background-color="#99ff99"/>
    </style:style>
    <style:style style:name="ce15" style:family="table-cell" style:parent-style-name="Default">
      <style:table-cell-properties fo:background-color="#9999ff"/>
    </style:style>
    <style:style style:name="ce16" style:family="table-cell" style:parent-style-name="Default">
      <style:table-cell-properties fo:border-bottom="0.0008in solid #000000" fo:background-color="#999999" fo:wrap-option="wrap" fo:border-left="none" fo:border-right="0.0008in solid #000000" fo:border-top="none"/>
    </style:style>
    <style:style style:name="ce17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8" style:family="table-cell" style:parent-style-name="Default">
      <style:table-cell-properties fo:border-bottom="none" fo:background-color="#ff9999" fo:border-left="none" fo:border-right="0.0008in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cccc" fo:border-left="none" fo:border-right="0.0008in solid #000000" fo:border-top="none"/>
    </style:style>
    <style:style style:name="ce20" style:family="table-cell" style:parent-style-name="Default">
      <style:table-cell-properties fo:border-bottom="none" fo:background-color="#9999ff" fo:border-left="none" fo:border-right="0.0008in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99ff99" fo:border-left="none" fo:border-right="0.0008in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ccffcc" fo:border-left="none" fo:border-right="0.0008in solid #000000" fo:border-top="none"/>
    </style:style>
    <style:style style:name="ce23" style:family="table-cell" style:parent-style-name="Default">
      <style:table-cell-properties fo:border-bottom="none" fo:background-color="#999999" fo:border-left="none" fo:border-right="0.0008in solid #000000" fo:border-top="none"/>
    </style:style>
    <style:style style:name="ce24" style:family="table-cell" style:parent-style-name="Default">
      <style:table-cell-properties fo:border-bottom="none" fo:background-color="#dddddd" fo:border-left="none" fo:border-right="0.0008in solid #000000" fo:border-top="none"/>
      <style:text-properties fo:font-weight="bold" style:font-weight-asian="bold" style:font-weight-complex="bold"/>
      <style:map style:condition="cell-content()=0" style:apply-style-name="Untitled1" style:base-cell-address="items.A25"/>
      <style:map style:condition="cell-content()=1" style:apply-style-name="Untitled2" style:base-cell-address="items.A25"/>
    </style:style>
    <style:style style:name="ce25" style:family="table-cell" style:parent-style-name="Default">
      <style:table-cell-properties fo:border-bottom="none" fo:background-color="#ff9999" fo:border-left="none" fo:border-right="0.0008in solid #000000" fo:border-top="none"/>
    </style:style>
    <style:style style:name="ce26" style:family="table-cell" style:parent-style-name="Default">
      <style:table-cell-properties fo:border-bottom="none" fo:background-color="#99ff99" fo:border-left="none" fo:border-right="0.0008in solid #000000" fo:border-top="none"/>
    </style:style>
    <style:style style:name="ce27" style:family="table-cell" style:parent-style-name="Default">
      <style:table-cell-properties fo:border-bottom="none" fo:background-color="#9999ff" fo:border-left="none" fo:border-right="0.0008in solid #000000" fo:border-top="none"/>
    </style:style>
    <style:style style:name="ce28" style:family="table-cell" style:parent-style-name="Default">
      <style:table-cell-properties fo:border-bottom="none" fo:background-color="#ff6666" fo:border-left="none" fo:border-right="0.0008in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66ff66" fo:border-left="none" fo:border-right="0.0008in solid #000000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6666ff" fo:border-left="none" fo:border-right="0.0008in solid #000000" fo:border-top="none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ff9999"/>
      <style:text-properties fo:font-weight="bold" style:font-weight-asian="bold" style:font-weight-complex="bold"/>
    </style:style>
    <style:style style:name="ce32" style:family="table-cell" style:parent-style-name="Default" style:data-style-name="N11">
      <style:table-cell-properties fo:background-color="#99ff99"/>
      <style:text-properties fo:font-weight="bold" style:font-weight-asian="bold" style:font-weight-complex="bold"/>
    </style:style>
    <style:style style:name="ce33" style:family="table-cell" style:parent-style-name="Default">
      <style:text-properties fo:font-weight="bold" style:font-weight-asian="bold" style:font-weight-complex="bold"/>
      <style:map style:condition="cell-content()=0" style:apply-style-name="Untitled1" style:base-cell-address="items.A25"/>
      <style:map style:condition="cell-content()=1" style:apply-style-name="Untitled2" style:base-cell-address="items.A25"/>
    </style:style>
    <style:style style:name="ce34" style:family="table-cell" style:parent-style-name="Default">
      <style:table-cell-properties fo:background-color="#ff6666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66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37" style:family="table-cell" style:parent-style-name="Default" style:data-style-name="N11">
      <style:table-cell-properties fo:background-color="#ff9999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cccc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ffcccc" fo:border-left="none" fo:border-right="0.0008in solid #000000" fo:border-top="none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fo:border-left="none" fo:border-right="0.0008in solid #000000" fo:border-top="none"/>
      <style:text-properties fo:font-weight="bold" style:font-weight-asian="bold" style:font-weight-complex="bold"/>
      <style:map style:condition="cell-content()=0" style:apply-style-name="Untitled1" style:base-cell-address="items.A25"/>
      <style:map style:condition="cell-content()=1" style:apply-style-name="Untitled2" style:base-cell-address="items.A25"/>
    </style:style>
    <style:style style:name="ce45" style:family="table-cell" style:parent-style-name="Default">
      <style:text-properties fo:font-weight="bold" style:font-weight-asian="bold" style:font-weight-complex="bold"/>
      <style:map style:condition="cell-content()=0" style:apply-style-name="Untitled1" style:base-cell-address="items.A25"/>
      <style:map style:condition="cell-content()=1" style:apply-style-name="Untitled2" style:base-cell-address="items.A25"/>
    </style:style>
  </office:automatic-styles>
  <office:body>
    <office:spreadsheet>
      <table:table table:name="Sheet2" table:style-name="ta1" table:print="false">
        <office:forms form:automatic-focus="false" form:apply-design-mode="false"/>
        <table:table-column table:style-name="co1" table:default-cell-style-name="ce7"/>
        <table:table-column table:style-name="co9" table:default-cell-style-name="ce18"/>
        <table:table-column table:style-name="co10" table:default-cell-style-name="ce7"/>
        <table:table-column table:style-name="co1" table:number-columns-repeated="1021" table:default-cell-style-name="ce7"/>
        <table:table-row table:style-name="ro1">
          <table:table-cell table:style-name="Default" table:number-columns-repeated="1024"/>
        </table:table-row>
        <table:table-row table:style-name="ro2">
          <table:table-cell table:style-name="ce5"/>
          <table:table-cell table:style-name="ce16" office:value-type="string">
            <text:p>Name</text:p>
          </table:table-cell>
          <table:table-cell table:style-name="ce5" office:value-type="string">
            <text:p>Dagger</text:p>
          </table:table-cell>
          <table:table-cell table:style-name="ce5" office:value-type="string">
            <text:p>Short Sword</text:p>
          </table:table-cell>
          <table:table-cell table:style-name="ce5" office:value-type="string">
            <text:p>Longsword</text:p>
          </table:table-cell>
          <table:table-cell table:style-name="ce5" office:value-type="string">
            <text:p>Bastard Sword</text:p>
          </table:table-cell>
          <table:table-cell table:style-name="ce5" office:value-type="string">
            <text:p>Greatsword</text:p>
          </table:table-cell>
          <table:table-cell table:style-name="ce5" office:value-type="string">
            <text:p>Handaxe</text:p>
          </table:table-cell>
          <table:table-cell table:style-name="ce5" office:value-type="string">
            <text:p>Battleaxe</text:p>
          </table:table-cell>
          <table:table-cell table:style-name="ce5" office:value-type="string">
            <text:p>Heavy axe</text:p>
          </table:table-cell>
          <table:table-cell table:style-name="ce5" office:value-type="string">
            <text:p>Greataxe</text:p>
          </table:table-cell>
          <table:table-cell table:style-name="ce5" office:value-type="string">
            <text:p>Double axe</text:p>
          </table:table-cell>
          <table:table-cell table:style-name="ce5" office:value-type="string">
            <text:p>Light Hammer</text:p>
          </table:table-cell>
          <table:table-cell table:style-name="ce5" office:value-type="string">
            <text:p>Mace</text:p>
          </table:table-cell>
          <table:table-cell table:style-name="ce5" office:value-type="string">
            <text:p>Hammer</text:p>
          </table:table-cell>
          <table:table-cell table:style-name="ce5" office:value-type="string">
            <text:p>Greatclub</text:p>
          </table:table-cell>
          <table:table-cell table:style-name="ce5" office:value-type="string">
            <text:p>Warhammer</text:p>
          </table:table-cell>
          <table:table-cell table:style-name="ce5"/>
          <table:table-cell table:style-name="ce5" office:value-type="string">
            <text:p>Death Knight Greatsword</text:p>
          </table:table-cell>
          <table:table-cell table:style-name="ce5" office:value-type="string">
            <text:p>Reaper Scythe</text:p>
          </table:table-cell>
          <table:table-cell table:style-name="ce5" table:number-columns-repeated="6"/>
          <table:table-cell table:style-name="ce5" office:value-type="string">
            <text:p>Unarmed strike</text:p>
          </table:table-cell>
          <table:table-cell table:style-name="ce5" office:value-type="string">
            <text:p>Dagger</text:p>
          </table:table-cell>
          <table:table-cell table:style-name="ce5" office:value-type="string">
            <text:p>Stick</text:p>
          </table:table-cell>
          <table:table-cell table:style-name="ce5" office:value-type="string">
            <text:p>Club</text:p>
          </table:table-cell>
          <table:table-cell table:style-name="ce5" office:value-type="string">
            <text:p>Mace</text:p>
          </table:table-cell>
          <table:table-cell table:style-name="ce5" office:value-type="string">
            <text:p>Morningstar</text:p>
          </table:table-cell>
          <table:table-cell table:style-name="ce5" office:value-type="string">
            <text:p>Spear</text:p>
          </table:table-cell>
          <table:table-cell table:style-name="ce5" office:value-type="string">
            <text:p>Heavy Crossbow</text:p>
          </table:table-cell>
          <table:table-cell table:style-name="ce5" office:value-type="string">
            <text:p>Light Crossbow</text:p>
          </table:table-cell>
          <table:table-cell table:style-name="ce5" office:value-type="string">
            <text:p>Crossbow</text:p>
          </table:table-cell>
          <table:table-cell table:style-name="ce5" office:value-type="string">
            <text:p>Superheavy Crossbow</text:p>
          </table:table-cell>
          <table:table-cell table:style-name="ce5" office:value-type="string">
            <text:p>Javelin</text:p>
          </table:table-cell>
          <table:table-cell table:style-name="ce5" office:value-type="string">
            <text:p>Short sword</text:p>
          </table:table-cell>
          <table:table-cell table:style-name="ce5" office:value-type="string">
            <text:p>Long sword</text:p>
          </table:table-cell>
          <table:table-cell table:style-name="ce5" office:value-type="string">
            <text:p>Rapier</text:p>
          </table:table-cell>
          <table:table-cell table:style-name="ce5" office:value-type="string">
            <text:p>Scimitar</text:p>
          </table:table-cell>
          <table:table-cell table:style-name="ce5" office:value-type="string">
            <text:p>Greatsword</text:p>
          </table:table-cell>
          <table:table-cell table:style-name="ce5" table:number-columns-repeated="981"/>
        </table:table-row>
        <table:table-row table:style-name="ro1">
          <table:table-cell table:style-name="ce6"/>
          <table:table-cell table:style-name="ce17" office:value-type="string">
            <text:p>Slot</text:p>
          </table:table-cell>
          <table:table-cell table:style-name="ce6" office:value-type="string">
            <text:p>Hand</text:p>
          </table:table-cell>
          <table:table-cell table:style-name="ce6" table:number-columns-repeated="23"/>
          <table:table-cell table:number-columns-repeated="6" table:style-name="ce6" office:value-type="string">
            <text:p>Hand</text:p>
          </table:table-cell>
          <table:table-cell table:number-columns-repeated="4" table:style-name="ce6" office:value-type="string">
            <text:p>2x Hand</text:p>
          </table:table-cell>
          <table:table-cell table:style-name="ce6" office:value-type="string">
            <text:p>2xHand</text:p>
          </table:table-cell>
          <table:table-cell table:number-columns-repeated="5" table:style-name="ce6" office:value-type="string">
            <text:p>1x Hand</text:p>
          </table:table-cell>
          <table:table-cell table:style-name="ce6" office:value-type="string">
            <text:p>2x Hand</text:p>
          </table:table-cell>
          <table:table-cell table:style-name="ce6" table:number-columns-repeated="981"/>
        </table:table-row>
        <table:table-row table:style-name="ro1">
          <table:table-cell/>
          <table:table-cell office:value-type="string">
            <text:p>Damage (min.)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30">
            <text:p>30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24">
            <text:p>24</text:p>
          </table:table-cell>
          <table:table-cell table:style-name="ce31" office:value-type="float" office:value="32">
            <text:p>32</text:p>
          </table:table-cell>
          <table:table-cell table:style-name="ce31" office:value-type="float" office:value="48">
            <text:p>48</text:p>
          </table:table-cell>
          <table:table-cell/>
          <table:table-cell table:style-name="ce31"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6"/>
          <table:table-cell table:style-name="ce31" office:value-type="float" office:value="2">
            <text:p>2</text:p>
          </table:table-cell>
          <table:table-cell table:number-columns-repeated="2" table:style-name="ce31" office:value-type="float" office:value="3">
            <text:p>3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40">
            <text:p>40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Damage (max.)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72">
            <text:p>72</text:p>
          </table:table-cell>
          <table:table-cell/>
          <table:table-cell office:value-type="float" office:value="75">
            <text:p>75</text:p>
          </table:table-cell>
          <table:table-cell office:value-type="float" office:value="120">
            <text:p>120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981"/>
        </table:table-row>
        <table:table-row table:style-name="ro1">
          <table:table-cell table:style-name="ce8"/>
          <table:table-cell table:style-name="ce19" office:value-type="string">
            <text:p>Damage (avg.)</text:p>
          </table:table-cell>
          <table:table-cell table:style-name="ce8" table:formula="of:=([.C4]+[.C5])/2" office:value-type="float" office:value="6">
            <text:p>6</text:p>
          </table:table-cell>
          <table:table-cell table:style-name="ce8" table:formula="of:=([.D4]+[.D5])/2" office:value-type="float" office:value="10">
            <text:p>10</text:p>
          </table:table-cell>
          <table:table-cell table:style-name="ce8" table:formula="of:=([.E4]+[.E5])/2" office:value-type="float" office:value="16">
            <text:p>16</text:p>
          </table:table-cell>
          <table:table-cell table:style-name="ce8" table:formula="of:=([.F4]+[.F5])/2" office:value-type="float" office:value="20">
            <text:p>20</text:p>
          </table:table-cell>
          <table:table-cell table:style-name="ce8" table:formula="of:=([.G4]+[.G5])/2" office:value-type="float" office:value="30">
            <text:p>30</text:p>
          </table:table-cell>
          <table:table-cell table:style-name="ce8" table:formula="of:=([.H4]+[.H5])/2" office:value-type="float" office:value="7.5">
            <text:p>7.5</text:p>
          </table:table-cell>
          <table:table-cell table:style-name="ce8" table:formula="of:=([.I4]+[.I5])/2" office:value-type="float" office:value="15">
            <text:p>15</text:p>
          </table:table-cell>
          <table:table-cell table:style-name="ce8" table:formula="of:=([.J4]+[.J5])/2" office:value-type="float" office:value="22.5">
            <text:p>22.5</text:p>
          </table:table-cell>
          <table:table-cell table:style-name="ce8" table:formula="of:=([.K4]+[.K5])/2" office:value-type="float" office:value="30">
            <text:p>30</text:p>
          </table:table-cell>
          <table:table-cell table:style-name="ce8" table:formula="of:=([.L4]+[.L5])/2" office:value-type="float" office:value="45">
            <text:p>45</text:p>
          </table:table-cell>
          <table:table-cell table:style-name="ce8" table:formula="of:=([.M4]+[.M5])/2" office:value-type="float" office:value="10">
            <text:p>10</text:p>
          </table:table-cell>
          <table:table-cell table:style-name="ce8" table:formula="of:=([.N4]+[.N5])/2" office:value-type="float" office:value="20">
            <text:p>20</text:p>
          </table:table-cell>
          <table:table-cell table:style-name="ce8" table:formula="of:=([.O4]+[.O5])/2" office:value-type="float" office:value="30">
            <text:p>30</text:p>
          </table:table-cell>
          <table:table-cell table:style-name="ce8" table:formula="of:=([.P4]+[.P5])/2" office:value-type="float" office:value="40">
            <text:p>40</text:p>
          </table:table-cell>
          <table:table-cell table:style-name="ce8" table:formula="of:=([.Q4]+[.Q5])/2" office:value-type="float" office:value="60">
            <text:p>60</text:p>
          </table:table-cell>
          <table:table-cell table:style-name="ce8"/>
          <table:table-cell table:style-name="ce8" table:formula="of:=([.S4]+[.S5])/2" office:value-type="float" office:value="50">
            <text:p>50</text:p>
          </table:table-cell>
          <table:table-cell table:style-name="ce8" table:formula="of:=([.T4]+[.T5])/2" office:value-type="float" office:value="75">
            <text:p>75</text:p>
          </table:table-cell>
          <table:table-cell table:style-name="ce8" table:number-columns-repeated="6"/>
          <table:table-cell table:style-name="ce8" table:formula="of:=([.AA4]+[.AA5])/2" office:value-type="float" office:value="2.5">
            <text:p>2.5</text:p>
          </table:table-cell>
          <table:table-cell table:style-name="ce8" table:formula="of:=([.AB4]+[.AB5])/2" office:value-type="float" office:value="6">
            <text:p>6</text:p>
          </table:table-cell>
          <table:table-cell table:style-name="ce8" table:formula="of:=([.AC4]+[.AC5])/2" office:value-type="float" office:value="4">
            <text:p>4</text:p>
          </table:table-cell>
          <table:table-cell table:style-name="ce8" table:formula="of:=([.AD4]+[.AD5])/2" office:value-type="float" office:value="6.5">
            <text:p>6.5</text:p>
          </table:table-cell>
          <table:table-cell table:style-name="ce8" table:formula="of:=([.AE4]+[.AE5])/2" office:value-type="float" office:value="20">
            <text:p>20</text:p>
          </table:table-cell>
          <table:table-cell table:style-name="ce8" table:formula="of:=([.AF4]+[.AF5])/2" office:value-type="float" office:value="21">
            <text:p>21</text:p>
          </table:table-cell>
          <table:table-cell table:style-name="ce8" table:formula="of:=([.AG4]+[.AG5])/2" office:value-type="float" office:value="20">
            <text:p>20</text:p>
          </table:table-cell>
          <table:table-cell table:style-name="ce8" table:formula="of:=([.AH4]+[.AH5])/2" office:value-type="float" office:value="40">
            <text:p>40</text:p>
          </table:table-cell>
          <table:table-cell table:style-name="ce8" table:formula="of:=([.AI4]+[.AI5])/2" office:value-type="float" office:value="20">
            <text:p>20</text:p>
          </table:table-cell>
          <table:table-cell table:style-name="ce8" table:formula="of:=([.AJ4]+[.AJ5])/2" office:value-type="float" office:value="30">
            <text:p>30</text:p>
          </table:table-cell>
          <table:table-cell table:style-name="ce8" table:formula="of:=([.AK4]+[.AK5])/2" office:value-type="float" office:value="80">
            <text:p>80</text:p>
          </table:table-cell>
          <table:table-cell table:style-name="ce8" table:formula="of:=([.AL4]+[.AL5])/2" office:value-type="float" office:value="12">
            <text:p>12</text:p>
          </table:table-cell>
          <table:table-cell table:style-name="ce8" table:formula="of:=([.AM4]+[.AM5])/2" office:value-type="float" office:value="8">
            <text:p>8</text:p>
          </table:table-cell>
          <table:table-cell table:style-name="ce8" table:formula="of:=([.AN4]+[.AN5])/2" office:value-type="float" office:value="10">
            <text:p>10</text:p>
          </table:table-cell>
          <table:table-cell table:style-name="ce8" table:formula="of:=([.AO4]+[.AO5])/2" office:value-type="float" office:value="13">
            <text:p>13</text:p>
          </table:table-cell>
          <table:table-cell table:style-name="ce8" table:formula="of:=([.AP4]+[.AP5])/2" office:value-type="float" office:value="14">
            <text:p>14</text:p>
          </table:table-cell>
          <table:table-cell table:style-name="ce8" table:formula="of:=([.AQ4]+[.AQ5])/2" office:value-type="float" office:value="20">
            <text:p>20</text:p>
          </table:table-cell>
          <table:table-cell table:style-name="ce8" table:number-columns-repeated="981"/>
        </table:table-row>
        <table:table-row table:style-name="ro1">
          <table:table-cell table:style-name="ce9"/>
          <table:table-cell table:style-name="ce20" office:value-type="string">
            <text:p>Reach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9">
            <text:p>0.9</text:p>
          </table:table-cell>
          <table:table-cell table:style-name="ce9" office:value-type="float" office:value="1.1">
            <text:p>1.1</text:p>
          </table:table-cell>
          <table:table-cell table:style-name="ce9" office:value-type="float" office:value="1.3">
            <text:p>1.3</text:p>
          </table:table-cell>
          <table:table-cell table:style-name="ce9" office:value-type="float" office:value="0.25">
            <text:p>0.2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.4">
            <text:p>1.4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0.4">
            <text:p>0.4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2">
            <text:p>1.2</text:p>
          </table:table-cell>
          <table:table-cell table:style-name="ce9" office:value-type="float" office:value="1.5">
            <text:p>1.5</text:p>
          </table:table-cell>
          <table:table-cell table:style-name="ce9"/>
          <table:table-cell table:style-name="ce9" office:value-type="float" office:value="1.7">
            <text:p>1.7</text:p>
          </table:table-cell>
          <table:table-cell table:style-name="ce9" office:value-type="float" office:value="1.5">
            <text:p>1.5</text:p>
          </table:table-cell>
          <table:table-cell table:style-name="ce9" table:number-columns-repeated="6"/>
          <table:table-cell table:style-name="ce9"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4">
            <text:p>0.4</text:p>
          </table:table-cell>
          <table:table-cell table:number-columns-repeated="3" table:style-name="ce9" office:value-type="float" office:value="0.5">
            <text:p>0.5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.4">
            <text:p>0.4</text:p>
          </table:table-cell>
          <table:table-cell table:number-columns-repeated="2" table:style-name="ce9" office:value-type="float" office:value="0.8">
            <text:p>0.8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2">
            <text:p>1.2</text:p>
          </table:table-cell>
          <table:table-cell table:style-name="ce9" table:number-columns-repeated="981"/>
        </table:table-row>
        <table:table-row table:style-name="ro1">
          <table:table-cell table:style-name="ce10"/>
          <table:table-cell table:style-name="ce21" office:value-type="string">
            <text:p>Attack speed</text:p>
          </table:table-cell>
          <table:table-cell table:style-name="ce10" table:formula="of:=1/[.C11]" office:value-type="float" office:value="1.42857142857143">
            <text:p>1.43</text:p>
          </table:table-cell>
          <table:table-cell table:style-name="ce10" table:formula="of:=1/[.D11]" office:value-type="float" office:value="1.11111111111111">
            <text:p>1.11</text:p>
          </table:table-cell>
          <table:table-cell table:style-name="ce10" table:formula="of:=1/[.E11]" office:value-type="float" office:value="0.909090909090909">
            <text:p>0.91</text:p>
          </table:table-cell>
          <table:table-cell table:style-name="ce10" table:formula="of:=1/[.F11]" office:value-type="float" office:value="0.769230769230769">
            <text:p>0.77</text:p>
          </table:table-cell>
          <table:table-cell table:style-name="ce10" table:formula="of:=1/[.G11]" office:value-type="float" office:value="0.588235294117647">
            <text:p>0.59</text:p>
          </table:table-cell>
          <table:table-cell table:style-name="ce10" table:formula="of:=1/[.H11]" office:value-type="float" office:value="1.11111111111111">
            <text:p>1.11</text:p>
          </table:table-cell>
          <table:table-cell table:style-name="ce10" table:formula="of:=1/[.I11]" office:value-type="float" office:value="0.769230769230769">
            <text:p>0.77</text:p>
          </table:table-cell>
          <table:table-cell table:style-name="ce10" table:formula="of:=1/[.J11]" office:value-type="float" office:value="0.625">
            <text:p>0.63</text:p>
          </table:table-cell>
          <table:table-cell table:style-name="ce10" table:formula="of:=1/[.K11]" office:value-type="float" office:value="0.5">
            <text:p>0.5</text:p>
          </table:table-cell>
          <table:table-cell table:style-name="ce10" table:formula="of:=1/[.L11]" office:value-type="float" office:value="0.384615384615385">
            <text:p>0.38</text:p>
          </table:table-cell>
          <table:table-cell table:style-name="ce10" table:formula="of:=1/[.M11]" office:value-type="float" office:value="0.909090909090909">
            <text:p>0.91</text:p>
          </table:table-cell>
          <table:table-cell table:style-name="ce10" table:formula="of:=1/[.N11]" office:value-type="float" office:value="0.588235294117647">
            <text:p>0.59</text:p>
          </table:table-cell>
          <table:table-cell table:style-name="ce10" table:formula="of:=1/[.O11]" office:value-type="float" office:value="0.454545454545455">
            <text:p>0.45</text:p>
          </table:table-cell>
          <table:table-cell table:style-name="ce10" table:formula="of:=1/[.P11]" office:value-type="float" office:value="0.37037037037037">
            <text:p>0.37</text:p>
          </table:table-cell>
          <table:table-cell table:style-name="ce10" table:formula="of:=1/[.Q11]" office:value-type="float" office:value="0.285714285714286">
            <text:p>0.29</text:p>
          </table:table-cell>
          <table:table-cell table:style-name="ce10" table:number-columns-repeated="1007"/>
        </table:table-row>
        <table:table-row table:style-name="ro1">
          <table:table-cell table:style-name="ce10"/>
          <table:table-cell table:style-name="ce21" office:value-type="string">
            <text:p>Cast time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0.8">
            <text:p>0.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0.8">
            <text:p>0.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.2">
            <text:p>1.2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0.9">
            <text:p>0.9</text:p>
          </table:table-cell>
          <table:table-cell table:style-name="ce10" office:value-type="float" office:value="1.1">
            <text:p>1.1</text:p>
          </table:table-cell>
          <table:table-cell table:style-name="ce10" office:value-type="float" office:value="1.3">
            <text:p>1.3</text:p>
          </table:table-cell>
          <table:table-cell table:style-name="ce10" office:value-type="float" office:value="1.5">
            <text:p>1.5</text:p>
          </table:table-cell>
          <table:table-cell table:style-name="ce10"/>
          <table:table-cell table:style-name="ce10" table:formula="of:=20/30" office:value-type="float" office:value="0.666666666666667">
            <text:p>0.67</text:p>
          </table:table-cell>
          <table:table-cell table:style-name="ce10" office:value-type="float" office:value="0.53">
            <text:p>0.53</text:p>
          </table:table-cell>
          <table:table-cell table:style-name="ce10" table:number-columns-repeated="6"/>
          <table:table-cell table:style-name="ce10" office:value-type="float" office:value="0.5">
            <text:p>0.5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0.8">
            <text:p>0.8</text:p>
          </table:table-cell>
          <table:table-cell table:number-columns-repeated="2" table:style-name="ce10" office:value-type="float" office:value="1.5">
            <text:p>1.5</text:p>
          </table:table-cell>
          <table:table-cell table:style-name="ce10" office:value-type="float" office:value="1.6">
            <text:p>1.6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1.1">
            <text:p>1.1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8">
            <text:p>0.8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981"/>
        </table:table-row>
        <table:table-row table:style-name="ro1">
          <table:table-cell table:style-name="ce10"/>
          <table:table-cell table:style-name="ce21" office:value-type="string">
            <text:p>After cast lock time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4">
            <text:p>0.4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0.8">
            <text:p>0.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.4">
            <text:p>1.4</text:p>
          </table:table-cell>
          <table:table-cell table:style-name="ce10" office:value-type="float" office:value="0.4">
            <text:p>0.4</text:p>
          </table:table-cell>
          <table:table-cell table:style-name="ce10" office:value-type="float" office:value="0.8">
            <text:p>0.8</text:p>
          </table:table-cell>
          <table:table-cell table:style-name="ce10" office:value-type="float" office:value="1.1">
            <text:p>1.1</text:p>
          </table:table-cell>
          <table:table-cell table:style-name="ce10" office:value-type="float" office:value="1.4">
            <text:p>1.4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table:formula="of:=18/30" office:value-type="float" office:value="0.6">
            <text:p>0.6</text:p>
          </table:table-cell>
          <table:table-cell table:style-name="ce10" office:value-type="float" office:value="1.14">
            <text:p>1.14</text:p>
          </table:table-cell>
          <table:table-cell table:style-name="ce10" table:number-columns-repeated="6"/>
          <table:table-cell table:style-name="ce10" office:value-type="float" office:value="0.2">
            <text:p>0.2</text:p>
          </table:table-cell>
          <table:table-cell table:style-name="ce10" office:value-type="float" office:value="0.25">
            <text:p>0.25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4">
            <text:p>0.4</text:p>
          </table:table-cell>
          <table:table-cell table:number-columns-repeated="2" table:style-name="ce10" office:value-type="float" office:value="0.75">
            <text:p>0.75</text:p>
          </table:table-cell>
          <table:table-cell table:style-name="ce10" office:value-type="float" office:value="0.8">
            <text:p>0.8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4">
            <text:p>0.4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0.5">
            <text:p>0.5</text:p>
          </table:table-cell>
          <table:table-cell table:number-columns-repeated="4" table:style-name="ce10" office:value-type="float" office:value="0.3">
            <text:p>0.3</text:p>
          </table:table-cell>
          <table:table-cell table:style-name="ce10" office:value-type="float" office:value="0.5">
            <text:p>0.5</text:p>
          </table:table-cell>
          <table:table-cell table:style-name="ce10" table:number-columns-repeated="981"/>
        </table:table-row>
        <table:table-row table:style-name="ro1">
          <table:table-cell table:style-name="ce11"/>
          <table:table-cell table:style-name="ce22" office:value-type="string">
            <text:p>Total attack time</text:p>
          </table:table-cell>
          <table:table-cell table:style-name="ce11" table:formula="of:=[.C9]+[.C10]" office:value-type="float" office:value="0.7">
            <text:p>0.7</text:p>
          </table:table-cell>
          <table:table-cell table:style-name="ce11" table:formula="of:=[.D9]+[.D10]" office:value-type="float" office:value="0.9">
            <text:p>0.9</text:p>
          </table:table-cell>
          <table:table-cell table:style-name="ce11" table:formula="of:=[.E9]+[.E10]" office:value-type="float" office:value="1.1">
            <text:p>1.1</text:p>
          </table:table-cell>
          <table:table-cell table:style-name="ce11" table:formula="of:=[.F9]+[.F10]" office:value-type="float" office:value="1.3">
            <text:p>1.3</text:p>
          </table:table-cell>
          <table:table-cell table:style-name="ce11" table:formula="of:=[.G9]+[.G10]" office:value-type="float" office:value="1.7">
            <text:p>1.7</text:p>
          </table:table-cell>
          <table:table-cell table:style-name="ce11" table:formula="of:=[.H9]+[.H10]" office:value-type="float" office:value="0.9">
            <text:p>0.9</text:p>
          </table:table-cell>
          <table:table-cell table:style-name="ce11" table:formula="of:=[.I9]+[.I10]" office:value-type="float" office:value="1.3">
            <text:p>1.3</text:p>
          </table:table-cell>
          <table:table-cell table:style-name="ce11" table:formula="of:=[.J9]+[.J10]" office:value-type="float" office:value="1.6">
            <text:p>1.6</text:p>
          </table:table-cell>
          <table:table-cell table:style-name="ce11" table:formula="of:=[.K9]+[.K10]" office:value-type="float" office:value="2">
            <text:p>2</text:p>
          </table:table-cell>
          <table:table-cell table:style-name="ce11" table:formula="of:=[.L9]+[.L10]" office:value-type="float" office:value="2.6">
            <text:p>2.6</text:p>
          </table:table-cell>
          <table:table-cell table:style-name="ce11" table:formula="of:=[.M9]+[.M10]" office:value-type="float" office:value="1.1">
            <text:p>1.1</text:p>
          </table:table-cell>
          <table:table-cell table:style-name="ce11" table:formula="of:=[.N9]+[.N10]" office:value-type="float" office:value="1.7">
            <text:p>1.7</text:p>
          </table:table-cell>
          <table:table-cell table:style-name="ce11" table:formula="of:=[.O9]+[.O10]" office:value-type="float" office:value="2.2">
            <text:p>2.2</text:p>
          </table:table-cell>
          <table:table-cell table:style-name="ce11" table:formula="of:=[.P9]+[.P10]" office:value-type="float" office:value="2.7">
            <text:p>2.7</text:p>
          </table:table-cell>
          <table:table-cell table:style-name="ce11" table:formula="of:=[.Q9]+[.Q10]" office:value-type="float" office:value="3.5">
            <text:p>3.5</text:p>
          </table:table-cell>
          <table:table-cell table:style-name="ce11"/>
          <table:table-cell table:style-name="ce11" table:formula="of:=[.S9]+[.S10]" office:value-type="float" office:value="1.26666666666667">
            <text:p>1.27</text:p>
          </table:table-cell>
          <table:table-cell table:style-name="ce11" table:formula="of:=[.T9]+[.T10]" office:value-type="float" office:value="1.67">
            <text:p>1.67</text:p>
          </table:table-cell>
          <table:table-cell table:style-name="ce11" table:number-columns-repeated="6"/>
          <table:table-cell table:style-name="ce11" table:formula="of:=[.AA9]+[.AA10]" office:value-type="float" office:value="0.7">
            <text:p>0.7</text:p>
          </table:table-cell>
          <table:table-cell table:style-name="ce11" table:formula="of:=[.AB9]+[.AB10]" office:value-type="float" office:value="0.85">
            <text:p>0.85</text:p>
          </table:table-cell>
          <table:table-cell table:style-name="ce11" table:formula="of:=[.AC9]+[.AC10]" office:value-type="float" office:value="1">
            <text:p>1</text:p>
          </table:table-cell>
          <table:table-cell table:style-name="ce11" table:formula="of:=[.AD9]+[.AD10]" office:value-type="float" office:value="1.2">
            <text:p>1.2</text:p>
          </table:table-cell>
          <table:table-cell table:style-name="ce11" table:formula="of:=[.AE9]+[.AE10]" office:value-type="float" office:value="2.25">
            <text:p>2.25</text:p>
          </table:table-cell>
          <table:table-cell table:style-name="ce11" table:formula="of:=[.AF9]+[.AF10]" office:value-type="float" office:value="2.25">
            <text:p>2.25</text:p>
          </table:table-cell>
          <table:table-cell table:style-name="ce11" table:formula="of:=[.AG9]+[.AG10]" office:value-type="float" office:value="2.4">
            <text:p>2.4</text:p>
          </table:table-cell>
          <table:table-cell table:style-name="ce11" table:formula="of:=[.AH9]+[.AH10]" office:value-type="float" office:value="5.5">
            <text:p>5.5</text:p>
          </table:table-cell>
          <table:table-cell table:style-name="ce11" table:formula="of:=[.AI9]+[.AI10]" office:value-type="float" office:value="3.3">
            <text:p>3.3</text:p>
          </table:table-cell>
          <table:table-cell table:style-name="ce11" table:formula="of:=[.AJ9]+[.AJ10]" office:value-type="float" office:value="4.4">
            <text:p>4.4</text:p>
          </table:table-cell>
          <table:table-cell table:style-name="ce11" table:formula="of:=[.AK9]+[.AK10]" office:value-type="float" office:value="6.6">
            <text:p>6.6</text:p>
          </table:table-cell>
          <table:table-cell table:style-name="ce11" table:formula="of:=[.AL9]+[.AL10]" office:value-type="float" office:value="2">
            <text:p>2</text:p>
          </table:table-cell>
          <table:table-cell table:style-name="ce11" table:formula="of:=[.AM9]+[.AM10]" office:value-type="float" office:value="1">
            <text:p>1</text:p>
          </table:table-cell>
          <table:table-cell table:style-name="ce11" table:formula="of:=[.AN9]+[.AN10]" office:value-type="float" office:value="1.4">
            <text:p>1.4</text:p>
          </table:table-cell>
          <table:table-cell table:style-name="ce11" table:formula="of:=[.AO9]+[.AO10]" office:value-type="float" office:value="0.8">
            <text:p>0.8</text:p>
          </table:table-cell>
          <table:table-cell table:style-name="ce11" table:formula="of:=[.AP9]+[.AP10]" office:value-type="float" office:value="1.1">
            <text:p>1.1</text:p>
          </table:table-cell>
          <table:table-cell table:style-name="ce11" table:formula="of:=[.AQ9]+[.AQ10]" office:value-type="float" office:value="1.5">
            <text:p>1.5</text:p>
          </table:table-cell>
          <table:table-cell table:style-name="ce11" table:number-columns-repeated="981"/>
        </table:table-row>
        <table:table-row table:style-name="ro1">
          <table:table-cell table:style-name="ce8"/>
          <table:table-cell table:style-name="ce19" office:value-type="string">
            <text:p>Damage per second</text:p>
          </table:table-cell>
          <table:table-cell table:style-name="ce8" table:formula="of:=[.C6]/[.C11]" office:value-type="float" office:value="8.57142857142857">
            <text:p>8.57</text:p>
          </table:table-cell>
          <table:table-cell table:style-name="ce8" table:formula="of:=[.D6]/[.D11]" office:value-type="float" office:value="11.1111111111111">
            <text:p>11.11</text:p>
          </table:table-cell>
          <table:table-cell table:style-name="ce8" table:formula="of:=[.E6]/[.E11]" office:value-type="float" office:value="14.5454545454545">
            <text:p>14.55</text:p>
          </table:table-cell>
          <table:table-cell table:style-name="ce8" table:formula="of:=[.F6]/[.F11]" office:value-type="float" office:value="15.3846153846154">
            <text:p>15.38</text:p>
          </table:table-cell>
          <table:table-cell table:style-name="ce8" table:formula="of:=[.G6]/[.G11]" office:value-type="float" office:value="17.6470588235294">
            <text:p>17.65</text:p>
          </table:table-cell>
          <table:table-cell table:style-name="ce8" table:formula="of:=[.H6]/[.H11]" office:value-type="float" office:value="8.33333333333333">
            <text:p>8.33</text:p>
          </table:table-cell>
          <table:table-cell table:style-name="ce8" table:formula="of:=[.I6]/[.I11]" office:value-type="float" office:value="11.5384615384615">
            <text:p>11.54</text:p>
          </table:table-cell>
          <table:table-cell table:style-name="ce8" table:formula="of:=[.J6]/[.J11]" office:value-type="float" office:value="14.0625">
            <text:p>14.06</text:p>
          </table:table-cell>
          <table:table-cell table:style-name="ce8" table:formula="of:=[.K6]/[.K11]" office:value-type="float" office:value="15">
            <text:p>15</text:p>
          </table:table-cell>
          <table:table-cell table:style-name="ce8" table:formula="of:=[.L6]/[.L11]" office:value-type="float" office:value="17.3076923076923">
            <text:p>17.31</text:p>
          </table:table-cell>
          <table:table-cell table:style-name="ce8" table:formula="of:=[.M6]/[.M11]" office:value-type="float" office:value="9.09090909090909">
            <text:p>9.09</text:p>
          </table:table-cell>
          <table:table-cell table:style-name="ce8" table:formula="of:=[.N6]/[.N11]" office:value-type="float" office:value="11.7647058823529">
            <text:p>11.76</text:p>
          </table:table-cell>
          <table:table-cell table:style-name="ce8" table:formula="of:=[.O6]/[.O11]" office:value-type="float" office:value="13.6363636363636">
            <text:p>13.64</text:p>
          </table:table-cell>
          <table:table-cell table:style-name="ce8" table:formula="of:=[.P6]/[.P11]" office:value-type="float" office:value="14.8148148148148">
            <text:p>14.81</text:p>
          </table:table-cell>
          <table:table-cell table:style-name="ce8" table:formula="of:=[.Q6]/[.Q11]" office:value-type="float" office:value="17.1428571428571">
            <text:p>17.14</text:p>
          </table:table-cell>
          <table:table-cell table:style-name="ce8"/>
          <table:table-cell table:style-name="ce8" table:formula="of:=[.S6]/[.S11]" office:value-type="float" office:value="39.4736842105263">
            <text:p>39.47</text:p>
          </table:table-cell>
          <table:table-cell table:style-name="ce8" table:formula="of:=[.T6]/[.T11]" office:value-type="float" office:value="44.9101796407186">
            <text:p>44.91</text:p>
          </table:table-cell>
          <table:table-cell table:style-name="ce8" table:number-columns-repeated="6"/>
          <table:table-cell table:style-name="ce8" table:formula="of:=[.AA6]/[.AA11]" office:value-type="float" office:value="3.57142857142857">
            <text:p>3.57</text:p>
          </table:table-cell>
          <table:table-cell table:style-name="ce8" table:formula="of:=[.AB6]/[.AB11]" office:value-type="float" office:value="7.05882352941176">
            <text:p>7.06</text:p>
          </table:table-cell>
          <table:table-cell table:style-name="ce8" table:formula="of:=[.AC6]/[.AC11]" office:value-type="float" office:value="4">
            <text:p>4</text:p>
          </table:table-cell>
          <table:table-cell table:style-name="ce8" table:formula="of:=[.AD6]/[.AD11]" office:value-type="float" office:value="5.41666666666667">
            <text:p>5.42</text:p>
          </table:table-cell>
          <table:table-cell table:style-name="ce8" table:formula="of:=[.AE6]/[.AE11]" office:value-type="float" office:value="8.88888888888889">
            <text:p>8.89</text:p>
          </table:table-cell>
          <table:table-cell table:style-name="ce8" table:formula="of:=[.AF6]/[.AF11]" office:value-type="float" office:value="9.33333333333333">
            <text:p>9.33</text:p>
          </table:table-cell>
          <table:table-cell table:style-name="ce8" table:formula="of:=[.AG6]/[.AG11]" office:value-type="float" office:value="8.33333333333333">
            <text:p>8.33</text:p>
          </table:table-cell>
          <table:table-cell table:style-name="ce8" table:formula="of:=[.AH6]/[.AH11]" office:value-type="float" office:value="7.27272727272727">
            <text:p>7.27</text:p>
          </table:table-cell>
          <table:table-cell table:style-name="ce8" table:formula="of:=[.AI6]/[.AI11]" office:value-type="float" office:value="6.06060606060606">
            <text:p>6.06</text:p>
          </table:table-cell>
          <table:table-cell table:style-name="ce8" table:formula="of:=[.AJ6]/[.AJ11]" office:value-type="float" office:value="6.81818181818182">
            <text:p>6.82</text:p>
          </table:table-cell>
          <table:table-cell table:style-name="ce8" table:formula="of:=[.AK6]/[.AK11]" office:value-type="float" office:value="12.1212121212121">
            <text:p>12.12</text:p>
          </table:table-cell>
          <table:table-cell table:style-name="ce8" table:formula="of:=[.AL6]/[.AL11]" office:value-type="float" office:value="6">
            <text:p>6</text:p>
          </table:table-cell>
          <table:table-cell table:style-name="ce8" table:formula="of:=[.AM6]/[.AM11]" office:value-type="float" office:value="8">
            <text:p>8</text:p>
          </table:table-cell>
          <table:table-cell table:style-name="ce8" table:formula="of:=[.AN6]/[.AN11]" office:value-type="float" office:value="7.14285714285714">
            <text:p>7.14</text:p>
          </table:table-cell>
          <table:table-cell table:style-name="ce8" table:formula="of:=[.AO6]/[.AO11]" office:value-type="float" office:value="16.25">
            <text:p>16.25</text:p>
          </table:table-cell>
          <table:table-cell table:style-name="ce8" table:formula="of:=[.AP6]/[.AP11]" office:value-type="float" office:value="12.7272727272727">
            <text:p>12.73</text:p>
          </table:table-cell>
          <table:table-cell table:style-name="ce8" table:formula="of:=[.AQ6]/[.AQ11]" office:value-type="float" office:value="13.3333333333333">
            <text:p>13.33</text:p>
          </table:table-cell>
          <table:table-cell table:style-name="ce8" table:number-columns-repeated="981"/>
        </table:table-row>
        <table:table-row table:style-name="ro1">
          <table:table-cell/>
          <table:table-cell office:value-type="string">
            <text:p>STR required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/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STR damage bonus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6">
            <text:p>0.6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STR speed bonus</text:p>
          </table:table-cell>
          <table:table-cell table:number-columns-repeated="15" office:value-type="float" office:value="0">
            <text:p>0</text:p>
          </table:table-cell>
          <table:table-cell table:style-name="ce37"/>
          <table:table-cell table:number-columns-repeated="2" office:value-type="float" office:value="0">
            <text:p>0</text:p>
          </table:table-cell>
          <table:table-cell table:number-columns-repeated="6"/>
          <table:table-cell table:number-columns-repeated="3" office:value-type="float" office:value="0">
            <text:p>0</text:p>
          </table:table-cell>
          <table:table-cell table:style-name="ce37" office:value-type="percentage" office:value="0.02">
            <text:p>2.00%</text:p>
          </table:table-cell>
          <table:table-cell table:style-name="ce37" office:value-type="percentage" office:value="0.035">
            <text:p>3.50%</text:p>
          </table:table-cell>
          <table:table-cell table:style-name="ce37" office:value-type="percentage" office:value="0.03">
            <text:p>3.00%</text:p>
          </table:table-cell>
          <table:table-cell table:style-name="ce37" office:value-type="percentage" office:value="0.015">
            <text:p>1.50%</text:p>
          </table:table-cell>
          <table:table-cell table:number-columns-repeated="6" table:style-name="ce37" office:value-type="percentage" office:value="0">
            <text:p>0.00%</text:p>
          </table:table-cell>
          <table:table-cell table:style-name="ce37" office:value-type="percentage" office:value="0.02">
            <text:p>2.00%</text:p>
          </table:table-cell>
          <table:table-cell table:number-columns-repeated="3" table:style-name="ce37" office:value-type="percentage" office:value="0">
            <text:p>0.00%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STR reach bonus</text:p>
          </table:table-cell>
          <table:table-cell table:number-columns-repeated="15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6"/>
          <table:table-cell table:number-columns-repeated="11"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5" office:value-type="float" office:value="0">
            <text:p>0</text:p>
          </table:table-cell>
          <table:table-cell table:number-columns-repeated="981"/>
        </table:table-row>
        <table:table-row table:style-name="ro1">
          <table:table-cell table:style-name="ce10"/>
          <table:table-cell table:style-name="ce21" office:value-type="string">
            <text:p>DEX required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office:value-type="float" office:value="8">
            <text:p>8</text:p>
          </table:table-cell>
          <table:table-cell table:style-name="ce10" office:value-type="float" office:value="20">
            <text:p>20</text:p>
          </table:table-cell>
          <table:table-cell table:style-name="ce10" table:number-columns-repeated="6"/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6"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2">
            <text:p>12</text:p>
          </table:table-cell>
          <table:table-cell table:number-columns-repeated="2" table:style-name="ce10" office:value-type="float" office:value="10">
            <text:p>10</text:p>
          </table:table-cell>
          <table:table-cell table:style-name="ce10" table:number-columns-repeated="981"/>
        </table:table-row>
        <table:table-row table:style-name="ro1">
          <table:table-cell table:style-name="ce10"/>
          <table:table-cell table:style-name="ce21" office:value-type="string">
            <text:p>DEX damage bonus</text:p>
          </table:table-cell>
          <table:table-cell table:number-columns-repeated="15" table:style-name="ce10" office:value-type="float" office:value="0">
            <text:p>0</text:p>
          </table:table-cell>
          <table:table-cell table:style-name="ce10"/>
          <table:table-cell table:number-columns-repeated="2" table:style-name="ce10" office:value-type="float" office:value="0">
            <text:p>0</text:p>
          </table:table-cell>
          <table:table-cell table:style-name="ce10" table:number-columns-repeated="6"/>
          <table:table-cell table:number-columns-repeated="7" table:style-name="ce10" office:value-type="float" office:value="0">
            <text:p>0</text:p>
          </table:table-cell>
          <table:table-cell table:number-columns-repeated="4" table:style-name="ce10" office:value-type="float" office:value="1">
            <text:p>1</text:p>
          </table:table-cell>
          <table:table-cell table:number-columns-repeated="6" table:style-name="ce10" office:value-type="float" office:value="0">
            <text:p>0</text:p>
          </table:table-cell>
          <table:table-cell table:style-name="ce10" table:number-columns-repeated="981"/>
        </table:table-row>
        <table:table-row table:style-name="ro1">
          <table:table-cell table:style-name="ce10"/>
          <table:table-cell table:style-name="ce21" office:value-type="string">
            <text:p>DEX speed bonus</text:p>
          </table:table-cell>
          <table:table-cell table:style-name="ce32" office:value-type="percentage" office:value="0.075">
            <text:p>7.50%</text:p>
          </table:table-cell>
          <table:table-cell table:style-name="ce32" office:value-type="percentage" office:value="0.07">
            <text:p>7.00%</text:p>
          </table:table-cell>
          <table:table-cell table:style-name="ce32" office:value-type="percentage" office:value="0.065">
            <text:p>6.50%</text:p>
          </table:table-cell>
          <table:table-cell table:style-name="ce32" office:value-type="percentage" office:value="0.06">
            <text:p>6.00%</text:p>
          </table:table-cell>
          <table:table-cell table:style-name="ce32" office:value-type="percentage" office:value="0.055">
            <text:p>5.50%</text:p>
          </table:table-cell>
          <table:table-cell table:style-name="ce32" office:value-type="percentage" office:value="0.065">
            <text:p>6.50%</text:p>
          </table:table-cell>
          <table:table-cell table:style-name="ce32" office:value-type="percentage" office:value="0.06">
            <text:p>6.00%</text:p>
          </table:table-cell>
          <table:table-cell table:style-name="ce32" office:value-type="percentage" office:value="0.055">
            <text:p>5.50%</text:p>
          </table:table-cell>
          <table:table-cell table:style-name="ce32" office:value-type="percentage" office:value="0.05">
            <text:p>5.00%</text:p>
          </table:table-cell>
          <table:table-cell table:style-name="ce32" office:value-type="percentage" office:value="0.045">
            <text:p>4.50%</text:p>
          </table:table-cell>
          <table:table-cell table:style-name="ce32" office:value-type="percentage" office:value="0.055">
            <text:p>5.50%</text:p>
          </table:table-cell>
          <table:table-cell table:style-name="ce32" office:value-type="percentage" office:value="0.05">
            <text:p>5.00%</text:p>
          </table:table-cell>
          <table:table-cell table:style-name="ce32" office:value-type="percentage" office:value="0.045">
            <text:p>4.50%</text:p>
          </table:table-cell>
          <table:table-cell table:style-name="ce32" office:value-type="percentage" office:value="0.04">
            <text:p>4.00%</text:p>
          </table:table-cell>
          <table:table-cell table:style-name="ce32" office:value-type="percentage" office:value="0.035">
            <text:p>3.50%</text:p>
          </table:table-cell>
          <table:table-cell table:style-name="ce32"/>
          <table:table-cell table:style-name="ce32" office:value-type="percentage" office:value="0.03">
            <text:p>3.00%</text:p>
          </table:table-cell>
          <table:table-cell table:style-name="ce32" office:value-type="percentage" office:value="0.04">
            <text:p>4.00%</text:p>
          </table:table-cell>
          <table:table-cell table:style-name="ce10" table:number-columns-repeated="6"/>
          <table:table-cell table:style-name="ce32" office:value-type="percentage" office:value="0.1">
            <text:p>10.00%</text:p>
          </table:table-cell>
          <table:table-cell table:style-name="ce32" office:value-type="percentage" office:value="0.075">
            <text:p>7.50%</text:p>
          </table:table-cell>
          <table:table-cell table:style-name="ce32" office:value-type="percentage" office:value="0.06">
            <text:p>6.00%</text:p>
          </table:table-cell>
          <table:table-cell table:style-name="ce32" office:value-type="percentage" office:value="0.05">
            <text:p>5.00%</text:p>
          </table:table-cell>
          <table:table-cell table:style-name="ce32" office:value-type="percentage" office:value="0.035">
            <text:p>3.50%</text:p>
          </table:table-cell>
          <table:table-cell table:style-name="ce32" office:value-type="percentage" office:value="0.04">
            <text:p>4.00%</text:p>
          </table:table-cell>
          <table:table-cell table:style-name="ce32" office:value-type="percentage" office:value="0.045">
            <text:p>4.50%</text:p>
          </table:table-cell>
          <table:table-cell table:number-columns-repeated="5" table:style-name="ce32" office:value-type="percentage" office:value="0.04">
            <text:p>4.00%</text:p>
          </table:table-cell>
          <table:table-cell table:style-name="ce32" office:value-type="percentage" office:value="0.06">
            <text:p>6.00%</text:p>
          </table:table-cell>
          <table:table-cell table:style-name="ce32" office:value-type="percentage" office:value="0.05">
            <text:p>5.00%</text:p>
          </table:table-cell>
          <table:table-cell table:style-name="ce32" office:value-type="percentage" office:value="0.08">
            <text:p>8.00%</text:p>
          </table:table-cell>
          <table:table-cell table:number-columns-repeated="2" table:style-name="ce32" office:value-type="percentage" office:value="0.06">
            <text:p>6.00%</text:p>
          </table:table-cell>
          <table:table-cell table:style-name="ce10" table:number-columns-repeated="981"/>
        </table:table-row>
        <table:table-row table:style-name="ro1">
          <table:table-cell table:style-name="ce9"/>
          <table:table-cell table:style-name="ce20" office:value-type="string">
            <text:p>INT required</text:p>
          </table:table-cell>
          <table:table-cell table:number-columns-repeated="15"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table:number-columns-repeated="6"/>
          <table:table-cell table:number-columns-repeated="17" table:style-name="ce9" office:value-type="float" office:value="1">
            <text:p>1</text:p>
          </table:table-cell>
          <table:table-cell table:style-name="ce9" table:number-columns-repeated="981"/>
        </table:table-row>
        <table:table-row table:style-name="ro1">
          <table:table-cell table:style-name="ce9"/>
          <table:table-cell table:style-name="ce20" office:value-type="string">
            <text:p>INT damage bonus</text:p>
          </table:table-cell>
          <table:table-cell table:number-columns-repeated="15" table:style-name="ce9" office:value-type="float" office:value="0">
            <text:p>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 table:number-columns-repeated="6"/>
          <table:table-cell table:number-columns-repeated="17" table:style-name="ce9" office:value-type="float" office:value="0">
            <text:p>0</text:p>
          </table:table-cell>
          <table:table-cell table:style-name="ce9" table:number-columns-repeated="981"/>
        </table:table-row>
        <table:table-row table:style-name="ro1">
          <table:table-cell table:style-name="ce9"/>
          <table:table-cell table:style-name="ce20" office:value-type="string">
            <text:p>INT speed bonus</text:p>
          </table:table-cell>
          <table:table-cell table:number-columns-repeated="15" table:style-name="ce9" office:value-type="float" office:value="0">
            <text:p>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 table:number-columns-repeated="6"/>
          <table:table-cell table:number-columns-repeated="17" table:style-name="ce9" office:value-type="float" office:value="0">
            <text:p>0</text:p>
          </table:table-cell>
          <table:table-cell table:style-name="ce9" table:number-columns-repeated="981"/>
        </table:table-row>
        <table:table-row table:style-name="ro1">
          <table:table-cell table:style-name="ce9"/>
          <table:table-cell table:style-name="ce20" office:value-type="string">
            <text:p>INT reach bonus</text:p>
          </table:table-cell>
          <table:table-cell table:number-columns-repeated="15" table:style-name="ce9" office:value-type="float" office:value="0">
            <text:p>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 table:number-columns-repeated="6"/>
          <table:table-cell table:number-columns-repeated="17" table:style-name="ce9" office:value-type="float" office:value="0">
            <text:p>0</text:p>
          </table:table-cell>
          <table:table-cell table:style-name="ce9" table:number-columns-repeated="981"/>
        </table:table-row>
        <table:table-row table:style-name="ro1">
          <table:table-cell table:style-name="ce12"/>
          <table:table-cell table:style-name="ce23"/>
          <table:table-cell table:style-name="ce12" table:number-columns-repeated="1022"/>
        </table:table-row>
        <table:table-row table:style-name="ro1">
          <table:table-cell table:style-name="ce12"/>
          <table:table-cell table:style-name="ce23" office:value-type="string">
            <text:p>Stats with bonuses:</text:p>
          </table:table-cell>
          <table:table-cell table:style-name="ce12" table:number-columns-repeated="1022"/>
        </table:table-row>
        <table:table-row table:style-name="ro3">
          <table:table-cell table:style-name="ce6"/>
          <table:table-cell table:style-name="ce24" office:value-type="string">
            <text:p>Can use</text:p>
          </table:table-cell>
          <table:table-cell table:style-name="ce33" table:formula="of:=IF(AND([.$C$43] &gt;= [.C13]; [.$C$44] &gt;= [.C17]; [.$C$45] &gt;= [.C20]); TRUE(); FALSE())" office:value-type="boolean" office:boolean-value="true">
            <text:p>TRUE</text:p>
          </table:table-cell>
          <table:table-cell table:style-name="ce33" table:formula="of:=IF(AND([.$C$43] &gt;= [.D13]; [.$C$44] &gt;= [.D17]; [.$C$45] &gt;= [.D20]); TRUE(); FALSE())" office:value-type="boolean" office:boolean-value="true">
            <text:p>TRUE</text:p>
          </table:table-cell>
          <table:table-cell table:style-name="ce33" table:formula="of:=IF(AND([.$C$43] &gt;= [.E13]; [.$C$44] &gt;= [.E17]; [.$C$45] &gt;= [.E20]); TRUE(); FALSE())" office:value-type="boolean" office:boolean-value="true">
            <text:p>TRUE</text:p>
          </table:table-cell>
          <table:table-cell table:style-name="ce33" table:formula="of:=IF(AND([.$C$43] &gt;= [.F13]; [.$C$44] &gt;= [.F17]; [.$C$45] &gt;= [.F20]); TRUE(); FALSE())" office:value-type="boolean" office:boolean-value="true">
            <text:p>TRUE</text:p>
          </table:table-cell>
          <table:table-cell table:style-name="ce33" table:formula="of:=IF(AND([.$C$43] &gt;= [.G13]; [.$C$44] &gt;= [.G17]; [.$C$45] &gt;= [.G20]); TRUE(); FALSE())" office:value-type="boolean" office:boolean-value="true">
            <text:p>TRUE</text:p>
          </table:table-cell>
          <table:table-cell table:style-name="ce33" table:formula="of:=IF(AND([.$C$43] &gt;= [.H13]; [.$C$44] &gt;= [.H17]; [.$C$45] &gt;= [.H20]); TRUE(); FALSE())" office:value-type="boolean" office:boolean-value="true">
            <text:p>TRUE</text:p>
          </table:table-cell>
          <table:table-cell table:style-name="ce33" table:formula="of:=IF(AND([.$C$43] &gt;= [.I13]; [.$C$44] &gt;= [.I17]; [.$C$45] &gt;= [.I20]); TRUE(); FALSE())" office:value-type="boolean" office:boolean-value="true">
            <text:p>TRUE</text:p>
          </table:table-cell>
          <table:table-cell table:style-name="ce33" table:formula="of:=IF(AND([.$C$43] &gt;= [.J13]; [.$C$44] &gt;= [.J17]; [.$C$45] &gt;= [.J20]); TRUE(); FALSE())" office:value-type="boolean" office:boolean-value="true">
            <text:p>TRUE</text:p>
          </table:table-cell>
          <table:table-cell table:style-name="ce33" table:formula="of:=IF(AND([.$C$43] &gt;= [.K13]; [.$C$44] &gt;= [.K17]; [.$C$45] &gt;= [.K20]); TRUE(); FALSE())" office:value-type="boolean" office:boolean-value="true">
            <text:p>TRUE</text:p>
          </table:table-cell>
          <table:table-cell table:style-name="ce33" table:formula="of:=IF(AND([.$C$43] &gt;= [.L13]; [.$C$44] &gt;= [.L17]; [.$C$45] &gt;= [.L20]); TRUE(); FALSE())" office:value-type="boolean" office:boolean-value="true">
            <text:p>TRUE</text:p>
          </table:table-cell>
          <table:table-cell table:style-name="ce33" table:formula="of:=IF(AND([.$C$43] &gt;= [.M13]; [.$C$44] &gt;= [.M17]; [.$C$45] &gt;= [.M20]); TRUE(); FALSE())" office:value-type="boolean" office:boolean-value="true">
            <text:p>TRUE</text:p>
          </table:table-cell>
          <table:table-cell table:style-name="ce33" table:formula="of:=IF(AND([.$C$43] &gt;= [.N13]; [.$C$44] &gt;= [.N17]; [.$C$45] &gt;= [.N20]); TRUE(); FALSE())" office:value-type="boolean" office:boolean-value="true">
            <text:p>TRUE</text:p>
          </table:table-cell>
          <table:table-cell table:style-name="ce33" table:formula="of:=IF(AND([.$C$43] &gt;= [.O13]; [.$C$44] &gt;= [.O17]; [.$C$45] &gt;= [.O20]); TRUE(); FALSE())" office:value-type="boolean" office:boolean-value="true">
            <text:p>TRUE</text:p>
          </table:table-cell>
          <table:table-cell table:style-name="ce33" table:formula="of:=IF(AND([.$C$43] &gt;= [.P13]; [.$C$44] &gt;= [.P17]; [.$C$45] &gt;= [.P20]); TRUE(); FALSE())" office:value-type="boolean" office:boolean-value="true">
            <text:p>TRUE</text:p>
          </table:table-cell>
          <table:table-cell table:style-name="ce33" table:formula="of:=IF(AND([.$C$43] &gt;= [.Q13]; [.$C$44] &gt;= [.Q17]; [.$C$45] &gt;= [.Q20]); TRUE(); FALSE())" office:value-type="boolean" office:boolean-value="true">
            <text:p>TRUE</text:p>
          </table:table-cell>
          <table:table-cell table:style-name="ce33"/>
          <table:table-cell table:style-name="ce33" table:formula="of:=IF(AND([.$C$43] &gt;= [.S13]; [.$C$44] &gt;= [.S17]; [.$C$45] &gt;= [.S20]); TRUE(); FALSE())" office:value-type="boolean" office:boolean-value="true">
            <text:p>TRUE</text:p>
          </table:table-cell>
          <table:table-cell table:style-name="ce33" table:formula="of:=IF(AND([.$C$43] &gt;= [.T13]; [.$C$44] &gt;= [.T17]; [.$C$45] &gt;= [.T20]); TRUE(); FALSE())" office:value-type="boolean" office:boolean-value="true">
            <text:p>TRUE</text:p>
          </table:table-cell>
          <table:table-cell table:style-name="ce33" table:number-columns-repeated="6"/>
          <table:table-cell table:style-name="ce33" table:formula="of:=IF(AND([.$C$43] &gt;= [.AA13]; [.$C$44] &gt;= [.AA17]; [.$C$45] &gt;= [.AA20]); TRUE(); FALSE())" office:value-type="boolean" office:boolean-value="true">
            <text:p>TRUE</text:p>
          </table:table-cell>
          <table:table-cell table:style-name="ce33" table:formula="of:=IF(AND([.$C$43] &gt;= [.AB13]; [.$C$44] &gt;= [.AB17]; [.$C$45] &gt;= [.AB20]); TRUE(); FALSE())" office:value-type="boolean" office:boolean-value="true">
            <text:p>TRUE</text:p>
          </table:table-cell>
          <table:table-cell table:style-name="ce33" table:formula="of:=IF(AND([.$C$43] &gt;= [.AC13]; [.$C$44] &gt;= [.AC17]; [.$C$45] &gt;= [.AC20]); TRUE(); FALSE())" office:value-type="boolean" office:boolean-value="true">
            <text:p>TRUE</text:p>
          </table:table-cell>
          <table:table-cell table:style-name="ce33" table:formula="of:=IF(AND([.$C$43] &gt;= [.AD13]; [.$C$44] &gt;= [.AD17]; [.$C$45] &gt;= [.AD20]); TRUE(); FALSE())" office:value-type="boolean" office:boolean-value="true">
            <text:p>TRUE</text:p>
          </table:table-cell>
          <table:table-cell table:style-name="ce33" table:formula="of:=IF(AND([.$C$43] &gt;= [.AE13]; [.$C$44] &gt;= [.AE17]; [.$C$45] &gt;= [.AE20]); TRUE(); FALSE())" office:value-type="boolean" office:boolean-value="true">
            <text:p>TRUE</text:p>
          </table:table-cell>
          <table:table-cell table:style-name="ce33" table:formula="of:=IF(AND([.$C$43] &gt;= [.AF13]; [.$C$44] &gt;= [.AF17]; [.$C$45] &gt;= [.AF20]); TRUE(); FALSE())" office:value-type="boolean" office:boolean-value="true">
            <text:p>TRUE</text:p>
          </table:table-cell>
          <table:table-cell table:style-name="ce33" table:formula="of:=IF(AND([.$C$43] &gt;= [.AG13]; [.$C$44] &gt;= [.AG17]; [.$C$45] &gt;= [.AG20]); TRUE(); FALSE())" office:value-type="boolean" office:boolean-value="true">
            <text:p>TRUE</text:p>
          </table:table-cell>
          <table:table-cell table:style-name="ce33" table:formula="of:=IF(AND([.$C$43] &gt;= [.AH13]; [.$C$44] &gt;= [.AH17]; [.$C$45] &gt;= [.AH20]); TRUE(); FALSE())" office:value-type="boolean" office:boolean-value="true">
            <text:p>TRUE</text:p>
          </table:table-cell>
          <table:table-cell table:style-name="ce33" table:formula="of:=IF(AND([.$C$43] &gt;= [.AI13]; [.$C$44] &gt;= [.AI17]; [.$C$45] &gt;= [.AI20]); TRUE(); FALSE())" office:value-type="boolean" office:boolean-value="true">
            <text:p>TRUE</text:p>
          </table:table-cell>
          <table:table-cell table:style-name="ce33" table:formula="of:=IF(AND([.$C$43] &gt;= [.AJ13]; [.$C$44] &gt;= [.AJ17]; [.$C$45] &gt;= [.AJ20]); TRUE(); FALSE())" office:value-type="boolean" office:boolean-value="true">
            <text:p>TRUE</text:p>
          </table:table-cell>
          <table:table-cell table:style-name="ce33" table:formula="of:=IF(AND([.$C$43] &gt;= [.AK13]; [.$C$44] &gt;= [.AK17]; [.$C$45] &gt;= [.AK20]); TRUE(); FALSE())" office:value-type="boolean" office:boolean-value="true">
            <text:p>TRUE</text:p>
          </table:table-cell>
          <table:table-cell table:style-name="ce33" table:formula="of:=IF(AND([.$C$43] &gt;= [.AL13]; [.$C$44] &gt;= [.AL17]; [.$C$45] &gt;= [.AL20]); TRUE(); FALSE())" office:value-type="boolean" office:boolean-value="true">
            <text:p>TRUE</text:p>
          </table:table-cell>
          <table:table-cell table:style-name="ce33" table:formula="of:=IF(AND([.$C$43] &gt;= [.AM13]; [.$C$44] &gt;= [.AM17]; [.$C$45] &gt;= [.AM20]); TRUE(); FALSE())" office:value-type="boolean" office:boolean-value="true">
            <text:p>TRUE</text:p>
          </table:table-cell>
          <table:table-cell table:style-name="ce33" table:formula="of:=IF(AND([.$C$43] &gt;= [.AN13]; [.$C$44] &gt;= [.AN17]; [.$C$45] &gt;= [.AN20]); TRUE(); FALSE())" office:value-type="boolean" office:boolean-value="true">
            <text:p>TRUE</text:p>
          </table:table-cell>
          <table:table-cell table:style-name="ce33" table:formula="of:=IF(AND([.$C$43] &gt;= [.AO13]; [.$C$44] &gt;= [.AO17]; [.$C$45] &gt;= [.AO20]); TRUE(); FALSE())" office:value-type="boolean" office:boolean-value="true">
            <text:p>TRUE</text:p>
          </table:table-cell>
          <table:table-cell table:style-name="ce33" table:formula="of:=IF(AND([.$C$43] &gt;= [.AP13]; [.$C$44] &gt;= [.AP17]; [.$C$45] &gt;= [.AP20]); TRUE(); FALSE())" office:value-type="boolean" office:boolean-value="true">
            <text:p>TRUE</text:p>
          </table:table-cell>
          <table:table-cell table:style-name="ce33" table:formula="of:=IF(AND([.$C$43] &gt;= [.AQ13]; [.$C$44] &gt;= [.AQ17]; [.$C$45] &gt;= [.AQ20]); TRUE(); FALSE())" office:value-type="boolean" office:boolean-value="true">
            <text:p>TRUE</text:p>
          </table:table-cell>
          <table:table-cell table:style-name="ce33" table:number-columns-repeated="981"/>
        </table:table-row>
        <table:table-row table:style-name="ro1">
          <table:table-cell table:style-name="ce13"/>
          <table:table-cell table:style-name="ce25" office:value-type="string">
            <text:p>Bonus STR</text:p>
          </table:table-cell>
          <table:table-cell table:style-name="ce13" table:formula="of:=[.$C$43] - [.C13]" office:value-type="float" office:value="35">
            <text:p>35</text:p>
          </table:table-cell>
          <table:table-cell table:style-name="ce13" table:formula="of:=[.$C$43] - [.D13]" office:value-type="float" office:value="33">
            <text:p>33</text:p>
          </table:table-cell>
          <table:table-cell table:style-name="ce13" table:formula="of:=[.$C$43] - [.E13]" office:value-type="float" office:value="31">
            <text:p>31</text:p>
          </table:table-cell>
          <table:table-cell table:style-name="ce13" table:formula="of:=[.$C$43] - [.F13]" office:value-type="float" office:value="27">
            <text:p>27</text:p>
          </table:table-cell>
          <table:table-cell table:style-name="ce13" table:formula="of:=[.$C$43] - [.G13]" office:value-type="float" office:value="23">
            <text:p>23</text:p>
          </table:table-cell>
          <table:table-cell table:style-name="ce13" table:formula="of:=[.$C$43] - [.H13]" office:value-type="float" office:value="34">
            <text:p>34</text:p>
          </table:table-cell>
          <table:table-cell table:style-name="ce13" table:formula="of:=[.$C$43] - [.I13]" office:value-type="float" office:value="31">
            <text:p>31</text:p>
          </table:table-cell>
          <table:table-cell table:style-name="ce13" table:formula="of:=[.$C$43] - [.J13]" office:value-type="float" office:value="28">
            <text:p>28</text:p>
          </table:table-cell>
          <table:table-cell table:style-name="ce13" table:formula="of:=[.$C$43] - [.K13]" office:value-type="float" office:value="22">
            <text:p>22</text:p>
          </table:table-cell>
          <table:table-cell table:style-name="ce13" table:formula="of:=[.$C$43] - [.L13]" office:value-type="float" office:value="16">
            <text:p>16</text:p>
          </table:table-cell>
          <table:table-cell table:style-name="ce13" table:formula="of:=[.$C$43] - [.M13]" office:value-type="float" office:value="33">
            <text:p>33</text:p>
          </table:table-cell>
          <table:table-cell table:style-name="ce13" table:formula="of:=[.$C$43] - [.N13]" office:value-type="float" office:value="29">
            <text:p>29</text:p>
          </table:table-cell>
          <table:table-cell table:style-name="ce13" table:formula="of:=[.$C$43] - [.O13]" office:value-type="float" office:value="25">
            <text:p>25</text:p>
          </table:table-cell>
          <table:table-cell table:style-name="ce13" table:formula="of:=[.$C$43] - [.P13]" office:value-type="float" office:value="17">
            <text:p>17</text:p>
          </table:table-cell>
          <table:table-cell table:style-name="ce13" table:formula="of:=[.$C$43] - [.Q13]" office:value-type="float" office:value="9">
            <text:p>9</text:p>
          </table:table-cell>
          <table:table-cell table:style-name="ce13"/>
          <table:table-cell table:style-name="ce13" table:formula="of:=[.$C$43] - [.S13]" office:value-type="float" office:value="0">
            <text:p>0</text:p>
          </table:table-cell>
          <table:table-cell table:style-name="ce13" table:formula="of:=[.$C$43] - [.T13]" office:value-type="float" office:value="10">
            <text:p>10</text:p>
          </table:table-cell>
          <table:table-cell table:style-name="ce13" table:number-columns-repeated="6"/>
          <table:table-cell table:style-name="ce13" table:formula="of:=[.$C$43] - [.AA13]" office:value-type="float" office:value="39">
            <text:p>39</text:p>
          </table:table-cell>
          <table:table-cell table:style-name="ce13" table:formula="of:=[.$C$43] - [.AB13]" office:value-type="float" office:value="38">
            <text:p>38</text:p>
          </table:table-cell>
          <table:table-cell table:style-name="ce13" table:formula="of:=[.$C$43] - [.AC13]" office:value-type="float" office:value="37">
            <text:p>37</text:p>
          </table:table-cell>
          <table:table-cell table:style-name="ce13" table:formula="of:=[.$C$43] - [.AD13]" office:value-type="float" office:value="36">
            <text:p>36</text:p>
          </table:table-cell>
          <table:table-cell table:style-name="ce13" table:formula="of:=[.$C$43] - [.AE13]" office:value-type="float" office:value="32">
            <text:p>32</text:p>
          </table:table-cell>
          <table:table-cell table:style-name="ce13" table:formula="of:=[.$C$43] - [.AF13]" office:value-type="float" office:value="34">
            <text:p>34</text:p>
          </table:table-cell>
          <table:table-cell table:style-name="ce13" table:formula="of:=[.$C$43] - [.AG13]" office:value-type="float" office:value="35">
            <text:p>35</text:p>
          </table:table-cell>
          <table:table-cell table:style-name="ce13" table:formula="of:=[.$C$43] - [.AH13]" office:value-type="float" office:value="25">
            <text:p>25</text:p>
          </table:table-cell>
          <table:table-cell table:style-name="ce13" table:formula="of:=[.$C$43] - [.AI13]" office:value-type="float" office:value="33">
            <text:p>33</text:p>
          </table:table-cell>
          <table:table-cell table:style-name="ce13" table:formula="of:=[.$C$43] - [.AJ13]" office:value-type="float" office:value="30">
            <text:p>30</text:p>
          </table:table-cell>
          <table:table-cell table:style-name="ce13" table:formula="of:=[.$C$43] - [.AK13]" office:value-type="float" office:value="20">
            <text:p>20</text:p>
          </table:table-cell>
          <table:table-cell table:style-name="ce13" table:formula="of:=[.$C$43] - [.AL13]" office:value-type="float" office:value="35">
            <text:p>35</text:p>
          </table:table-cell>
          <table:table-cell table:style-name="ce13" table:formula="of:=[.$C$43] - [.AM13]" office:value-type="float" office:value="36">
            <text:p>36</text:p>
          </table:table-cell>
          <table:table-cell table:style-name="ce13" table:formula="of:=[.$C$43] - [.AN13]" office:value-type="float" office:value="33">
            <text:p>33</text:p>
          </table:table-cell>
          <table:table-cell table:style-name="ce13" table:formula="of:=[.$C$43] - [.AO13]" office:value-type="float" office:value="37">
            <text:p>37</text:p>
          </table:table-cell>
          <table:table-cell table:style-name="ce13" table:formula="of:=[.$C$43] - [.AP13]" office:value-type="float" office:value="35">
            <text:p>35</text:p>
          </table:table-cell>
          <table:table-cell table:style-name="ce13" table:formula="of:=[.$C$43] - [.AQ13]" office:value-type="float" office:value="35">
            <text:p>35</text:p>
          </table:table-cell>
          <table:table-cell table:style-name="ce13" table:number-columns-repeated="981"/>
        </table:table-row>
        <table:table-row table:style-name="ro1">
          <table:table-cell table:style-name="ce14"/>
          <table:table-cell table:style-name="ce26" office:value-type="string">
            <text:p>Bonus DEX</text:p>
          </table:table-cell>
          <table:table-cell table:style-name="ce14" table:formula="of:=[.$C$44] - [.C17]" office:value-type="float" office:value="9">
            <text:p>9</text:p>
          </table:table-cell>
          <table:table-cell table:style-name="ce14" table:formula="of:=[.$C$44] - [.D17]" office:value-type="float" office:value="10">
            <text:p>10</text:p>
          </table:table-cell>
          <table:table-cell table:style-name="ce14" table:formula="of:=[.$C$44] - [.E17]" office:value-type="float" office:value="11">
            <text:p>11</text:p>
          </table:table-cell>
          <table:table-cell table:style-name="ce14" table:formula="of:=[.$C$44] - [.F17]" office:value-type="float" office:value="12">
            <text:p>12</text:p>
          </table:table-cell>
          <table:table-cell table:style-name="ce14" table:formula="of:=[.$C$44] - [.G17]" office:value-type="float" office:value="13">
            <text:p>13</text:p>
          </table:table-cell>
          <table:table-cell table:style-name="ce14" table:formula="of:=[.$C$44] - [.H17]" office:value-type="float" office:value="11">
            <text:p>11</text:p>
          </table:table-cell>
          <table:table-cell table:style-name="ce14" table:formula="of:=[.$C$44] - [.I17]" office:value-type="float" office:value="12">
            <text:p>12</text:p>
          </table:table-cell>
          <table:table-cell table:style-name="ce14" table:formula="of:=[.$C$44] - [.J17]" office:value-type="float" office:value="13">
            <text:p>13</text:p>
          </table:table-cell>
          <table:table-cell table:style-name="ce14" table:formula="of:=[.$C$44] - [.K17]" office:value-type="float" office:value="14">
            <text:p>14</text:p>
          </table:table-cell>
          <table:table-cell table:style-name="ce14" table:formula="of:=[.$C$44] - [.L17]" office:value-type="float" office:value="15">
            <text:p>15</text:p>
          </table:table-cell>
          <table:table-cell table:style-name="ce14" table:formula="of:=[.$C$44] - [.M17]" office:value-type="float" office:value="13">
            <text:p>13</text:p>
          </table:table-cell>
          <table:table-cell table:style-name="ce14" table:formula="of:=[.$C$44] - [.N17]" office:value-type="float" office:value="14">
            <text:p>14</text:p>
          </table:table-cell>
          <table:table-cell table:style-name="ce14" table:formula="of:=[.$C$44] - [.O17]" office:value-type="float" office:value="15">
            <text:p>15</text:p>
          </table:table-cell>
          <table:table-cell table:style-name="ce14" table:formula="of:=[.$C$44] - [.P17]" office:value-type="float" office:value="16">
            <text:p>16</text:p>
          </table:table-cell>
          <table:table-cell table:style-name="ce14" table:formula="of:=[.$C$44] - [.Q17]" office:value-type="float" office:value="17">
            <text:p>17</text:p>
          </table:table-cell>
          <table:table-cell table:style-name="ce14"/>
          <table:table-cell table:style-name="ce14" table:formula="of:=[.$C$44] - [.S17]" office:value-type="float" office:value="12">
            <text:p>12</text:p>
          </table:table-cell>
          <table:table-cell table:style-name="ce14" table:formula="of:=[.$C$44] - [.T17]" office:value-type="float" office:value="0">
            <text:p>0</text:p>
          </table:table-cell>
          <table:table-cell table:style-name="ce14" table:number-columns-repeated="6"/>
          <table:table-cell table:style-name="ce14" table:formula="of:=[.$C$44] - [.AA17]" office:value-type="float" office:value="15">
            <text:p>15</text:p>
          </table:table-cell>
          <table:table-cell table:style-name="ce14" table:formula="of:=[.$C$44] - [.AB17]" office:value-type="float" office:value="15">
            <text:p>15</text:p>
          </table:table-cell>
          <table:table-cell table:style-name="ce14" table:formula="of:=[.$C$44] - [.AC17]" office:value-type="float" office:value="16">
            <text:p>16</text:p>
          </table:table-cell>
          <table:table-cell table:style-name="ce14" table:formula="of:=[.$C$44] - [.AD17]" office:value-type="float" office:value="17">
            <text:p>17</text:p>
          </table:table-cell>
          <table:table-cell table:style-name="ce14" table:formula="of:=[.$C$44] - [.AE17]" office:value-type="float" office:value="18">
            <text:p>18</text:p>
          </table:table-cell>
          <table:table-cell table:style-name="ce14" table:formula="of:=[.$C$44] - [.AF17]" office:value-type="float" office:value="18">
            <text:p>18</text:p>
          </table:table-cell>
          <table:table-cell table:style-name="ce14" table:formula="of:=[.$C$44] - [.AG17]" office:value-type="float" office:value="15">
            <text:p>15</text:p>
          </table:table-cell>
          <table:table-cell table:style-name="ce14" table:formula="of:=[.$C$44] - [.AH17]" office:value-type="float" office:value="15">
            <text:p>15</text:p>
          </table:table-cell>
          <table:table-cell table:style-name="ce14" table:formula="of:=[.$C$44] - [.AI17]" office:value-type="float" office:value="15">
            <text:p>15</text:p>
          </table:table-cell>
          <table:table-cell table:style-name="ce14" table:formula="of:=[.$C$44] - [.AJ17]" office:value-type="float" office:value="15">
            <text:p>15</text:p>
          </table:table-cell>
          <table:table-cell table:style-name="ce14" table:formula="of:=[.$C$44] - [.AK17]" office:value-type="float" office:value="15">
            <text:p>15</text:p>
          </table:table-cell>
          <table:table-cell table:style-name="ce14" table:formula="of:=[.$C$44] - [.AL17]" office:value-type="float" office:value="15">
            <text:p>15</text:p>
          </table:table-cell>
          <table:table-cell table:style-name="ce14" table:formula="of:=[.$C$44] - [.AM17]" office:value-type="float" office:value="14">
            <text:p>14</text:p>
          </table:table-cell>
          <table:table-cell table:style-name="ce14" table:formula="of:=[.$C$44] - [.AN17]" office:value-type="float" office:value="12">
            <text:p>12</text:p>
          </table:table-cell>
          <table:table-cell table:style-name="ce14" table:formula="of:=[.$C$44] - [.AO17]" office:value-type="float" office:value="8">
            <text:p>8</text:p>
          </table:table-cell>
          <table:table-cell table:style-name="ce14" table:formula="of:=[.$C$44] - [.AP17]" office:value-type="float" office:value="10">
            <text:p>10</text:p>
          </table:table-cell>
          <table:table-cell table:style-name="ce14" table:formula="of:=[.$C$44] - [.AQ17]" office:value-type="float" office:value="10">
            <text:p>10</text:p>
          </table:table-cell>
          <table:table-cell table:style-name="ce14" table:number-columns-repeated="981"/>
        </table:table-row>
        <table:table-row table:style-name="ro1">
          <table:table-cell table:style-name="ce15"/>
          <table:table-cell table:style-name="ce27" office:value-type="string">
            <text:p>Bonus INT</text:p>
          </table:table-cell>
          <table:table-cell table:style-name="ce15" table:formula="of:=[.$C$45] - [.C20]" office:value-type="float" office:value="9">
            <text:p>9</text:p>
          </table:table-cell>
          <table:table-cell table:style-name="ce15" table:formula="of:=[.$C$45] - [.D20]" office:value-type="float" office:value="9">
            <text:p>9</text:p>
          </table:table-cell>
          <table:table-cell table:style-name="ce15" table:formula="of:=[.$C$45] - [.E20]" office:value-type="float" office:value="9">
            <text:p>9</text:p>
          </table:table-cell>
          <table:table-cell table:style-name="ce15" table:formula="of:=[.$C$45] - [.F20]" office:value-type="float" office:value="9">
            <text:p>9</text:p>
          </table:table-cell>
          <table:table-cell table:style-name="ce15" table:formula="of:=[.$C$45] - [.G20]" office:value-type="float" office:value="9">
            <text:p>9</text:p>
          </table:table-cell>
          <table:table-cell table:style-name="ce15" table:formula="of:=[.$C$45] - [.H20]" office:value-type="float" office:value="9">
            <text:p>9</text:p>
          </table:table-cell>
          <table:table-cell table:style-name="ce15" table:formula="of:=[.$C$45] - [.I20]" office:value-type="float" office:value="9">
            <text:p>9</text:p>
          </table:table-cell>
          <table:table-cell table:style-name="ce15" table:formula="of:=[.$C$45] - [.J20]" office:value-type="float" office:value="9">
            <text:p>9</text:p>
          </table:table-cell>
          <table:table-cell table:style-name="ce15" table:formula="of:=[.$C$45] - [.K20]" office:value-type="float" office:value="9">
            <text:p>9</text:p>
          </table:table-cell>
          <table:table-cell table:style-name="ce15" table:formula="of:=[.$C$45] - [.L20]" office:value-type="float" office:value="9">
            <text:p>9</text:p>
          </table:table-cell>
          <table:table-cell table:style-name="ce15" table:formula="of:=[.$C$45] - [.M20]" office:value-type="float" office:value="9">
            <text:p>9</text:p>
          </table:table-cell>
          <table:table-cell table:style-name="ce15" table:formula="of:=[.$C$45] - [.N20]" office:value-type="float" office:value="9">
            <text:p>9</text:p>
          </table:table-cell>
          <table:table-cell table:style-name="ce15" table:formula="of:=[.$C$45] - [.O20]" office:value-type="float" office:value="9">
            <text:p>9</text:p>
          </table:table-cell>
          <table:table-cell table:style-name="ce15" table:formula="of:=[.$C$45] - [.P20]" office:value-type="float" office:value="9">
            <text:p>9</text:p>
          </table:table-cell>
          <table:table-cell table:style-name="ce15" table:formula="of:=[.$C$45] - [.Q20]" office:value-type="float" office:value="9">
            <text:p>9</text:p>
          </table:table-cell>
          <table:table-cell table:style-name="ce15"/>
          <table:table-cell table:style-name="ce15" table:formula="of:=[.$C$45] - [.S20]" office:value-type="float" office:value="9">
            <text:p>9</text:p>
          </table:table-cell>
          <table:table-cell table:style-name="ce15" table:formula="of:=[.$C$45] - [.T20]" office:value-type="float" office:value="9">
            <text:p>9</text:p>
          </table:table-cell>
          <table:table-cell table:style-name="ce15" table:number-columns-repeated="6"/>
          <table:table-cell table:style-name="ce15" table:formula="of:=[.$C$45] - [.AA20]" office:value-type="float" office:value="9">
            <text:p>9</text:p>
          </table:table-cell>
          <table:table-cell table:style-name="ce15" table:formula="of:=[.$C$45] - [.AB20]" office:value-type="float" office:value="9">
            <text:p>9</text:p>
          </table:table-cell>
          <table:table-cell table:style-name="ce15" table:formula="of:=[.$C$45] - [.AC20]" office:value-type="float" office:value="9">
            <text:p>9</text:p>
          </table:table-cell>
          <table:table-cell table:style-name="ce15" table:formula="of:=[.$C$45] - [.AD20]" office:value-type="float" office:value="9">
            <text:p>9</text:p>
          </table:table-cell>
          <table:table-cell table:style-name="ce15" table:formula="of:=[.$C$45] - [.AE20]" office:value-type="float" office:value="9">
            <text:p>9</text:p>
          </table:table-cell>
          <table:table-cell table:style-name="ce15" table:formula="of:=[.$C$45] - [.AF20]" office:value-type="float" office:value="9">
            <text:p>9</text:p>
          </table:table-cell>
          <table:table-cell table:style-name="ce15" table:formula="of:=[.$C$45] - [.AG20]" office:value-type="float" office:value="9">
            <text:p>9</text:p>
          </table:table-cell>
          <table:table-cell table:style-name="ce15" table:formula="of:=[.$C$45] - [.AH20]" office:value-type="float" office:value="9">
            <text:p>9</text:p>
          </table:table-cell>
          <table:table-cell table:style-name="ce15" table:formula="of:=[.$C$45] - [.AI20]" office:value-type="float" office:value="9">
            <text:p>9</text:p>
          </table:table-cell>
          <table:table-cell table:style-name="ce15" table:formula="of:=[.$C$45] - [.AJ20]" office:value-type="float" office:value="9">
            <text:p>9</text:p>
          </table:table-cell>
          <table:table-cell table:style-name="ce15" table:formula="of:=[.$C$45] - [.AK20]" office:value-type="float" office:value="9">
            <text:p>9</text:p>
          </table:table-cell>
          <table:table-cell table:style-name="ce15" table:formula="of:=[.$C$45] - [.AL20]" office:value-type="float" office:value="9">
            <text:p>9</text:p>
          </table:table-cell>
          <table:table-cell table:style-name="ce15" table:formula="of:=[.$C$45] - [.AM20]" office:value-type="float" office:value="9">
            <text:p>9</text:p>
          </table:table-cell>
          <table:table-cell table:style-name="ce15" table:formula="of:=[.$C$45] - [.AN20]" office:value-type="float" office:value="9">
            <text:p>9</text:p>
          </table:table-cell>
          <table:table-cell table:style-name="ce15" table:formula="of:=[.$C$45] - [.AO20]" office:value-type="float" office:value="9">
            <text:p>9</text:p>
          </table:table-cell>
          <table:table-cell table:style-name="ce15" table:formula="of:=[.$C$45] - [.AP20]" office:value-type="float" office:value="9">
            <text:p>9</text:p>
          </table:table-cell>
          <table:table-cell table:style-name="ce15" table:formula="of:=[.$C$45] - [.AQ20]" office:value-type="float" office:value="9">
            <text:p>9</text:p>
          </table:table-cell>
          <table:table-cell table:style-name="ce15" table:number-columns-repeated="981"/>
        </table:table-row>
        <table:table-row table:style-name="ro1">
          <table:table-cell table:style-name="ce13"/>
          <table:table-cell table:style-name="ce25" office:value-type="string">
            <text:p>Damage bonus</text:p>
          </table:table-cell>
          <table:table-cell table:style-name="ce13" table:formula="of:=IF([.C26]; [.C27] *[.C14] + [.C28] * [.C18] + [.C29] * [.C21]; 0)" office:value-type="float" office:value="10.5">
            <text:p>10.5</text:p>
          </table:table-cell>
          <table:table-cell table:style-name="ce13" table:formula="of:=IF([.D26]; [.D27] *[.D14] + [.D28] * [.D18] + [.D29] * [.D21]; 0)" office:value-type="float" office:value="16.5">
            <text:p>16.5</text:p>
          </table:table-cell>
          <table:table-cell table:style-name="ce13" table:formula="of:=IF([.E26]; [.E27] *[.E14] + [.E28] * [.E18] + [.E29] * [.E21]; 0)" office:value-type="float" office:value="21.7">
            <text:p>21.7</text:p>
          </table:table-cell>
          <table:table-cell table:style-name="ce13" table:formula="of:=IF([.F26]; [.F27] *[.F14] + [.F28] * [.F18] + [.F29] * [.F21]; 0)" office:value-type="float" office:value="32.4">
            <text:p>32.4</text:p>
          </table:table-cell>
          <table:table-cell table:style-name="ce13" table:formula="of:=IF([.G26]; [.G27] *[.G14] + [.G28] * [.G18] + [.G29] * [.G21]; 0)" office:value-type="float" office:value="34.5">
            <text:p>34.5</text:p>
          </table:table-cell>
          <table:table-cell table:style-name="ce13" table:formula="of:=IF([.H26]; [.H27] *[.H14] + [.H28] * [.H18] + [.H29] * [.H21]; 0)" office:value-type="float" office:value="17">
            <text:p>17</text:p>
          </table:table-cell>
          <table:table-cell table:style-name="ce13" table:formula="of:=IF([.I26]; [.I27] *[.I14] + [.I28] * [.I18] + [.I29] * [.I21]; 0)" office:value-type="float" office:value="31">
            <text:p>31</text:p>
          </table:table-cell>
          <table:table-cell table:style-name="ce13" table:formula="of:=IF([.J26]; [.J27] *[.J14] + [.J28] * [.J18] + [.J29] * [.J21]; 0)" office:value-type="float" office:value="42">
            <text:p>42</text:p>
          </table:table-cell>
          <table:table-cell table:style-name="ce13" table:formula="of:=IF([.K26]; [.K27] *[.K14] + [.K28] * [.K18] + [.K29] * [.K21]; 0)" office:value-type="float" office:value="66">
            <text:p>66</text:p>
          </table:table-cell>
          <table:table-cell table:style-name="ce13" table:formula="of:=IF([.L26]; [.L27] *[.L14] + [.L28] * [.L18] + [.L29] * [.L21]; 0)" office:value-type="float" office:value="64">
            <text:p>64</text:p>
          </table:table-cell>
          <table:table-cell table:style-name="ce13" table:formula="of:=IF([.M26]; [.M27] *[.M14] + [.M28] * [.M18] + [.M29] * [.M21]; 0)" office:value-type="float" office:value="33">
            <text:p>33</text:p>
          </table:table-cell>
          <table:table-cell table:style-name="ce13" table:formula="of:=IF([.N26]; [.N27] *[.N14] + [.N28] * [.N18] + [.N29] * [.N21]; 0)" office:value-type="float" office:value="43.5">
            <text:p>43.5</text:p>
          </table:table-cell>
          <table:table-cell table:style-name="ce13" table:formula="of:=IF([.O26]; [.O27] *[.O14] + [.O28] * [.O18] + [.O29] * [.O21]; 0)" office:value-type="float" office:value="50">
            <text:p>50</text:p>
          </table:table-cell>
          <table:table-cell table:style-name="ce13" table:formula="of:=IF([.P26]; [.P27] *[.P14] + [.P28] * [.P18] + [.P29] * [.P21]; 0)" office:value-type="float" office:value="68">
            <text:p>68</text:p>
          </table:table-cell>
          <table:table-cell table:style-name="ce13" table:formula="of:=IF([.Q26]; [.Q27] *[.Q14] + [.Q28] * [.Q18] + [.Q29] * [.Q21]; 0)" office:value-type="float" office:value="54">
            <text:p>54</text:p>
          </table:table-cell>
          <table:table-cell table:style-name="ce13"/>
          <table:table-cell table:style-name="ce13" table:formula="of:=IF([.S26]; [.S27] *[.S14] + [.S28] * [.S18] + [.S29] * [.S21]; 0)" office:value-type="float" office:value="0">
            <text:p>0</text:p>
          </table:table-cell>
          <table:table-cell table:style-name="ce13" table:formula="of:=IF([.T26]; [.T27] *[.T14] + [.T28] * [.T18] + [.T29] * [.T21]; 0)" office:value-type="float" office:value="30">
            <text:p>30</text:p>
          </table:table-cell>
          <table:table-cell table:style-name="ce13" table:number-columns-repeated="6"/>
          <table:table-cell table:style-name="ce13" table:formula="of:=IF([.AA26]; [.AA27] *[.AA14] + [.AA28] * [.AA18] + [.AA29] * [.AA21]; 0)" office:value-type="float" office:value="11.7">
            <text:p>11.7</text:p>
          </table:table-cell>
          <table:table-cell table:style-name="ce13" table:formula="of:=IF([.AB26]; [.AB27] *[.AB14] + [.AB28] * [.AB18] + [.AB29] * [.AB21]; 0)" office:value-type="float" office:value="15.2">
            <text:p>15.2</text:p>
          </table:table-cell>
          <table:table-cell table:style-name="ce13" table:formula="of:=IF([.AC26]; [.AC27] *[.AC14] + [.AC28] * [.AC18] + [.AC29] * [.AC21]; 0)" office:value-type="float" office:value="18.5">
            <text:p>18.5</text:p>
          </table:table-cell>
          <table:table-cell table:style-name="ce13" table:formula="of:=IF([.AD26]; [.AD27] *[.AD14] + [.AD28] * [.AD18] + [.AD29] * [.AD21]; 0)" office:value-type="float" office:value="21.6">
            <text:p>21.6</text:p>
          </table:table-cell>
          <table:table-cell table:style-name="ce13" table:formula="of:=IF([.AE26]; [.AE27] *[.AE14] + [.AE28] * [.AE18] + [.AE29] * [.AE21]; 0)" office:value-type="float" office:value="48">
            <text:p>48</text:p>
          </table:table-cell>
          <table:table-cell table:style-name="ce13" table:formula="of:=IF([.AF26]; [.AF27] *[.AF14] + [.AF28] * [.AF18] + [.AF29] * [.AF21]; 0)" office:value-type="float" office:value="34">
            <text:p>34</text:p>
          </table:table-cell>
          <table:table-cell table:style-name="ce13" table:formula="of:=IF([.AG26]; [.AG27] *[.AG14] + [.AG28] * [.AG18] + [.AG29] * [.AG21]; 0)" office:value-type="float" office:value="56">
            <text:p>56</text:p>
          </table:table-cell>
          <table:table-cell table:style-name="ce13" table:formula="of:=IF([.AH26]; [.AH27] *[.AH14] + [.AH28] * [.AH18] + [.AH29] * [.AH21]; 0)" office:value-type="float" office:value="15">
            <text:p>15</text:p>
          </table:table-cell>
          <table:table-cell table:style-name="ce13" table:formula="of:=IF([.AI26]; [.AI27] *[.AI14] + [.AI28] * [.AI18] + [.AI29] * [.AI21]; 0)" office:value-type="float" office:value="15">
            <text:p>15</text:p>
          </table:table-cell>
          <table:table-cell table:style-name="ce13" table:formula="of:=IF([.AJ26]; [.AJ27] *[.AJ14] + [.AJ28] * [.AJ18] + [.AJ29] * [.AJ21]; 0)" office:value-type="float" office:value="15">
            <text:p>15</text:p>
          </table:table-cell>
          <table:table-cell table:style-name="ce13" table:formula="of:=IF([.AK26]; [.AK27] *[.AK14] + [.AK28] * [.AK18] + [.AK29] * [.AK21]; 0)" office:value-type="float" office:value="15">
            <text:p>15</text:p>
          </table:table-cell>
          <table:table-cell table:style-name="ce13" table:formula="of:=IF([.AL26]; [.AL27] *[.AL14] + [.AL28] * [.AL18] + [.AL29] * [.AL21]; 0)" office:value-type="float" office:value="35">
            <text:p>35</text:p>
          </table:table-cell>
          <table:table-cell table:style-name="ce13" table:formula="of:=IF([.AM26]; [.AM27] *[.AM14] + [.AM28] * [.AM18] + [.AM29] * [.AM21]; 0)" office:value-type="float" office:value="18">
            <text:p>18</text:p>
          </table:table-cell>
          <table:table-cell table:style-name="ce13" table:formula="of:=IF([.AN26]; [.AN27] *[.AN14] + [.AN28] * [.AN18] + [.AN29] * [.AN21]; 0)" office:value-type="float" office:value="26.4">
            <text:p>26.4</text:p>
          </table:table-cell>
          <table:table-cell table:style-name="ce13" table:formula="of:=IF([.AO26]; [.AO27] *[.AO14] + [.AO28] * [.AO18] + [.AO29] * [.AO21]; 0)" office:value-type="float" office:value="7.4">
            <text:p>7.4</text:p>
          </table:table-cell>
          <table:table-cell table:style-name="ce13" table:formula="of:=IF([.AP26]; [.AP27] *[.AP14] + [.AP28] * [.AP18] + [.AP29] * [.AP21]; 0)" office:value-type="float" office:value="21">
            <text:p>21</text:p>
          </table:table-cell>
          <table:table-cell table:style-name="ce13" table:formula="of:=IF([.AQ26]; [.AQ27] *[.AQ14] + [.AQ28] * [.AQ18] + [.AQ29] * [.AQ21]; 0)" office:value-type="float" office:value="21">
            <text:p>21</text:p>
          </table:table-cell>
          <table:table-cell table:style-name="ce13" table:number-columns-repeated="981"/>
        </table:table-row>
        <table:table-row table:style-name="ro1">
          <table:table-cell table:style-name="ce14"/>
          <table:table-cell table:style-name="ce26" office:value-type="string">
            <text:p>Speed bonus multiplier</text:p>
          </table:table-cell>
          <table:table-cell table:style-name="ce14" table:formula="of:=IF([.C26]; SQRT(POWER(1-[.C15]; [.C27]) * POWER(1-[.C19];[.C28]) * POWER(1-[.C22];[.C29])) * 0.5 + 0.5)" office:value-type="float" office:value="0.852052799105528">
            <text:p>0.85</text:p>
          </table:table-cell>
          <table:table-cell table:style-name="ce14" table:formula="of:=IF([.D26]; SQRT(POWER(1-[.D15]; [.D27]) * POWER(1-[.D19];[.D28]) * POWER(1-[.D22];[.D29])) * 0.5 + 0.5)" office:value-type="float" office:value="0.84784418465">
            <text:p>0.85</text:p>
          </table:table-cell>
          <table:table-cell table:style-name="ce14" table:formula="of:=IF([.E26]; SQRT(POWER(1-[.E15]; [.E27]) * POWER(1-[.E19];[.E28]) * POWER(1-[.E22];[.E29])) * 0.5 + 0.5)" office:value-type="float" office:value="0.845488713355978">
            <text:p>0.85</text:p>
          </table:table-cell>
          <table:table-cell table:style-name="ce14" table:formula="of:=IF([.F26]; SQRT(POWER(1-[.F15]; [.F27]) * POWER(1-[.F19];[.F28]) * POWER(1-[.F22];[.F29])) * 0.5 + 0.5)" office:value-type="float" office:value="0.844934890528">
            <text:p>0.84</text:p>
          </table:table-cell>
          <table:table-cell table:style-name="ce14" table:formula="of:=IF([.G26]; SQRT(POWER(1-[.G15]; [.G27]) * POWER(1-[.G19];[.G28]) * POWER(1-[.G22];[.G29])) * 0.5 + 0.5)" office:value-type="float" office:value="0.846159902324392">
            <text:p>0.85</text:p>
          </table:table-cell>
          <table:table-cell table:style-name="ce14" table:formula="of:=IF([.H26]; SQRT(POWER(1-[.H15]; [.H27]) * POWER(1-[.H19];[.H28]) * POWER(1-[.H22];[.H29])) * 0.5 + 0.5)" office:value-type="float" office:value="0.845488713355978">
            <text:p>0.85</text:p>
          </table:table-cell>
          <table:table-cell table:style-name="ce14" table:formula="of:=IF([.I26]; SQRT(POWER(1-[.I15]; [.I27]) * POWER(1-[.I19];[.I28]) * POWER(1-[.I22];[.I29])) * 0.5 + 0.5)" office:value-type="float" office:value="0.844934890528">
            <text:p>0.84</text:p>
          </table:table-cell>
          <table:table-cell table:style-name="ce14" table:formula="of:=IF([.J26]; SQRT(POWER(1-[.J15]; [.J27]) * POWER(1-[.J19];[.J28]) * POWER(1-[.J22];[.J29])) * 0.5 + 0.5)" office:value-type="float" office:value="0.846159902324392">
            <text:p>0.85</text:p>
          </table:table-cell>
          <table:table-cell table:style-name="ce14" table:formula="of:=IF([.K26]; SQRT(POWER(1-[.K15]; [.K27]) * POWER(1-[.K19];[.K28]) * POWER(1-[.K22];[.K29])) * 0.5 + 0.5)" office:value-type="float" office:value="0.849168648046875">
            <text:p>0.85</text:p>
          </table:table-cell>
          <table:table-cell table:style-name="ce14" table:formula="of:=IF([.L26]; SQRT(POWER(1-[.L15]; [.L27]) * POWER(1-[.L19];[.L28]) * POWER(1-[.L22];[.L29])) * 0.5 + 0.5)" office:value-type="float" office:value="0.853993502930487">
            <text:p>0.85</text:p>
          </table:table-cell>
          <table:table-cell table:style-name="ce14" table:formula="of:=IF([.M26]; SQRT(POWER(1-[.M15]; [.M27]) * POWER(1-[.M19];[.M28]) * POWER(1-[.M22];[.M29])) * 0.5 + 0.5)" office:value-type="float" office:value="0.846159902324392">
            <text:p>0.85</text:p>
          </table:table-cell>
          <table:table-cell table:style-name="ce14" table:formula="of:=IF([.N26]; SQRT(POWER(1-[.N15]; [.N27]) * POWER(1-[.N19];[.N28]) * POWER(1-[.N22];[.N29])) * 0.5 + 0.5)" office:value-type="float" office:value="0.849168648046875">
            <text:p>0.85</text:p>
          </table:table-cell>
          <table:table-cell table:style-name="ce14" table:formula="of:=IF([.O26]; SQRT(POWER(1-[.O15]; [.O27]) * POWER(1-[.O19];[.O28]) * POWER(1-[.O22];[.O29])) * 0.5 + 0.5)" office:value-type="float" office:value="0.853993502930487">
            <text:p>0.85</text:p>
          </table:table-cell>
          <table:table-cell table:style-name="ce14" table:formula="of:=IF([.P26]; SQRT(POWER(1-[.P15]; [.P27]) * POWER(1-[.P19];[.P28]) * POWER(1-[.P22];[.P29])) * 0.5 + 0.5)" office:value-type="float" office:value="0.860694789491917">
            <text:p>0.86</text:p>
          </table:table-cell>
          <table:table-cell table:style-name="ce14" table:formula="of:=IF([.Q26]; SQRT(POWER(1-[.Q15]; [.Q27]) * POWER(1-[.Q19];[.Q28]) * POWER(1-[.Q22];[.Q29])) * 0.5 + 0.5)" office:value-type="float" office:value="0.869361961401613">
            <text:p>0.87</text:p>
          </table:table-cell>
          <table:table-cell table:style-name="ce14"/>
          <table:table-cell table:style-name="ce14" table:formula="of:=IF([.S26]; SQRT(POWER(1-[.S15]; [.S27]) * POWER(1-[.S19];[.S28]) * POWER(1-[.S22];[.S29])) * 0.5 + 0.5)" office:value-type="float" office:value="0.9164860024645">
            <text:p>0.92</text:p>
          </table:table-cell>
          <table:table-cell table:style-name="ce14" table:formula="of:=IF([.T26]; SQRT(POWER(1-[.T15]; [.T27]) * POWER(1-[.T19];[.T28]) * POWER(1-[.T22];[.T29])) * 0.5 + 0.5)" office:value-type="float" office:value="1">
            <text:p>1</text:p>
          </table:table-cell>
          <table:table-cell table:style-name="ce14" table:number-columns-repeated="6"/>
          <table:table-cell table:style-name="ce14" table:formula="of:=IF([.AA26]; SQRT(POWER(1-[.AA15]; [.AA27]) * POWER(1-[.AA19];[.AA28]) * POWER(1-[.AA22];[.AA29])) * 0.8 + 0.2)" office:value-type="float" office:value="0.563001824431469">
            <text:p>0.56</text:p>
          </table:table-cell>
          <table:table-cell table:style-name="ce14" table:formula="of:=IF([.AB26]; SQRT(POWER(1-[.AB15]; [.AB27]) * POWER(1-[.AB19];[.AB28]) * POWER(1-[.AB22];[.AB29])) * 0.8 + 0.2)" office:value-type="float" office:value="0.645813260827307">
            <text:p>0.65</text:p>
          </table:table-cell>
          <table:table-cell table:style-name="ce14" table:formula="of:=IF([.AC26]; SQRT(POWER(1-[.AC15]; [.AC27]) * POWER(1-[.AC19];[.AC28]) * POWER(1-[.AC22];[.AC29])) * 0.8 + 0.2)" office:value-type="float" office:value="0.687655150832865">
            <text:p>0.69</text:p>
          </table:table-cell>
          <table:table-cell table:style-name="ce14" table:formula="of:=IF([.AD26]; SQRT(POWER(1-[.AD15]; [.AD27]) * POWER(1-[.AD19];[.AD28]) * POWER(1-[.AD22];[.AD29])) * 0.8 + 0.2)" office:value-type="float" office:value="0.559591977794995">
            <text:p>0.56</text:p>
          </table:table-cell>
          <table:table-cell table:style-name="ce14" table:formula="of:=IF([.AE26]; SQRT(POWER(1-[.AE15]; [.AE27]) * POWER(1-[.AE19];[.AE28]) * POWER(1-[.AE22];[.AE29])) * 0.8 + 0.2)" office:value-type="float" office:value="0.528301464904658">
            <text:p>0.53</text:p>
          </table:table-cell>
          <table:table-cell table:style-name="ce14" table:formula="of:=IF([.AF26]; SQRT(POWER(1-[.AF15]; [.AF27]) * POWER(1-[.AF19];[.AF28]) * POWER(1-[.AF22];[.AF29])) * 0.8 + 0.2)" office:value-type="float" office:value="0.530103832775864">
            <text:p>0.53</text:p>
          </table:table-cell>
          <table:table-cell table:style-name="ce14" table:formula="of:=IF([.AG26]; SQRT(POWER(1-[.AG15]; [.AG27]) * POWER(1-[.AG19];[.AG28]) * POWER(1-[.AG22];[.AG29])) * 0.8 + 0.2)" office:value-type="float" office:value="0.634759727204075">
            <text:p>0.63</text:p>
          </table:table-cell>
          <table:table-cell table:style-name="ce14" table:formula="of:=IF([.AH26]; SQRT(POWER(1-[.AH15]; [.AH27]) * POWER(1-[.AH19];[.AH28]) * POWER(1-[.AH22];[.AH29])) * 0.8 + 0.2)" office:value-type="float" office:value="0.789012124757192">
            <text:p>0.79</text:p>
          </table:table-cell>
          <table:table-cell table:style-name="ce14" table:formula="of:=IF([.AI26]; SQRT(POWER(1-[.AI15]; [.AI27]) * POWER(1-[.AI19];[.AI28]) * POWER(1-[.AI22];[.AI29])) * 0.8 + 0.2)" office:value-type="float" office:value="0.789012124757192">
            <text:p>0.79</text:p>
          </table:table-cell>
          <table:table-cell table:style-name="ce14" table:formula="of:=IF([.AJ26]; SQRT(POWER(1-[.AJ15]; [.AJ27]) * POWER(1-[.AJ19];[.AJ28]) * POWER(1-[.AJ22];[.AJ29])) * 0.8 + 0.2)" office:value-type="float" office:value="0.789012124757192">
            <text:p>0.79</text:p>
          </table:table-cell>
          <table:table-cell table:style-name="ce14" table:formula="of:=IF([.AK26]; SQRT(POWER(1-[.AK15]; [.AK27]) * POWER(1-[.AK19];[.AK28]) * POWER(1-[.AK22];[.AK29])) * 0.8 + 0.2)" office:value-type="float" office:value="0.789012124757192">
            <text:p>0.79</text:p>
          </table:table-cell>
          <table:table-cell table:style-name="ce14" table:formula="of:=IF([.AL26]; SQRT(POWER(1-[.AL15]; [.AL27]) * POWER(1-[.AL19];[.AL28]) * POWER(1-[.AL22];[.AL29])) * 0.8 + 0.2)" office:value-type="float" office:value="0.789012124757192">
            <text:p>0.79</text:p>
          </table:table-cell>
          <table:table-cell table:style-name="ce14" table:formula="of:=IF([.AM26]; SQRT(POWER(1-[.AM15]; [.AM27]) * POWER(1-[.AM19];[.AM28]) * POWER(1-[.AM22];[.AM29])) * 0.8 + 0.2)" office:value-type="float" office:value="0.718782075354112">
            <text:p>0.72</text:p>
          </table:table-cell>
          <table:table-cell table:style-name="ce14" table:formula="of:=IF([.AN26]; SQRT(POWER(1-[.AN15]; [.AN27]) * POWER(1-[.AN19];[.AN28]) * POWER(1-[.AN22];[.AN29])) * 0.8 + 0.2)" office:value-type="float" office:value="0.62136830737481">
            <text:p>0.62</text:p>
          </table:table-cell>
          <table:table-cell table:style-name="ce14" table:formula="of:=IF([.AO26]; SQRT(POWER(1-[.AO15]; [.AO27]) * POWER(1-[.AO19];[.AO28]) * POWER(1-[.AO22];[.AO29])) * 0.8 + 0.2)" office:value-type="float" office:value="0.773114368">
            <text:p>0.77</text:p>
          </table:table-cell>
          <table:table-cell table:style-name="ce14" table:formula="of:=IF([.AP26]; SQRT(POWER(1-[.AP15]; [.AP27]) * POWER(1-[.AP19];[.AP28]) * POWER(1-[.AP22];[.AP29])) * 0.8 + 0.2)" office:value-type="float" office:value="0.78712321792">
            <text:p>0.79</text:p>
          </table:table-cell>
          <table:table-cell table:style-name="ce14" table:formula="of:=IF([.AQ26]; SQRT(POWER(1-[.AQ15]; [.AQ27]) * POWER(1-[.AQ19];[.AQ28]) * POWER(1-[.AQ22];[.AQ29])) * 0.8 + 0.2)" office:value-type="float" office:value="0.78712321792">
            <text:p>0.79</text:p>
          </table:table-cell>
          <table:table-cell table:style-name="ce14" table:number-columns-repeated="981"/>
        </table:table-row>
        <table:table-row table:style-name="ro1">
          <table:table-cell table:style-name="ce15"/>
          <table:table-cell table:style-name="ce27" office:value-type="string">
            <text:p>Reach bonus</text:p>
          </table:table-cell>
          <table:table-cell table:style-name="ce15" table:formula="of:=[.C29]*[.C23] + [.C16]*[.C27]" office:value-type="float" office:value="0">
            <text:p>0</text:p>
          </table:table-cell>
          <table:table-cell table:style-name="ce15" table:formula="of:=[.D29]*[.D23] + [.D16]*[.D27]" office:value-type="float" office:value="0">
            <text:p>0</text:p>
          </table:table-cell>
          <table:table-cell table:style-name="ce15" table:formula="of:=[.E29]*[.E23] + [.E16]*[.E27]" office:value-type="float" office:value="0">
            <text:p>0</text:p>
          </table:table-cell>
          <table:table-cell table:style-name="ce15" table:formula="of:=[.F29]*[.F23] + [.F16]*[.F27]" office:value-type="float" office:value="0">
            <text:p>0</text:p>
          </table:table-cell>
          <table:table-cell table:style-name="ce15" table:formula="of:=[.G29]*[.G23] + [.G16]*[.G27]" office:value-type="float" office:value="0">
            <text:p>0</text:p>
          </table:table-cell>
          <table:table-cell table:style-name="ce15" table:formula="of:=[.H29]*[.H23] + [.H16]*[.H27]" office:value-type="float" office:value="0">
            <text:p>0</text:p>
          </table:table-cell>
          <table:table-cell table:style-name="ce15" table:formula="of:=[.I29]*[.I23] + [.I16]*[.I27]" office:value-type="float" office:value="0">
            <text:p>0</text:p>
          </table:table-cell>
          <table:table-cell table:style-name="ce15" table:formula="of:=[.J29]*[.J23] + [.J16]*[.J27]" office:value-type="float" office:value="0">
            <text:p>0</text:p>
          </table:table-cell>
          <table:table-cell table:style-name="ce15" table:formula="of:=[.K29]*[.K23] + [.K16]*[.K27]" office:value-type="float" office:value="0">
            <text:p>0</text:p>
          </table:table-cell>
          <table:table-cell table:style-name="ce15" table:formula="of:=[.L29]*[.L23] + [.L16]*[.L27]" office:value-type="float" office:value="0">
            <text:p>0</text:p>
          </table:table-cell>
          <table:table-cell table:style-name="ce15" table:formula="of:=[.M29]*[.M23] + [.M16]*[.M27]" office:value-type="float" office:value="0">
            <text:p>0</text:p>
          </table:table-cell>
          <table:table-cell table:style-name="ce15" table:formula="of:=[.N29]*[.N23] + [.N16]*[.N27]" office:value-type="float" office:value="0">
            <text:p>0</text:p>
          </table:table-cell>
          <table:table-cell table:style-name="ce15" table:formula="of:=[.O29]*[.O23] + [.O16]*[.O27]" office:value-type="float" office:value="0">
            <text:p>0</text:p>
          </table:table-cell>
          <table:table-cell table:style-name="ce15" table:formula="of:=[.P29]*[.P23] + [.P16]*[.P27]" office:value-type="float" office:value="0">
            <text:p>0</text:p>
          </table:table-cell>
          <table:table-cell table:style-name="ce15" table:formula="of:=[.Q29]*[.Q23] + [.Q16]*[.Q27]" office:value-type="float" office:value="0">
            <text:p>0</text:p>
          </table:table-cell>
          <table:table-cell table:style-name="ce15"/>
          <table:table-cell table:style-name="ce15" table:formula="of:=[.S29]*[.S23] + [.S16]*[.S27]" office:value-type="float" office:value="0">
            <text:p>0</text:p>
          </table:table-cell>
          <table:table-cell table:style-name="ce15" table:formula="of:=[.T29]*[.T23] + [.T16]*[.T27]" office:value-type="float" office:value="0">
            <text:p>0</text:p>
          </table:table-cell>
          <table:table-cell table:style-name="ce15" table:number-columns-repeated="6"/>
          <table:table-cell table:style-name="ce15" table:formula="of:=[.AA29]*[.AA23] + [.AA16]*[.AA27]" office:value-type="float" office:value="0">
            <text:p>0</text:p>
          </table:table-cell>
          <table:table-cell table:style-name="ce15" table:formula="of:=[.AB29]*[.AB23] + [.AB16]*[.AB27]" office:value-type="float" office:value="0">
            <text:p>0</text:p>
          </table:table-cell>
          <table:table-cell table:style-name="ce15" table:formula="of:=[.AC29]*[.AC23] + [.AC16]*[.AC27]" office:value-type="float" office:value="0">
            <text:p>0</text:p>
          </table:table-cell>
          <table:table-cell table:style-name="ce15" table:formula="of:=[.AD29]*[.AD23] + [.AD16]*[.AD27]" office:value-type="float" office:value="0">
            <text:p>0</text:p>
          </table:table-cell>
          <table:table-cell table:style-name="ce15" table:formula="of:=[.AE29]*[.AE23] + [.AE16]*[.AE27]" office:value-type="float" office:value="0">
            <text:p>0</text:p>
          </table:table-cell>
          <table:table-cell table:style-name="ce15" table:formula="of:=[.AF29]*[.AF23] + [.AF16]*[.AF27]" office:value-type="float" office:value="0">
            <text:p>0</text:p>
          </table:table-cell>
          <table:table-cell table:style-name="ce15" table:formula="of:=[.AG29]*[.AG23] + [.AG16]*[.AG27]" office:value-type="float" office:value="0">
            <text:p>0</text:p>
          </table:table-cell>
          <table:table-cell table:style-name="ce15" table:formula="of:=[.AH29]*[.AH23] + [.AH16]*[.AH27]" office:value-type="float" office:value="0">
            <text:p>0</text:p>
          </table:table-cell>
          <table:table-cell table:style-name="ce15" table:formula="of:=[.AI29]*[.AI23] + [.AI16]*[.AI27]" office:value-type="float" office:value="0">
            <text:p>0</text:p>
          </table:table-cell>
          <table:table-cell table:style-name="ce15" table:formula="of:=[.AJ29]*[.AJ23] + [.AJ16]*[.AJ27]" office:value-type="float" office:value="0">
            <text:p>0</text:p>
          </table:table-cell>
          <table:table-cell table:style-name="ce15" table:formula="of:=[.AK29]*[.AK23] + [.AK16]*[.AK27]" office:value-type="float" office:value="0">
            <text:p>0</text:p>
          </table:table-cell>
          <table:table-cell table:style-name="ce15" table:formula="of:=[.AL29]*[.AL23] + [.AL16]*[.AL27]" office:value-type="float" office:value="14">
            <text:p>14</text:p>
          </table:table-cell>
          <table:table-cell table:style-name="ce15" table:formula="of:=[.AM29]*[.AM23] + [.AM16]*[.AM27]" office:value-type="float" office:value="0">
            <text:p>0</text:p>
          </table:table-cell>
          <table:table-cell table:style-name="ce15" table:formula="of:=[.AN29]*[.AN23] + [.AN16]*[.AN27]" office:value-type="float" office:value="0">
            <text:p>0</text:p>
          </table:table-cell>
          <table:table-cell table:style-name="ce15" table:formula="of:=[.AO29]*[.AO23] + [.AO16]*[.AO27]" office:value-type="float" office:value="0">
            <text:p>0</text:p>
          </table:table-cell>
          <table:table-cell table:style-name="ce15" table:formula="of:=[.AP29]*[.AP23] + [.AP16]*[.AP27]" office:value-type="float" office:value="0">
            <text:p>0</text:p>
          </table:table-cell>
          <table:table-cell table:style-name="ce15" table:formula="of:=[.AQ29]*[.AQ23] + [.AQ16]*[.AQ27]" office:value-type="float" office:value="0">
            <text:p>0</text:p>
          </table:table-cell>
          <table:table-cell table:style-name="ce15" table:number-columns-repeated="981"/>
        </table:table-row>
        <table:table-row table:style-name="ro1">
          <table:table-cell table:style-name="ce13"/>
          <table:table-cell table:style-name="ce25" office:value-type="string">
            <text:p>Damage (min.)</text:p>
          </table:table-cell>
          <table:table-cell table:style-name="ce13" table:formula="of:=[.C4]+[.C30]" office:value-type="float" office:value="13.5">
            <text:p>13.5</text:p>
          </table:table-cell>
          <table:table-cell table:style-name="ce13" table:formula="of:=[.D4]+[.D30]" office:value-type="float" office:value="21.5">
            <text:p>21.5</text:p>
          </table:table-cell>
          <table:table-cell table:style-name="ce13" table:formula="of:=[.E4]+[.E30]" office:value-type="float" office:value="29.7">
            <text:p>29.7</text:p>
          </table:table-cell>
          <table:table-cell table:style-name="ce13" table:formula="of:=[.F4]+[.F30]" office:value-type="float" office:value="42.4">
            <text:p>42.4</text:p>
          </table:table-cell>
          <table:table-cell table:style-name="ce13" table:formula="of:=[.G4]+[.G30]" office:value-type="float" office:value="49.5">
            <text:p>49.5</text:p>
          </table:table-cell>
          <table:table-cell table:style-name="ce13" table:formula="of:=[.H4]+[.H30]" office:value-type="float" office:value="22">
            <text:p>22</text:p>
          </table:table-cell>
          <table:table-cell table:style-name="ce13" table:formula="of:=[.I4]+[.I30]" office:value-type="float" office:value="41">
            <text:p>41</text:p>
          </table:table-cell>
          <table:table-cell table:style-name="ce13" table:formula="of:=[.J4]+[.J30]" office:value-type="float" office:value="57">
            <text:p>57</text:p>
          </table:table-cell>
          <table:table-cell table:style-name="ce13" table:formula="of:=[.K4]+[.K30]" office:value-type="float" office:value="86">
            <text:p>86</text:p>
          </table:table-cell>
          <table:table-cell table:style-name="ce13" table:formula="of:=[.L4]+[.L30]" office:value-type="float" office:value="94">
            <text:p>94</text:p>
          </table:table-cell>
          <table:table-cell table:style-name="ce13" table:formula="of:=[.M4]+[.M30]" office:value-type="float" office:value="41">
            <text:p>41</text:p>
          </table:table-cell>
          <table:table-cell table:style-name="ce13" table:formula="of:=[.N4]+[.N30]" office:value-type="float" office:value="59.5">
            <text:p>59.5</text:p>
          </table:table-cell>
          <table:table-cell table:style-name="ce13" table:formula="of:=[.O4]+[.O30]" office:value-type="float" office:value="74">
            <text:p>74</text:p>
          </table:table-cell>
          <table:table-cell table:style-name="ce13" table:formula="of:=[.P4]+[.P30]" office:value-type="float" office:value="100">
            <text:p>100</text:p>
          </table:table-cell>
          <table:table-cell table:style-name="ce13" table:formula="of:=[.Q4]+[.Q30]" office:value-type="float" office:value="102">
            <text:p>102</text:p>
          </table:table-cell>
          <table:table-cell table:style-name="ce13"/>
          <table:table-cell table:style-name="ce13" table:formula="of:=[.S4]+[.S30]" office:value-type="float" office:value="25">
            <text:p>25</text:p>
          </table:table-cell>
          <table:table-cell table:style-name="ce13" table:formula="of:=[.T4]+[.T30]" office:value-type="float" office:value="60">
            <text:p>60</text:p>
          </table:table-cell>
          <table:table-cell table:style-name="ce13" table:number-columns-repeated="6"/>
          <table:table-cell table:style-name="ce13" table:formula="of:=[.AA4]+[.AA30]" office:value-type="float" office:value="13.7">
            <text:p>13.7</text:p>
          </table:table-cell>
          <table:table-cell table:style-name="ce13" table:formula="of:=[.AB4]+[.AB30]" office:value-type="float" office:value="18.2">
            <text:p>18.2</text:p>
          </table:table-cell>
          <table:table-cell table:style-name="ce13" table:formula="of:=[.AC4]+[.AC30]" office:value-type="float" office:value="21.5">
            <text:p>21.5</text:p>
          </table:table-cell>
          <table:table-cell table:style-name="ce13" table:formula="of:=[.AD4]+[.AD30]" office:value-type="float" office:value="26.6">
            <text:p>26.6</text:p>
          </table:table-cell>
          <table:table-cell table:style-name="ce13" table:formula="of:=[.AE4]+[.AE30]" office:value-type="float" office:value="64">
            <text:p>64</text:p>
          </table:table-cell>
          <table:table-cell table:style-name="ce13" table:formula="of:=[.AF4]+[.AF30]" office:value-type="float" office:value="48">
            <text:p>48</text:p>
          </table:table-cell>
          <table:table-cell table:style-name="ce13" table:formula="of:=[.AG4]+[.AG30]" office:value-type="float" office:value="66">
            <text:p>66</text:p>
          </table:table-cell>
          <table:table-cell table:style-name="ce13" table:formula="of:=[.AH4]+[.AH30]" office:value-type="float" office:value="35">
            <text:p>35</text:p>
          </table:table-cell>
          <table:table-cell table:style-name="ce13" table:formula="of:=[.AI4]+[.AI30]" office:value-type="float" office:value="25">
            <text:p>25</text:p>
          </table:table-cell>
          <table:table-cell table:style-name="ce13" table:formula="of:=[.AJ4]+[.AJ30]" office:value-type="float" office:value="30">
            <text:p>30</text:p>
          </table:table-cell>
          <table:table-cell table:style-name="ce13" table:formula="of:=[.AK4]+[.AK30]" office:value-type="float" office:value="55">
            <text:p>55</text:p>
          </table:table-cell>
          <table:table-cell table:style-name="ce13" table:formula="of:=[.AL4]+[.AL30]" office:value-type="float" office:value="41">
            <text:p>41</text:p>
          </table:table-cell>
          <table:table-cell table:style-name="ce13" table:formula="of:=[.AM4]+[.AM30]" office:value-type="float" office:value="22">
            <text:p>22</text:p>
          </table:table-cell>
          <table:table-cell table:style-name="ce13" table:formula="of:=[.AN4]+[.AN30]" office:value-type="float" office:value="31.4">
            <text:p>31.4</text:p>
          </table:table-cell>
          <table:table-cell table:style-name="ce13" table:formula="of:=[.AO4]+[.AO30]" office:value-type="float" office:value="9.4">
            <text:p>9.4</text:p>
          </table:table-cell>
          <table:table-cell table:style-name="ce13" table:formula="of:=[.AP4]+[.AP30]" office:value-type="float" office:value="25">
            <text:p>25</text:p>
          </table:table-cell>
          <table:table-cell table:style-name="ce13" table:formula="of:=[.AQ4]+[.AQ30]" office:value-type="float" office:value="31">
            <text:p>31</text:p>
          </table:table-cell>
          <table:table-cell table:style-name="ce13" table:number-columns-repeated="981"/>
        </table:table-row>
        <table:table-row table:style-name="ro1">
          <table:table-cell table:style-name="ce13"/>
          <table:table-cell table:style-name="ce25" office:value-type="string">
            <text:p>Damage (max.)</text:p>
          </table:table-cell>
          <table:table-cell table:style-name="ce13" table:formula="of:=[.C5]+[.C30]" office:value-type="float" office:value="19.5">
            <text:p>19.5</text:p>
          </table:table-cell>
          <table:table-cell table:style-name="ce13" table:formula="of:=[.D5]+[.D30]" office:value-type="float" office:value="31.5">
            <text:p>31.5</text:p>
          </table:table-cell>
          <table:table-cell table:style-name="ce13" table:formula="of:=[.E5]+[.E30]" office:value-type="float" office:value="45.7">
            <text:p>45.7</text:p>
          </table:table-cell>
          <table:table-cell table:style-name="ce13" table:formula="of:=[.F5]+[.F30]" office:value-type="float" office:value="62.4">
            <text:p>62.4</text:p>
          </table:table-cell>
          <table:table-cell table:style-name="ce13" table:formula="of:=[.G5]+[.G30]" office:value-type="float" office:value="79.5">
            <text:p>79.5</text:p>
          </table:table-cell>
          <table:table-cell table:style-name="ce13" table:formula="of:=[.H5]+[.H30]" office:value-type="float" office:value="27">
            <text:p>27</text:p>
          </table:table-cell>
          <table:table-cell table:style-name="ce13" table:formula="of:=[.I5]+[.I30]" office:value-type="float" office:value="51">
            <text:p>51</text:p>
          </table:table-cell>
          <table:table-cell table:style-name="ce13" table:formula="of:=[.J5]+[.J30]" office:value-type="float" office:value="72">
            <text:p>72</text:p>
          </table:table-cell>
          <table:table-cell table:style-name="ce13" table:formula="of:=[.K5]+[.K30]" office:value-type="float" office:value="106">
            <text:p>106</text:p>
          </table:table-cell>
          <table:table-cell table:style-name="ce13" table:formula="of:=[.L5]+[.L30]" office:value-type="float" office:value="124">
            <text:p>124</text:p>
          </table:table-cell>
          <table:table-cell table:style-name="ce13" table:formula="of:=[.M5]+[.M30]" office:value-type="float" office:value="45">
            <text:p>45</text:p>
          </table:table-cell>
          <table:table-cell table:style-name="ce13" table:formula="of:=[.N5]+[.N30]" office:value-type="float" office:value="67.5">
            <text:p>67.5</text:p>
          </table:table-cell>
          <table:table-cell table:style-name="ce13" table:formula="of:=[.O5]+[.O30]" office:value-type="float" office:value="86">
            <text:p>86</text:p>
          </table:table-cell>
          <table:table-cell table:style-name="ce13" table:formula="of:=[.P5]+[.P30]" office:value-type="float" office:value="116">
            <text:p>116</text:p>
          </table:table-cell>
          <table:table-cell table:style-name="ce13" table:formula="of:=[.Q5]+[.Q30]" office:value-type="float" office:value="126">
            <text:p>126</text:p>
          </table:table-cell>
          <table:table-cell table:style-name="ce13"/>
          <table:table-cell table:style-name="ce13" table:formula="of:=[.S5]+[.S30]" office:value-type="float" office:value="75">
            <text:p>75</text:p>
          </table:table-cell>
          <table:table-cell table:style-name="ce13" table:formula="of:=[.T5]+[.T30]" office:value-type="float" office:value="150">
            <text:p>150</text:p>
          </table:table-cell>
          <table:table-cell table:style-name="ce13" table:number-columns-repeated="6"/>
          <table:table-cell table:style-name="ce13" table:formula="of:=[.AA5]+[.AA30]" office:value-type="float" office:value="14.7">
            <text:p>14.7</text:p>
          </table:table-cell>
          <table:table-cell table:style-name="ce13" table:formula="of:=[.AB5]+[.AB30]" office:value-type="float" office:value="24.2">
            <text:p>24.2</text:p>
          </table:table-cell>
          <table:table-cell table:style-name="ce13" table:formula="of:=[.AC5]+[.AC30]" office:value-type="float" office:value="23.5">
            <text:p>23.5</text:p>
          </table:table-cell>
          <table:table-cell table:style-name="ce13" table:formula="of:=[.AD5]+[.AD30]" office:value-type="float" office:value="29.6">
            <text:p>29.6</text:p>
          </table:table-cell>
          <table:table-cell table:style-name="ce13" table:formula="of:=[.AE5]+[.AE30]" office:value-type="float" office:value="72">
            <text:p>72</text:p>
          </table:table-cell>
          <table:table-cell table:style-name="ce13" table:formula="of:=[.AF5]+[.AF30]" office:value-type="float" office:value="62">
            <text:p>62</text:p>
          </table:table-cell>
          <table:table-cell table:style-name="ce13" table:formula="of:=[.AG5]+[.AG30]" office:value-type="float" office:value="86">
            <text:p>86</text:p>
          </table:table-cell>
          <table:table-cell table:style-name="ce13" table:formula="of:=[.AH5]+[.AH30]" office:value-type="float" office:value="75">
            <text:p>75</text:p>
          </table:table-cell>
          <table:table-cell table:style-name="ce13" table:formula="of:=[.AI5]+[.AI30]" office:value-type="float" office:value="45">
            <text:p>45</text:p>
          </table:table-cell>
          <table:table-cell table:style-name="ce13" table:formula="of:=[.AJ5]+[.AJ30]" office:value-type="float" office:value="60">
            <text:p>60</text:p>
          </table:table-cell>
          <table:table-cell table:style-name="ce13" table:formula="of:=[.AK5]+[.AK30]" office:value-type="float" office:value="135">
            <text:p>135</text:p>
          </table:table-cell>
          <table:table-cell table:style-name="ce13" table:formula="of:=[.AL5]+[.AL30]" office:value-type="float" office:value="53">
            <text:p>53</text:p>
          </table:table-cell>
          <table:table-cell table:style-name="ce13" table:formula="of:=[.AM5]+[.AM30]" office:value-type="float" office:value="30">
            <text:p>30</text:p>
          </table:table-cell>
          <table:table-cell table:style-name="ce13" table:formula="of:=[.AN5]+[.AN30]" office:value-type="float" office:value="41.4">
            <text:p>41.4</text:p>
          </table:table-cell>
          <table:table-cell table:style-name="ce13" table:formula="of:=[.AO5]+[.AO30]" office:value-type="float" office:value="31.4">
            <text:p>31.4</text:p>
          </table:table-cell>
          <table:table-cell table:style-name="ce13" table:formula="of:=[.AP5]+[.AP30]" office:value-type="float" office:value="45">
            <text:p>45</text:p>
          </table:table-cell>
          <table:table-cell table:style-name="ce13" table:formula="of:=[.AQ5]+[.AQ30]" office:value-type="float" office:value="51">
            <text:p>51</text:p>
          </table:table-cell>
          <table:table-cell table:style-name="ce13" table:number-columns-repeated="981"/>
        </table:table-row>
        <table:table-row table:style-name="ro1">
          <table:table-cell/>
          <table:table-cell office:value-type="string">
            <text:p>Damage (avg.)</text:p>
          </table:table-cell>
          <table:table-cell table:formula="of:=([.C33]+[.C34])/2" office:value-type="float" office:value="16.5">
            <text:p>16.5</text:p>
          </table:table-cell>
          <table:table-cell table:formula="of:=([.D33]+[.D34])/2" office:value-type="float" office:value="26.5">
            <text:p>26.5</text:p>
          </table:table-cell>
          <table:table-cell table:formula="of:=([.E33]+[.E34])/2" office:value-type="float" office:value="37.7">
            <text:p>37.7</text:p>
          </table:table-cell>
          <table:table-cell table:formula="of:=([.F33]+[.F34])/2" office:value-type="float" office:value="52.4">
            <text:p>52.4</text:p>
          </table:table-cell>
          <table:table-cell table:formula="of:=([.G33]+[.G34])/2" office:value-type="float" office:value="64.5">
            <text:p>64.5</text:p>
          </table:table-cell>
          <table:table-cell table:formula="of:=([.H33]+[.H34])/2" office:value-type="float" office:value="24.5">
            <text:p>24.5</text:p>
          </table:table-cell>
          <table:table-cell table:formula="of:=([.I33]+[.I34])/2" office:value-type="float" office:value="46">
            <text:p>46</text:p>
          </table:table-cell>
          <table:table-cell table:formula="of:=([.J33]+[.J34])/2" office:value-type="float" office:value="64.5">
            <text:p>64.5</text:p>
          </table:table-cell>
          <table:table-cell table:formula="of:=([.K33]+[.K34])/2" office:value-type="float" office:value="96">
            <text:p>96</text:p>
          </table:table-cell>
          <table:table-cell table:formula="of:=([.L33]+[.L34])/2" office:value-type="float" office:value="109">
            <text:p>109</text:p>
          </table:table-cell>
          <table:table-cell table:formula="of:=([.M33]+[.M34])/2" office:value-type="float" office:value="43">
            <text:p>43</text:p>
          </table:table-cell>
          <table:table-cell table:formula="of:=([.N33]+[.N34])/2" office:value-type="float" office:value="63.5">
            <text:p>63.5</text:p>
          </table:table-cell>
          <table:table-cell table:formula="of:=([.O33]+[.O34])/2" office:value-type="float" office:value="80">
            <text:p>80</text:p>
          </table:table-cell>
          <table:table-cell table:formula="of:=([.P33]+[.P34])/2" office:value-type="float" office:value="108">
            <text:p>108</text:p>
          </table:table-cell>
          <table:table-cell table:formula="of:=([.Q33]+[.Q34])/2" office:value-type="float" office:value="114">
            <text:p>114</text:p>
          </table:table-cell>
          <table:table-cell/>
          <table:table-cell table:formula="of:=([.S33]+[.S34])/2" office:value-type="float" office:value="50">
            <text:p>50</text:p>
          </table:table-cell>
          <table:table-cell table:formula="of:=([.T33]+[.T34])/2" office:value-type="float" office:value="105">
            <text:p>105</text:p>
          </table:table-cell>
          <table:table-cell table:number-columns-repeated="6"/>
          <table:table-cell table:formula="of:=([.AA33]+[.AA34])/2" office:value-type="float" office:value="14.2">
            <text:p>14.2</text:p>
          </table:table-cell>
          <table:table-cell table:formula="of:=([.AB33]+[.AB34])/2" office:value-type="float" office:value="21.2">
            <text:p>21.2</text:p>
          </table:table-cell>
          <table:table-cell table:formula="of:=([.AC33]+[.AC34])/2" office:value-type="float" office:value="22.5">
            <text:p>22.5</text:p>
          </table:table-cell>
          <table:table-cell table:formula="of:=([.AD33]+[.AD34])/2" office:value-type="float" office:value="28.1">
            <text:p>28.1</text:p>
          </table:table-cell>
          <table:table-cell table:formula="of:=([.AE33]+[.AE34])/2" office:value-type="float" office:value="68">
            <text:p>68</text:p>
          </table:table-cell>
          <table:table-cell table:formula="of:=([.AF33]+[.AF34])/2" office:value-type="float" office:value="55">
            <text:p>55</text:p>
          </table:table-cell>
          <table:table-cell table:formula="of:=([.AG33]+[.AG34])/2" office:value-type="float" office:value="76">
            <text:p>76</text:p>
          </table:table-cell>
          <table:table-cell table:formula="of:=([.AH33]+[.AH34])/2" office:value-type="float" office:value="55">
            <text:p>55</text:p>
          </table:table-cell>
          <table:table-cell table:formula="of:=([.AI33]+[.AI34])/2" office:value-type="float" office:value="35">
            <text:p>35</text:p>
          </table:table-cell>
          <table:table-cell table:formula="of:=([.AJ33]+[.AJ34])/2" office:value-type="float" office:value="45">
            <text:p>45</text:p>
          </table:table-cell>
          <table:table-cell table:formula="of:=([.AK33]+[.AK34])/2" office:value-type="float" office:value="95">
            <text:p>95</text:p>
          </table:table-cell>
          <table:table-cell table:formula="of:=([.AL33]+[.AL34])/2" office:value-type="float" office:value="47">
            <text:p>47</text:p>
          </table:table-cell>
          <table:table-cell table:formula="of:=([.AM33]+[.AM34])/2" office:value-type="float" office:value="26">
            <text:p>26</text:p>
          </table:table-cell>
          <table:table-cell table:formula="of:=([.AN33]+[.AN34])/2" office:value-type="float" office:value="36.4">
            <text:p>36.4</text:p>
          </table:table-cell>
          <table:table-cell table:formula="of:=([.AO33]+[.AO34])/2" office:value-type="float" office:value="20.4">
            <text:p>20.4</text:p>
          </table:table-cell>
          <table:table-cell table:formula="of:=([.AP33]+[.AP34])/2" office:value-type="float" office:value="35">
            <text:p>35</text:p>
          </table:table-cell>
          <table:table-cell table:formula="of:=([.AQ33]+[.AQ34])/2" office:value-type="float" office:value="41">
            <text:p>41</text:p>
          </table:table-cell>
          <table:table-cell table:number-columns-repeated="981"/>
        </table:table-row>
        <table:table-row table:style-name="ro1">
          <table:table-cell table:style-name="ce9"/>
          <table:table-cell table:style-name="ce20" office:value-type="string">
            <text:p>Reach</text:p>
          </table:table-cell>
          <table:table-cell table:style-name="ce9" table:formula="of:=[.C7]+[.C32]" office:value-type="float" office:value="0.2">
            <text:p>0.2</text:p>
          </table:table-cell>
          <table:table-cell table:style-name="ce9" table:formula="of:=[.D7]+[.D32]" office:value-type="float" office:value="0.5">
            <text:p>0.5</text:p>
          </table:table-cell>
          <table:table-cell table:style-name="ce9" table:formula="of:=[.E7]+[.E32]" office:value-type="float" office:value="0.9">
            <text:p>0.9</text:p>
          </table:table-cell>
          <table:table-cell table:style-name="ce9" table:formula="of:=[.F7]+[.F32]" office:value-type="float" office:value="1.1">
            <text:p>1.1</text:p>
          </table:table-cell>
          <table:table-cell table:style-name="ce9" table:formula="of:=[.G7]+[.G32]" office:value-type="float" office:value="1.3">
            <text:p>1.3</text:p>
          </table:table-cell>
          <table:table-cell table:style-name="ce9" table:formula="of:=[.H7]+[.H32]" office:value-type="float" office:value="0.25">
            <text:p>0.25</text:p>
          </table:table-cell>
          <table:table-cell table:style-name="ce9" table:formula="of:=[.I7]+[.I32]" office:value-type="float" office:value="0.5">
            <text:p>0.5</text:p>
          </table:table-cell>
          <table:table-cell table:style-name="ce9" table:formula="of:=[.J7]+[.J32]" office:value-type="float" office:value="0.7">
            <text:p>0.7</text:p>
          </table:table-cell>
          <table:table-cell table:style-name="ce9" table:formula="of:=[.K7]+[.K32]" office:value-type="float" office:value="1">
            <text:p>1</text:p>
          </table:table-cell>
          <table:table-cell table:style-name="ce9" table:formula="of:=[.L7]+[.L32]" office:value-type="float" office:value="1.4">
            <text:p>1.4</text:p>
          </table:table-cell>
          <table:table-cell table:style-name="ce9" table:formula="of:=[.M7]+[.M32]" office:value-type="float" office:value="0.3">
            <text:p>0.3</text:p>
          </table:table-cell>
          <table:table-cell table:style-name="ce9" table:formula="of:=[.N7]+[.N32]" office:value-type="float" office:value="0.4">
            <text:p>0.4</text:p>
          </table:table-cell>
          <table:table-cell table:style-name="ce9" table:formula="of:=[.O7]+[.O32]" office:value-type="float" office:value="0.6">
            <text:p>0.6</text:p>
          </table:table-cell>
          <table:table-cell table:style-name="ce9" table:formula="of:=[.P7]+[.P32]" office:value-type="float" office:value="1.2">
            <text:p>1.2</text:p>
          </table:table-cell>
          <table:table-cell table:style-name="ce9" table:formula="of:=[.Q7]+[.Q32]" office:value-type="float" office:value="1.5">
            <text:p>1.5</text:p>
          </table:table-cell>
          <table:table-cell table:style-name="ce9"/>
          <table:table-cell table:style-name="ce9" table:formula="of:=[.S7]+[.S32]" office:value-type="float" office:value="1.7">
            <text:p>1.7</text:p>
          </table:table-cell>
          <table:table-cell table:style-name="ce9" table:formula="of:=[.T7]+[.T32]" office:value-type="float" office:value="1.5">
            <text:p>1.5</text:p>
          </table:table-cell>
          <table:table-cell table:style-name="ce9" table:number-columns-repeated="6"/>
          <table:table-cell table:style-name="ce9" table:formula="of:=[.AA7]+[.AA32]" office:value-type="float" office:value="0">
            <text:p>0</text:p>
          </table:table-cell>
          <table:table-cell table:style-name="ce9" table:formula="of:=[.AB7]+[.AB32]" office:value-type="float" office:value="0.2">
            <text:p>0.2</text:p>
          </table:table-cell>
          <table:table-cell table:style-name="ce9" table:formula="of:=[.AC7]+[.AC32]" office:value-type="float" office:value="0.4">
            <text:p>0.4</text:p>
          </table:table-cell>
          <table:table-cell table:style-name="ce9" table:formula="of:=[.AD7]+[.AD32]" office:value-type="float" office:value="0.5">
            <text:p>0.5</text:p>
          </table:table-cell>
          <table:table-cell table:style-name="ce9" table:formula="of:=[.AE7]+[.AE32]" office:value-type="float" office:value="0.5">
            <text:p>0.5</text:p>
          </table:table-cell>
          <table:table-cell table:style-name="ce9" table:formula="of:=[.AF7]+[.AF32]" office:value-type="float" office:value="0.5">
            <text:p>0.5</text:p>
          </table:table-cell>
          <table:table-cell table:style-name="ce9" table:formula="of:=[.AG7]+[.AG32]" office:value-type="float" office:value="1.5">
            <text:p>1.5</text:p>
          </table:table-cell>
          <table:table-cell table:style-name="ce9" table:formula="of:=[.AH7]+[.AH32]" office:value-type="float" office:value="40">
            <text:p>40</text:p>
          </table:table-cell>
          <table:table-cell table:style-name="ce9" table:formula="of:=[.AI7]+[.AI32]" office:value-type="float" office:value="20">
            <text:p>20</text:p>
          </table:table-cell>
          <table:table-cell table:style-name="ce9" table:formula="of:=[.AJ7]+[.AJ32]" office:value-type="float" office:value="30">
            <text:p>30</text:p>
          </table:table-cell>
          <table:table-cell table:style-name="ce9" table:formula="of:=[.AK7]+[.AK32]" office:value-type="float" office:value="60">
            <text:p>60</text:p>
          </table:table-cell>
          <table:table-cell table:style-name="ce9" table:formula="of:=[.AL7]+[.AL32]" office:value-type="float" office:value="19">
            <text:p>19</text:p>
          </table:table-cell>
          <table:table-cell table:style-name="ce9" table:formula="of:=[.AM7]+[.AM32]" office:value-type="float" office:value="0.4">
            <text:p>0.4</text:p>
          </table:table-cell>
          <table:table-cell table:style-name="ce9" table:formula="of:=[.AN7]+[.AN32]" office:value-type="float" office:value="0.8">
            <text:p>0.8</text:p>
          </table:table-cell>
          <table:table-cell table:style-name="ce9" table:formula="of:=[.AO7]+[.AO32]" office:value-type="float" office:value="0.8">
            <text:p>0.8</text:p>
          </table:table-cell>
          <table:table-cell table:style-name="ce9" table:formula="of:=[.AP7]+[.AP32]" office:value-type="float" office:value="0.6">
            <text:p>0.6</text:p>
          </table:table-cell>
          <table:table-cell table:style-name="ce9" table:formula="of:=[.AQ7]+[.AQ32]" office:value-type="float" office:value="1.2">
            <text:p>1.2</text:p>
          </table:table-cell>
          <table:table-cell table:style-name="ce9" table:number-columns-repeated="981"/>
        </table:table-row>
        <table:table-row table:style-name="ro1">
          <table:table-cell table:style-name="ce14"/>
          <table:table-cell table:style-name="ce26" office:value-type="string">
            <text:p>Cast time</text:p>
          </table:table-cell>
          <table:table-cell table:style-name="ce14" table:formula="of:=[.C9]*[.C31]" office:value-type="float" office:value="0.426026399552764">
            <text:p>0.43</text:p>
          </table:table-cell>
          <table:table-cell table:style-name="ce14" table:formula="of:=[.D9]*[.D31]" office:value-type="float" office:value="0.50870651079">
            <text:p>0.51</text:p>
          </table:table-cell>
          <table:table-cell table:style-name="ce14" table:formula="of:=[.E9]*[.E31]" office:value-type="float" office:value="0.591842099349184">
            <text:p>0.59</text:p>
          </table:table-cell>
          <table:table-cell table:style-name="ce14" table:formula="of:=[.F9]*[.F31]" office:value-type="float" office:value="0.6759479124224">
            <text:p>0.68</text:p>
          </table:table-cell>
          <table:table-cell table:style-name="ce14" table:formula="of:=[.G9]*[.G31]" office:value-type="float" office:value="0.846159902324392">
            <text:p>0.85</text:p>
          </table:table-cell>
          <table:table-cell table:style-name="ce14" table:formula="of:=[.H9]*[.H31]" office:value-type="float" office:value="0.507293228013587">
            <text:p>0.51</text:p>
          </table:table-cell>
          <table:table-cell table:style-name="ce14" table:formula="of:=[.I9]*[.I31]" office:value-type="float" office:value="0.5914544233696">
            <text:p>0.59</text:p>
          </table:table-cell>
          <table:table-cell table:style-name="ce14" table:formula="of:=[.J9]*[.J31]" office:value-type="float" office:value="0.676927921859514">
            <text:p>0.68</text:p>
          </table:table-cell>
          <table:table-cell table:style-name="ce14" table:formula="of:=[.K9]*[.K31]" office:value-type="float" office:value="0.849168648046875">
            <text:p>0.85</text:p>
          </table:table-cell>
          <table:table-cell table:style-name="ce14" table:formula="of:=[.L9]*[.L31]" office:value-type="float" office:value="1.02479220351658">
            <text:p>1.02</text:p>
          </table:table-cell>
          <table:table-cell table:style-name="ce14" table:formula="of:=[.M9]*[.M31]" office:value-type="float" office:value="0.592311931627075">
            <text:p>0.59</text:p>
          </table:table-cell>
          <table:table-cell table:style-name="ce14" table:formula="of:=[.N9]*[.N31]" office:value-type="float" office:value="0.764251783242187">
            <text:p>0.76</text:p>
          </table:table-cell>
          <table:table-cell table:style-name="ce14" table:formula="of:=[.O9]*[.O31]" office:value-type="float" office:value="0.939392853223535">
            <text:p>0.94</text:p>
          </table:table-cell>
          <table:table-cell table:style-name="ce14" table:formula="of:=[.P9]*[.P31]" office:value-type="float" office:value="1.11890322633949">
            <text:p>1.12</text:p>
          </table:table-cell>
          <table:table-cell table:style-name="ce14" table:formula="of:=[.Q9]*[.Q31]" office:value-type="float" office:value="1.30404294210242">
            <text:p>1.3</text:p>
          </table:table-cell>
          <table:table-cell table:style-name="ce14"/>
          <table:table-cell table:style-name="ce14" table:formula="of:=[.S9]*[.S31]" office:value-type="float" office:value="0.610990668309667">
            <text:p>0.61</text:p>
          </table:table-cell>
          <table:table-cell table:style-name="ce14" table:formula="of:=[.T9]*[.T31]" office:value-type="float" office:value="0.53">
            <text:p>0.53</text:p>
          </table:table-cell>
          <table:table-cell table:style-name="ce14" table:number-columns-repeated="6"/>
          <table:table-cell table:style-name="ce14" table:formula="of:=[.AA9]*[.AA31]" office:value-type="float" office:value="0.281500912215735">
            <text:p>0.28</text:p>
          </table:table-cell>
          <table:table-cell table:style-name="ce14" table:formula="of:=[.AB9]*[.AB31]" office:value-type="float" office:value="0.387487956496385">
            <text:p>0.39</text:p>
          </table:table-cell>
          <table:table-cell table:style-name="ce14" table:formula="of:=[.AC9]*[.AC31]" office:value-type="float" office:value="0.481358605583006">
            <text:p>0.48</text:p>
          </table:table-cell>
          <table:table-cell table:style-name="ce14" table:formula="of:=[.AD9]*[.AD31]" office:value-type="float" office:value="0.447673582235996">
            <text:p>0.45</text:p>
          </table:table-cell>
          <table:table-cell table:style-name="ce14" table:formula="of:=[.AE9]*[.AE31]" office:value-type="float" office:value="0.792452197356987">
            <text:p>0.79</text:p>
          </table:table-cell>
          <table:table-cell table:style-name="ce14" table:formula="of:=[.AF9]*[.AF31]" office:value-type="float" office:value="0.795155749163796">
            <text:p>0.8</text:p>
          </table:table-cell>
          <table:table-cell table:style-name="ce14" table:formula="of:=[.AG9]*[.AG31]" office:value-type="float" office:value="1.01561556352652">
            <text:p>1.02</text:p>
          </table:table-cell>
          <table:table-cell table:style-name="ce14" table:formula="of:=[.AH9]*[.AH31]" office:value-type="float" office:value="3.94506062378596">
            <text:p>3.95</text:p>
          </table:table-cell>
          <table:table-cell table:style-name="ce14" table:formula="of:=[.AI9]*[.AI31]" office:value-type="float" office:value="2.36703637427158">
            <text:p>2.37</text:p>
          </table:table-cell>
          <table:table-cell table:style-name="ce14" table:formula="of:=[.AJ9]*[.AJ31]" office:value-type="float" office:value="3.15604849902877">
            <text:p>3.16</text:p>
          </table:table-cell>
          <table:table-cell table:style-name="ce14" table:formula="of:=[.AK9]*[.AK31]" office:value-type="float" office:value="4.73407274854315">
            <text:p>4.73</text:p>
          </table:table-cell>
          <table:table-cell table:style-name="ce14" table:formula="of:=[.AL9]*[.AL31]" office:value-type="float" office:value="1.18351818713579">
            <text:p>1.18</text:p>
          </table:table-cell>
          <table:table-cell table:style-name="ce14" table:formula="of:=[.AM9]*[.AM31]" office:value-type="float" office:value="0.503147452747878">
            <text:p>0.5</text:p>
          </table:table-cell>
          <table:table-cell table:style-name="ce14" table:formula="of:=[.AN9]*[.AN31]" office:value-type="float" office:value="0.683505138112291">
            <text:p>0.68</text:p>
          </table:table-cell>
          <table:table-cell table:style-name="ce14" table:formula="of:=[.AO9]*[.AO31]" office:value-type="float" office:value="0.386557184">
            <text:p>0.39</text:p>
          </table:table-cell>
          <table:table-cell table:style-name="ce14" table:formula="of:=[.AP9]*[.AP31]" office:value-type="float" office:value="0.629698574336">
            <text:p>0.63</text:p>
          </table:table-cell>
          <table:table-cell table:style-name="ce14" table:formula="of:=[.AQ9]*[.AQ31]" office:value-type="float" office:value="0.78712321792">
            <text:p>0.79</text:p>
          </table:table-cell>
          <table:table-cell table:style-name="ce14" table:number-columns-repeated="981"/>
        </table:table-row>
        <table:table-row table:style-name="ro1">
          <table:table-cell table:style-name="ce14"/>
          <table:table-cell table:style-name="ce26" office:value-type="string">
            <text:p>After cast lock time</text:p>
          </table:table-cell>
          <table:table-cell table:style-name="ce14" table:formula="of:=[.C10]*[.C31]" office:value-type="float" office:value="0.170410559821106">
            <text:p>0.17</text:p>
          </table:table-cell>
          <table:table-cell table:style-name="ce14" table:formula="of:=[.D10]*[.D31]" office:value-type="float" office:value="0.254353255395">
            <text:p>0.25</text:p>
          </table:table-cell>
          <table:table-cell table:style-name="ce14" table:formula="of:=[.E10]*[.E31]" office:value-type="float" office:value="0.338195485342391">
            <text:p>0.34</text:p>
          </table:table-cell>
          <table:table-cell table:style-name="ce14" table:formula="of:=[.F10]*[.F31]" office:value-type="float" office:value="0.422467445264">
            <text:p>0.42</text:p>
          </table:table-cell>
          <table:table-cell table:style-name="ce14" table:formula="of:=[.G10]*[.G31]" office:value-type="float" office:value="0.592311931627075">
            <text:p>0.59</text:p>
          </table:table-cell>
          <table:table-cell table:style-name="ce14" table:formula="of:=[.H10]*[.H31]" office:value-type="float" office:value="0.253646614006793">
            <text:p>0.25</text:p>
          </table:table-cell>
          <table:table-cell table:style-name="ce14" table:formula="of:=[.I10]*[.I31]" office:value-type="float" office:value="0.5069609343168">
            <text:p>0.51</text:p>
          </table:table-cell>
          <table:table-cell table:style-name="ce14" table:formula="of:=[.J10]*[.J31]" office:value-type="float" office:value="0.676927921859514">
            <text:p>0.68</text:p>
          </table:table-cell>
          <table:table-cell table:style-name="ce14" table:formula="of:=[.K10]*[.K31]" office:value-type="float" office:value="0.849168648046875">
            <text:p>0.85</text:p>
          </table:table-cell>
          <table:table-cell table:style-name="ce14" table:formula="of:=[.L10]*[.L31]" office:value-type="float" office:value="1.19559090410268">
            <text:p>1.2</text:p>
          </table:table-cell>
          <table:table-cell table:style-name="ce14" table:formula="of:=[.M10]*[.M31]" office:value-type="float" office:value="0.338463960929757">
            <text:p>0.34</text:p>
          </table:table-cell>
          <table:table-cell table:style-name="ce14" table:formula="of:=[.N10]*[.N31]" office:value-type="float" office:value="0.6793349184375">
            <text:p>0.68</text:p>
          </table:table-cell>
          <table:table-cell table:style-name="ce14" table:formula="of:=[.O10]*[.O31]" office:value-type="float" office:value="0.939392853223535">
            <text:p>0.94</text:p>
          </table:table-cell>
          <table:table-cell table:style-name="ce14" table:formula="of:=[.P10]*[.P31]" office:value-type="float" office:value="1.20497270528868">
            <text:p>1.2</text:p>
          </table:table-cell>
          <table:table-cell table:style-name="ce14" table:formula="of:=[.Q10]*[.Q31]" office:value-type="float" office:value="1.73872392280323">
            <text:p>1.74</text:p>
          </table:table-cell>
          <table:table-cell table:style-name="ce14"/>
          <table:table-cell table:style-name="ce14" table:formula="of:=[.S10]*[.S31]" office:value-type="float" office:value="0.5498916014787">
            <text:p>0.55</text:p>
          </table:table-cell>
          <table:table-cell table:style-name="ce14" table:formula="of:=[.T10]*[.T31]" office:value-type="float" office:value="1.14">
            <text:p>1.14</text:p>
          </table:table-cell>
          <table:table-cell table:style-name="ce14" table:number-columns-repeated="6"/>
          <table:table-cell table:style-name="ce14" table:formula="of:=[.AA10]*[.AA31]" office:value-type="float" office:value="0.112600364886294">
            <text:p>0.11</text:p>
          </table:table-cell>
          <table:table-cell table:style-name="ce14" table:formula="of:=[.AB10]*[.AB31]" office:value-type="float" office:value="0.161453315206827">
            <text:p>0.16</text:p>
          </table:table-cell>
          <table:table-cell table:style-name="ce14" table:formula="of:=[.AC10]*[.AC31]" office:value-type="float" office:value="0.20629654524986">
            <text:p>0.21</text:p>
          </table:table-cell>
          <table:table-cell table:style-name="ce14" table:formula="of:=[.AD10]*[.AD31]" office:value-type="float" office:value="0.223836791117998">
            <text:p>0.22</text:p>
          </table:table-cell>
          <table:table-cell table:style-name="ce14" table:formula="of:=[.AE10]*[.AE31]" office:value-type="float" office:value="0.396226098678493">
            <text:p>0.4</text:p>
          </table:table-cell>
          <table:table-cell table:style-name="ce14" table:formula="of:=[.AF10]*[.AF31]" office:value-type="float" office:value="0.397577874581898">
            <text:p>0.4</text:p>
          </table:table-cell>
          <table:table-cell table:style-name="ce14" table:formula="of:=[.AG10]*[.AG31]" office:value-type="float" office:value="0.50780778176326">
            <text:p>0.51</text:p>
          </table:table-cell>
          <table:table-cell table:style-name="ce14" table:formula="of:=[.AH10]*[.AH31]" office:value-type="float" office:value="0.394506062378596">
            <text:p>0.39</text:p>
          </table:table-cell>
          <table:table-cell table:style-name="ce14" table:formula="of:=[.AI10]*[.AI31]" office:value-type="float" office:value="0.236703637427158">
            <text:p>0.24</text:p>
          </table:table-cell>
          <table:table-cell table:style-name="ce14" table:formula="of:=[.AJ10]*[.AJ31]" office:value-type="float" office:value="0.315604849902877">
            <text:p>0.32</text:p>
          </table:table-cell>
          <table:table-cell table:style-name="ce14" table:formula="of:=[.AK10]*[.AK31]" office:value-type="float" office:value="0.473407274854315">
            <text:p>0.47</text:p>
          </table:table-cell>
          <table:table-cell table:style-name="ce14" table:formula="of:=[.AL10]*[.AL31]" office:value-type="float" office:value="0.394506062378596">
            <text:p>0.39</text:p>
          </table:table-cell>
          <table:table-cell table:style-name="ce14" table:formula="of:=[.AM10]*[.AM31]" office:value-type="float" office:value="0.215634622606234">
            <text:p>0.22</text:p>
          </table:table-cell>
          <table:table-cell table:style-name="ce14" table:formula="of:=[.AN10]*[.AN31]" office:value-type="float" office:value="0.186410492212443">
            <text:p>0.19</text:p>
          </table:table-cell>
          <table:table-cell table:style-name="ce14" table:formula="of:=[.AO10]*[.AO31]" office:value-type="float" office:value="0.2319343104">
            <text:p>0.23</text:p>
          </table:table-cell>
          <table:table-cell table:style-name="ce14" table:formula="of:=[.AP10]*[.AP31]" office:value-type="float" office:value="0.236136965376">
            <text:p>0.24</text:p>
          </table:table-cell>
          <table:table-cell table:style-name="ce14" table:formula="of:=[.AQ10]*[.AQ31]" office:value-type="float" office:value="0.39356160896">
            <text:p>0.39</text:p>
          </table:table-cell>
          <table:table-cell table:style-name="ce14" table:number-columns-repeated="981"/>
        </table:table-row>
        <table:table-row table:style-name="ro1">
          <table:table-cell table:style-name="ce10"/>
          <table:table-cell table:style-name="ce21" office:value-type="string">
            <text:p>Total attack time</text:p>
          </table:table-cell>
          <table:table-cell table:style-name="ce10" table:formula="of:=[.C37]+[.C38]" office:value-type="float" office:value="0.596436959373869">
            <text:p>0.6</text:p>
          </table:table-cell>
          <table:table-cell table:style-name="ce10" table:formula="of:=[.D37]+[.D38]" office:value-type="float" office:value="0.763059766185">
            <text:p>0.76</text:p>
          </table:table-cell>
          <table:table-cell table:style-name="ce10" table:formula="of:=[.E37]+[.E38]" office:value-type="float" office:value="0.930037584691575">
            <text:p>0.93</text:p>
          </table:table-cell>
          <table:table-cell table:style-name="ce10" table:formula="of:=[.F37]+[.F38]" office:value-type="float" office:value="1.0984153576864">
            <text:p>1.1</text:p>
          </table:table-cell>
          <table:table-cell table:style-name="ce10" table:formula="of:=[.G37]+[.G38]" office:value-type="float" office:value="1.43847183395147">
            <text:p>1.44</text:p>
          </table:table-cell>
          <table:table-cell table:style-name="ce10" table:formula="of:=[.H37]+[.H38]" office:value-type="float" office:value="0.76093984202038">
            <text:p>0.76</text:p>
          </table:table-cell>
          <table:table-cell table:style-name="ce10" table:formula="of:=[.I37]+[.I38]" office:value-type="float" office:value="1.0984153576864">
            <text:p>1.1</text:p>
          </table:table-cell>
          <table:table-cell table:style-name="ce10" table:formula="of:=[.J37]+[.J38]" office:value-type="float" office:value="1.35385584371903">
            <text:p>1.35</text:p>
          </table:table-cell>
          <table:table-cell table:style-name="ce10" table:formula="of:=[.K37]+[.K38]" office:value-type="float" office:value="1.69833729609375">
            <text:p>1.7</text:p>
          </table:table-cell>
          <table:table-cell table:style-name="ce10" table:formula="of:=[.L37]+[.L38]" office:value-type="float" office:value="2.22038310761926">
            <text:p>2.22</text:p>
          </table:table-cell>
          <table:table-cell table:style-name="ce10" table:formula="of:=[.M37]+[.M38]" office:value-type="float" office:value="0.930775892556832">
            <text:p>0.93</text:p>
          </table:table-cell>
          <table:table-cell table:style-name="ce10" table:formula="of:=[.N37]+[.N38]" office:value-type="float" office:value="1.44358670167969">
            <text:p>1.44</text:p>
          </table:table-cell>
          <table:table-cell table:style-name="ce10" table:formula="of:=[.O37]+[.O38]" office:value-type="float" office:value="1.87878570644707">
            <text:p>1.88</text:p>
          </table:table-cell>
          <table:table-cell table:style-name="ce10" table:formula="of:=[.P37]+[.P38]" office:value-type="float" office:value="2.32387593162818">
            <text:p>2.32</text:p>
          </table:table-cell>
          <table:table-cell table:style-name="ce10" table:formula="of:=[.Q37]+[.Q38]" office:value-type="float" office:value="3.04276686490564">
            <text:p>3.04</text:p>
          </table:table-cell>
          <table:table-cell table:style-name="ce10"/>
          <table:table-cell table:style-name="ce10" table:formula="of:=[.S37]+[.S38]" office:value-type="float" office:value="1.16088226978837">
            <text:p>1.16</text:p>
          </table:table-cell>
          <table:table-cell table:style-name="ce10" table:formula="of:=[.T37]+[.T38]" office:value-type="float" office:value="1.67">
            <text:p>1.67</text:p>
          </table:table-cell>
          <table:table-cell table:style-name="ce10" table:number-columns-repeated="6"/>
          <table:table-cell table:style-name="ce10" table:formula="of:=[.AA37]+[.AA38]" office:value-type="float" office:value="0.394101277102029">
            <text:p>0.39</text:p>
          </table:table-cell>
          <table:table-cell table:style-name="ce10" table:formula="of:=[.AB37]+[.AB38]" office:value-type="float" office:value="0.548941271703211">
            <text:p>0.55</text:p>
          </table:table-cell>
          <table:table-cell table:style-name="ce10" table:formula="of:=[.AC37]+[.AC38]" office:value-type="float" office:value="0.687655150832865">
            <text:p>0.69</text:p>
          </table:table-cell>
          <table:table-cell table:style-name="ce10" table:formula="of:=[.AD37]+[.AD38]" office:value-type="float" office:value="0.671510373353994">
            <text:p>0.67</text:p>
          </table:table-cell>
          <table:table-cell table:style-name="ce10" table:formula="of:=[.AE37]+[.AE38]" office:value-type="float" office:value="1.18867829603548">
            <text:p>1.19</text:p>
          </table:table-cell>
          <table:table-cell table:style-name="ce10" table:formula="of:=[.AF37]+[.AF38]" office:value-type="float" office:value="1.19273362374569">
            <text:p>1.19</text:p>
          </table:table-cell>
          <table:table-cell table:style-name="ce10" table:formula="of:=[.AG37]+[.AG38]" office:value-type="float" office:value="1.52342334528978">
            <text:p>1.52</text:p>
          </table:table-cell>
          <table:table-cell table:style-name="ce10" table:formula="of:=[.AH37]+[.AH38]" office:value-type="float" office:value="4.33956668616455">
            <text:p>4.34</text:p>
          </table:table-cell>
          <table:table-cell table:style-name="ce10" table:formula="of:=[.AI37]+[.AI38]" office:value-type="float" office:value="2.60374001169873">
            <text:p>2.6</text:p>
          </table:table-cell>
          <table:table-cell table:style-name="ce10" table:formula="of:=[.AJ37]+[.AJ38]" office:value-type="float" office:value="3.47165334893164">
            <text:p>3.47</text:p>
          </table:table-cell>
          <table:table-cell table:style-name="ce10" table:formula="of:=[.AK37]+[.AK38]" office:value-type="float" office:value="5.20748002339747">
            <text:p>5.21</text:p>
          </table:table-cell>
          <table:table-cell table:style-name="ce10" table:formula="of:=[.AL37]+[.AL38]" office:value-type="float" office:value="1.57802424951438">
            <text:p>1.58</text:p>
          </table:table-cell>
          <table:table-cell table:style-name="ce10" table:formula="of:=[.AM37]+[.AM38]" office:value-type="float" office:value="0.718782075354112">
            <text:p>0.72</text:p>
          </table:table-cell>
          <table:table-cell table:style-name="ce10" table:formula="of:=[.AN37]+[.AN38]" office:value-type="float" office:value="0.869915630324734">
            <text:p>0.87</text:p>
          </table:table-cell>
          <table:table-cell table:style-name="ce10" table:formula="of:=[.AO37]+[.AO38]" office:value-type="float" office:value="0.6184914944">
            <text:p>0.62</text:p>
          </table:table-cell>
          <table:table-cell table:style-name="ce10" table:formula="of:=[.AP37]+[.AP38]" office:value-type="float" office:value="0.865835539712">
            <text:p>0.87</text:p>
          </table:table-cell>
          <table:table-cell table:style-name="ce10" table:formula="of:=[.AQ37]+[.AQ38]" office:value-type="float" office:value="1.18068482688">
            <text:p>1.18</text:p>
          </table:table-cell>
          <table:table-cell table:style-name="ce10" table:number-columns-repeated="981"/>
        </table:table-row>
        <table:table-row table:style-name="ro1">
          <table:table-cell/>
          <table:table-cell office:value-type="string">
            <text:p>Damage per second</text:p>
          </table:table-cell>
          <table:table-cell table:formula="of:=[.C35]/[.C39]" office:value-type="float" office:value="27.6642815987149">
            <text:p>27.66</text:p>
          </table:table-cell>
          <table:table-cell table:formula="of:=[.D35]/[.D39]" office:value-type="float" office:value="34.7286034126653">
            <text:p>34.73</text:p>
          </table:table-cell>
          <table:table-cell table:formula="of:=[.E35]/[.E39]" office:value-type="float" office:value="40.5359962011667">
            <text:p>40.54</text:p>
          </table:table-cell>
          <table:table-cell table:formula="of:=[.F35]/[.F39]" office:value-type="float" office:value="47.7050868174044">
            <text:p>47.71</text:p>
          </table:table-cell>
          <table:table-cell table:formula="of:=[.G35]/[.G39]" office:value-type="float" office:value="44.8392512648782">
            <text:p>44.84</text:p>
          </table:table-cell>
          <table:table-cell table:formula="of:=[.H35]/[.H39]" office:value-type="float" office:value="32.1970261603726">
            <text:p>32.2</text:p>
          </table:table-cell>
          <table:table-cell table:formula="of:=[.I35]/[.I39]" office:value-type="float" office:value="41.8785113282558">
            <text:p>41.88</text:p>
          </table:table-cell>
          <table:table-cell table:formula="of:=[.J35]/[.J39]" office:value-type="float" office:value="47.6417044689331">
            <text:p>47.64</text:p>
          </table:table-cell>
          <table:table-cell table:formula="of:=[.K35]/[.K39]" office:value-type="float" office:value="56.5258739949975">
            <text:p>56.53</text:p>
          </table:table-cell>
          <table:table-cell table:formula="of:=[.L35]/[.L39]" office:value-type="float" office:value="49.0906274804404">
            <text:p>49.09</text:p>
          </table:table-cell>
          <table:table-cell table:formula="of:=[.M35]/[.M39]" office:value-type="float" office:value="46.198016454723">
            <text:p>46.2</text:p>
          </table:table-cell>
          <table:table-cell table:formula="of:=[.N35]/[.N39]" office:value-type="float" office:value="43.9876592975777">
            <text:p>43.99</text:p>
          </table:table-cell>
          <table:table-cell table:formula="of:=[.O35]/[.O39]" office:value-type="float" office:value="42.5806943950442">
            <text:p>42.58</text:p>
          </table:table-cell>
          <table:table-cell table:formula="of:=[.P35]/[.P39]" office:value-type="float" office:value="46.4740817399542">
            <text:p>46.47</text:p>
          </table:table-cell>
          <table:table-cell table:formula="of:=[.Q35]/[.Q39]" office:value-type="float" office:value="37.465900301085">
            <text:p>37.47</text:p>
          </table:table-cell>
          <table:table-cell/>
          <table:table-cell table:formula="of:=[.S35]/[.S39]" office:value-type="float" office:value="43.070689682525">
            <text:p>43.07</text:p>
          </table:table-cell>
          <table:table-cell table:formula="of:=[.T35]/[.T39]" office:value-type="float" office:value="62.874251497006">
            <text:p>62.87</text:p>
          </table:table-cell>
          <table:table-cell table:number-columns-repeated="6"/>
          <table:table-cell table:formula="of:=[.AA35]/[.AA39]" office:value-type="float" office:value="36.0313473339082">
            <text:p>36.03</text:p>
          </table:table-cell>
          <table:table-cell table:formula="of:=[.AB35]/[.AB39]" office:value-type="float" office:value="38.619796129051">
            <text:p>38.62</text:p>
          </table:table-cell>
          <table:table-cell table:formula="of:=[.AC35]/[.AC39]" office:value-type="float" office:value="32.7198887011153">
            <text:p>32.72</text:p>
          </table:table-cell>
          <table:table-cell table:formula="of:=[.AD35]/[.AD39]" office:value-type="float" office:value="41.845965624699">
            <text:p>41.85</text:p>
          </table:table-cell>
          <table:table-cell table:formula="of:=[.AE35]/[.AE39]" office:value-type="float" office:value="57.2063948898502">
            <text:p>57.21</text:p>
          </table:table-cell>
          <table:table-cell table:formula="of:=[.AF35]/[.AF39]" office:value-type="float" office:value="46.1125593385021">
            <text:p>46.11</text:p>
          </table:table-cell>
          <table:table-cell table:formula="of:=[.AG35]/[.AG39]" office:value-type="float" office:value="49.8876430080856">
            <text:p>49.89</text:p>
          </table:table-cell>
          <table:table-cell table:formula="of:=[.AH35]/[.AH39]" office:value-type="float" office:value="12.6740764637519">
            <text:p>12.67</text:p>
          </table:table-cell>
          <table:table-cell table:formula="of:=[.AI35]/[.AI39]" office:value-type="float" office:value="13.4422023100399">
            <text:p>13.44</text:p>
          </table:table-cell>
          <table:table-cell table:formula="of:=[.AJ35]/[.AJ39]" office:value-type="float" office:value="12.9621236561099">
            <text:p>12.96</text:p>
          </table:table-cell>
          <table:table-cell table:formula="of:=[.AK35]/[.AK39]" office:value-type="float" office:value="18.2429888493399">
            <text:p>18.24</text:p>
          </table:table-cell>
          <table:table-cell table:formula="of:=[.AL35]/[.AL39]" office:value-type="float" office:value="29.784079689817">
            <text:p>29.78</text:p>
          </table:table-cell>
          <table:table-cell table:formula="of:=[.AM35]/[.AM39]" office:value-type="float" office:value="36.1722987975054">
            <text:p>36.17</text:p>
          </table:table-cell>
          <table:table-cell table:formula="of:=[.AN35]/[.AN39]" office:value-type="float" office:value="41.8431382666525">
            <text:p>41.84</text:p>
          </table:table-cell>
          <table:table-cell table:formula="of:=[.AO35]/[.AO39]" office:value-type="float" office:value="32.9834770319519">
            <text:p>32.98</text:p>
          </table:table-cell>
          <table:table-cell table:formula="of:=[.AP35]/[.AP39]" office:value-type="float" office:value="40.4233811095834">
            <text:p>40.42</text:p>
          </table:table-cell>
          <table:table-cell table:formula="of:=[.AQ35]/[.AQ39]" office:value-type="float" office:value="34.7256092960421">
            <text:p>34.73</text:p>
          </table:table-cell>
          <table:table-cell table:number-columns-repeated="981"/>
        </table:table-row>
        <table:table-row table:style-name="ro1">
          <table:table-cell table:style-name="ce12"/>
          <table:table-cell table:style-name="ce23"/>
          <table:table-cell table:style-name="ce12" table:number-columns-repeated="1022"/>
        </table:table-row>
        <table:table-row table:style-name="ro1">
          <table:table-cell table:style-name="ce12"/>
          <table:table-cell table:style-name="ce23" office:value-type="string">
            <text:p>Example stats</text:p>
          </table:table-cell>
          <table:table-cell table:style-name="ce12" table:number-columns-repeated="1022"/>
        </table:table-row>
        <table:table-row table:style-name="ro1">
          <table:table-cell table:style-name="Default"/>
          <table:table-cell table:style-name="ce28" office:value-type="string">
            <text:p>STR</text:p>
          </table:table-cell>
          <table:table-cell table:style-name="ce34" office:value-type="float" office:value="40">
            <text:p>40</text:p>
          </table:table-cell>
          <table:table-cell table:style-name="Default" table:number-columns-repeated="1021"/>
        </table:table-row>
        <table:table-row table:style-name="ro1">
          <table:table-cell table:style-name="Default"/>
          <table:table-cell table:style-name="ce29" office:value-type="string">
            <text:p>DEX</text:p>
          </table:table-cell>
          <table:table-cell table:style-name="ce35" office:value-type="float" office:value="20">
            <text:p>20</text:p>
          </table:table-cell>
          <table:table-cell table:style-name="Default" table:number-columns-repeated="1021"/>
        </table:table-row>
        <table:table-row table:style-name="ro1">
          <table:table-cell table:style-name="Default"/>
          <table:table-cell table:style-name="ce30" office:value-type="string">
            <text:p>INT</text:p>
          </table:table-cell>
          <table:table-cell table:style-name="ce36" office:value-type="float" office:value="10">
            <text:p>10</text:p>
          </table:table-cell>
          <table:table-cell table:style-name="Default" table:number-columns-repeated="1021"/>
        </table:table-row>
      </table:table>
      <table:table table:name="items" table:style-name="ta1" table:print="false">
        <office:forms form:automatic-focus="false" form:apply-design-mode="false"/>
        <table:table-column table:style-name="co1" table:default-cell-style-name="ce7"/>
        <table:table-column table:style-name="co9" table:default-cell-style-name="ce18"/>
        <table:table-column table:style-name="co10" table:default-cell-style-name="ce7"/>
        <table:table-column table:style-name="co1" table:number-columns-repeated="1021" table:default-cell-style-name="ce7"/>
        <table:table-row table:style-name="ro1">
          <table:table-cell table:style-name="Default" table:number-columns-repeated="1024"/>
        </table:table-row>
        <table:table-row table:style-name="ro2">
          <table:table-cell table:style-name="ce5"/>
          <table:table-cell table:style-name="ce16" office:value-type="string">
            <text:p>Name</text:p>
          </table:table-cell>
          <table:table-cell table:style-name="ce5" office:value-type="string">
            <text:p>Dagger</text:p>
          </table:table-cell>
          <table:table-cell table:style-name="ce5" office:value-type="string">
            <text:p>Short Sword</text:p>
          </table:table-cell>
          <table:table-cell table:style-name="ce5" office:value-type="string">
            <text:p>Longsword</text:p>
          </table:table-cell>
          <table:table-cell table:style-name="ce5" office:value-type="string">
            <text:p>Bastard Sword</text:p>
          </table:table-cell>
          <table:table-cell table:style-name="ce5" office:value-type="string">
            <text:p>Greatsword</text:p>
          </table:table-cell>
          <table:table-cell table:style-name="ce5" office:value-type="string">
            <text:p>Handaxe</text:p>
          </table:table-cell>
          <table:table-cell table:style-name="ce5" office:value-type="string">
            <text:p>Battleaxe</text:p>
          </table:table-cell>
          <table:table-cell table:style-name="ce5" office:value-type="string">
            <text:p>Heavy axe</text:p>
          </table:table-cell>
          <table:table-cell table:style-name="ce5" office:value-type="string">
            <text:p>Greataxe</text:p>
          </table:table-cell>
          <table:table-cell table:style-name="ce5" office:value-type="string">
            <text:p>Double axe</text:p>
          </table:table-cell>
          <table:table-cell table:style-name="ce5" office:value-type="string">
            <text:p>Light Hammer</text:p>
          </table:table-cell>
          <table:table-cell table:style-name="ce5" office:value-type="string">
            <text:p>Mace</text:p>
          </table:table-cell>
          <table:table-cell table:style-name="ce5" office:value-type="string">
            <text:p>Hammer</text:p>
          </table:table-cell>
          <table:table-cell table:style-name="ce5" office:value-type="string">
            <text:p>Greatclub</text:p>
          </table:table-cell>
          <table:table-cell table:style-name="ce5" office:value-type="string">
            <text:p>Warhammer</text:p>
          </table:table-cell>
          <table:table-cell table:style-name="ce5"/>
          <table:table-cell table:style-name="ce5" office:value-type="string">
            <text:p>Death Knight Greatsword</text:p>
          </table:table-cell>
          <table:table-cell table:style-name="ce5" office:value-type="string">
            <text:p>Reaper Scythe</text:p>
          </table:table-cell>
          <table:table-cell table:style-name="ce5" table:number-columns-repeated="6"/>
          <table:table-cell table:style-name="ce5" office:value-type="string">
            <text:p>Unarmed strike</text:p>
          </table:table-cell>
          <table:table-cell table:style-name="ce5" office:value-type="string">
            <text:p>Dagger</text:p>
          </table:table-cell>
          <table:table-cell table:style-name="ce5" office:value-type="string">
            <text:p>Stick</text:p>
          </table:table-cell>
          <table:table-cell table:style-name="ce5" office:value-type="string">
            <text:p>Club</text:p>
          </table:table-cell>
          <table:table-cell table:style-name="ce5" office:value-type="string">
            <text:p>Mace</text:p>
          </table:table-cell>
          <table:table-cell table:style-name="ce5" office:value-type="string">
            <text:p>Morningstar</text:p>
          </table:table-cell>
          <table:table-cell table:style-name="ce5" office:value-type="string">
            <text:p>Spear</text:p>
          </table:table-cell>
          <table:table-cell table:style-name="ce5" office:value-type="string">
            <text:p>Heavy Crossbow</text:p>
          </table:table-cell>
          <table:table-cell table:style-name="ce5" office:value-type="string">
            <text:p>Light Crossbow</text:p>
          </table:table-cell>
          <table:table-cell table:style-name="ce5" office:value-type="string">
            <text:p>Crossbow</text:p>
          </table:table-cell>
          <table:table-cell table:style-name="ce5" office:value-type="string">
            <text:p>Superheavy Crossbow</text:p>
          </table:table-cell>
          <table:table-cell table:style-name="ce5" office:value-type="string">
            <text:p>Javelin</text:p>
          </table:table-cell>
          <table:table-cell table:style-name="ce5" office:value-type="string">
            <text:p>Short sword</text:p>
          </table:table-cell>
          <table:table-cell table:style-name="ce5" office:value-type="string">
            <text:p>Long sword</text:p>
          </table:table-cell>
          <table:table-cell table:style-name="ce5" office:value-type="string">
            <text:p>Rapier</text:p>
          </table:table-cell>
          <table:table-cell table:style-name="ce5" office:value-type="string">
            <text:p>Scimitar</text:p>
          </table:table-cell>
          <table:table-cell table:style-name="ce5" office:value-type="string">
            <text:p>Greatsword</text:p>
          </table:table-cell>
          <table:table-cell table:style-name="ce5" table:number-columns-repeated="981"/>
        </table:table-row>
        <table:table-row table:style-name="ro1">
          <table:table-cell table:style-name="ce6"/>
          <table:table-cell table:style-name="ce17" office:value-type="string">
            <text:p>Slot</text:p>
          </table:table-cell>
          <table:table-cell table:style-name="ce6" office:value-type="string">
            <text:p>Hand</text:p>
          </table:table-cell>
          <table:table-cell table:style-name="ce6" table:number-columns-repeated="2"/>
          <table:table-cell table:number-columns-repeated="2" table:style-name="ce6" office:value-type="string">
            <text:p>2H</text:p>
          </table:table-cell>
          <table:table-cell table:style-name="ce6" table:number-columns-repeated="3"/>
          <table:table-cell table:number-columns-repeated="2" table:style-name="ce6" office:value-type="string">
            <text:p>2H</text:p>
          </table:table-cell>
          <table:table-cell table:style-name="ce6" table:number-columns-repeated="3"/>
          <table:table-cell table:number-columns-repeated="2" table:style-name="ce6" office:value-type="string">
            <text:p>2H</text:p>
          </table:table-cell>
          <table:table-cell table:style-name="ce6"/>
          <table:table-cell table:number-columns-repeated="2" table:style-name="ce6" office:value-type="string">
            <text:p>2H</text:p>
          </table:table-cell>
          <table:table-cell table:style-name="ce6" table:number-columns-repeated="6"/>
          <table:table-cell table:number-columns-repeated="6" table:style-name="ce6" office:value-type="string">
            <text:p>Hand</text:p>
          </table:table-cell>
          <table:table-cell table:number-columns-repeated="4" table:style-name="ce6" office:value-type="string">
            <text:p>2x Hand</text:p>
          </table:table-cell>
          <table:table-cell table:style-name="ce6" office:value-type="string">
            <text:p>2xHand</text:p>
          </table:table-cell>
          <table:table-cell table:number-columns-repeated="5" table:style-name="ce6" office:value-type="string">
            <text:p>1x Hand</text:p>
          </table:table-cell>
          <table:table-cell table:style-name="ce6" office:value-type="string">
            <text:p>2x Hand</text:p>
          </table:table-cell>
          <table:table-cell table:style-name="ce6" table:number-columns-repeated="981"/>
        </table:table-row>
        <table:table-row table:style-name="ro1">
          <table:table-cell/>
          <table:table-cell office:value-type="string">
            <text:p>Damage (avg.)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30">
            <text:p>30</text:p>
          </table:table-cell>
          <table:table-cell table:style-name="ce31" office:value-type="float" office:value="7.5">
            <text:p>7.5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22.5">
            <text:p>22.5</text:p>
          </table:table-cell>
          <table:table-cell table:style-name="ce31" office:value-type="float" office:value="30">
            <text:p>30</text:p>
          </table:table-cell>
          <table:table-cell table:style-name="ce31" office:value-type="float" office:value="45">
            <text:p>45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30">
            <text:p>30</text:p>
          </table:table-cell>
          <table:table-cell table:style-name="ce31" office:value-type="float" office:value="40">
            <text:p>40</text:p>
          </table:table-cell>
          <table:table-cell table:style-name="ce31" office:value-type="float" office:value="60">
            <text:p>60</text:p>
          </table:table-cell>
          <table:table-cell/>
          <table:table-cell table:style-name="ce31" office:value-type="float" office:value="50">
            <text:p>50</text:p>
          </table:table-cell>
          <table:table-cell office:value-type="float" office:value="75">
            <text:p>75</text:p>
          </table:table-cell>
          <table:table-cell table:number-columns-repeated="6"/>
          <table:table-cell table:style-name="ce31" office:value-type="float" office:value="2">
            <text:p>2</text:p>
          </table:table-cell>
          <table:table-cell table:number-columns-repeated="2" table:style-name="ce31" office:value-type="float" office:value="3">
            <text:p>3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40">
            <text:p>40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Damage spread</text:p>
          </table:table-cell>
          <table:table-cell office:value-type="float" office:value="0.2">
            <text:p>0.2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0.14">
            <text:p>0.14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/>
          <table:table-cell office:value-type="float" office:value="0.13">
            <text:p>0.13</text:p>
          </table:table-cell>
          <table:table-cell office:value-type="float" office:value="0.15">
            <text:p>0.15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981"/>
        </table:table-row>
        <table:table-row table:style-name="ro1">
          <table:table-cell table:style-name="ce42"/>
          <table:table-cell table:style-name="ce43" office:value-type="string">
            <text:p>Damage (min.)</text:p>
          </table:table-cell>
          <table:table-cell table:style-name="ce42" table:formula="of:=[.C4]*(1-[.C5])" office:value-type="float" office:value="4.8">
            <text:p>4.8</text:p>
          </table:table-cell>
          <table:table-cell table:style-name="ce42" table:formula="of:=[.D4]*(1-[.D5])" office:value-type="float" office:value="8.2">
            <text:p>8.2</text:p>
          </table:table-cell>
          <table:table-cell table:style-name="ce42" table:formula="of:=[.E4]*(1-[.E5])" office:value-type="float" office:value="13.44">
            <text:p>13.44</text:p>
          </table:table-cell>
          <table:table-cell table:style-name="ce42" table:formula="of:=[.F4]*(1-[.F5])" office:value-type="float" office:value="17.2">
            <text:p>17.2</text:p>
          </table:table-cell>
          <table:table-cell table:style-name="ce42" table:formula="of:=[.G4]*(1-[.G5])" office:value-type="float" office:value="26.4">
            <text:p>26.4</text:p>
          </table:table-cell>
          <table:table-cell table:style-name="ce42" table:formula="of:=[.H4]*(1-[.H5])" office:value-type="float" office:value="6.375">
            <text:p>6.38</text:p>
          </table:table-cell>
          <table:table-cell table:style-name="ce42" table:formula="of:=[.I4]*(1-[.I5])" office:value-type="float" office:value="13.05">
            <text:p>13.05</text:p>
          </table:table-cell>
          <table:table-cell table:style-name="ce42" table:formula="of:=[.J4]*(1-[.J5])" office:value-type="float" office:value="20.025">
            <text:p>20.03</text:p>
          </table:table-cell>
          <table:table-cell table:style-name="ce42" table:formula="of:=[.K4]*(1-[.K5])" office:value-type="float" office:value="27.3">
            <text:p>27.3</text:p>
          </table:table-cell>
          <table:table-cell table:style-name="ce42" table:formula="of:=[.L4]*(1-[.L5])" office:value-type="float" office:value="41.85">
            <text:p>41.85</text:p>
          </table:table-cell>
          <table:table-cell table:style-name="ce42" table:formula="of:=[.M4]*(1-[.M5])" office:value-type="float" office:value="9">
            <text:p>9</text:p>
          </table:table-cell>
          <table:table-cell table:style-name="ce42" table:formula="of:=[.N4]*(1-[.N5])" office:value-type="float" office:value="18.2">
            <text:p>18.2</text:p>
          </table:table-cell>
          <table:table-cell table:style-name="ce42" table:formula="of:=[.O4]*(1-[.O5])" office:value-type="float" office:value="27.6">
            <text:p>27.6</text:p>
          </table:table-cell>
          <table:table-cell table:style-name="ce42" table:formula="of:=[.P4]*(1-[.P5])" office:value-type="float" office:value="37.2">
            <text:p>37.2</text:p>
          </table:table-cell>
          <table:table-cell table:style-name="ce42" table:formula="of:=[.Q4]*(1-[.Q5])" office:value-type="float" office:value="56.4">
            <text:p>56.4</text:p>
          </table:table-cell>
          <table:table-cell table:style-name="ce42"/>
          <table:table-cell table:style-name="ce42" table:formula="of:=[.S4]*(1-[.S5])" office:value-type="float" office:value="43.5">
            <text:p>43.5</text:p>
          </table:table-cell>
          <table:table-cell table:style-name="ce42" table:formula="of:=[.T4]*(1-[.T5])" office:value-type="float" office:value="63.75">
            <text:p>63.75</text:p>
          </table:table-cell>
          <table:table-cell table:style-name="ce42" table:number-columns-repeated="1004"/>
        </table:table-row>
        <table:table-row table:style-name="ro1">
          <table:table-cell table:style-name="ce8"/>
          <table:table-cell table:style-name="ce19" office:value-type="string">
            <text:p>Damage (max.)</text:p>
          </table:table-cell>
          <table:table-cell table:style-name="ce8" table:formula="of:=[.C4]*(1+[.C5])" office:value-type="float" office:value="7.2">
            <text:p>7.2</text:p>
          </table:table-cell>
          <table:table-cell table:style-name="ce8" table:formula="of:=[.D4]*(1+[.D5])" office:value-type="float" office:value="11.8">
            <text:p>11.8</text:p>
          </table:table-cell>
          <table:table-cell table:style-name="ce8" table:formula="of:=[.E4]*(1+[.E5])" office:value-type="float" office:value="18.56">
            <text:p>18.56</text:p>
          </table:table-cell>
          <table:table-cell table:style-name="ce8" table:formula="of:=[.F4]*(1+[.F5])" office:value-type="float" office:value="22.8">
            <text:p>22.8</text:p>
          </table:table-cell>
          <table:table-cell table:style-name="ce8" table:formula="of:=[.G4]*(1+[.G5])" office:value-type="float" office:value="33.6">
            <text:p>33.6</text:p>
          </table:table-cell>
          <table:table-cell table:style-name="ce8" table:formula="of:=[.H4]*(1+[.H5])" office:value-type="float" office:value="8.625">
            <text:p>8.63</text:p>
          </table:table-cell>
          <table:table-cell table:style-name="ce8" table:formula="of:=[.I4]*(1+[.I5])" office:value-type="float" office:value="16.95">
            <text:p>16.95</text:p>
          </table:table-cell>
          <table:table-cell table:style-name="ce8" table:formula="of:=[.J4]*(1+[.J5])" office:value-type="float" office:value="24.975">
            <text:p>24.98</text:p>
          </table:table-cell>
          <table:table-cell table:style-name="ce8" table:formula="of:=[.K4]*(1+[.K5])" office:value-type="float" office:value="32.7">
            <text:p>32.7</text:p>
          </table:table-cell>
          <table:table-cell table:style-name="ce8" table:formula="of:=[.L4]*(1+[.L5])" office:value-type="float" office:value="48.15">
            <text:p>48.15</text:p>
          </table:table-cell>
          <table:table-cell table:style-name="ce8" table:formula="of:=[.M4]*(1+[.M5])" office:value-type="float" office:value="11">
            <text:p>11</text:p>
          </table:table-cell>
          <table:table-cell table:style-name="ce8" table:formula="of:=[.N4]*(1+[.N5])" office:value-type="float" office:value="21.8">
            <text:p>21.8</text:p>
          </table:table-cell>
          <table:table-cell table:style-name="ce8" table:formula="of:=[.O4]*(1+[.O5])" office:value-type="float" office:value="32.4">
            <text:p>32.4</text:p>
          </table:table-cell>
          <table:table-cell table:style-name="ce8" table:formula="of:=[.P4]*(1+[.P5])" office:value-type="float" office:value="42.8">
            <text:p>42.8</text:p>
          </table:table-cell>
          <table:table-cell table:style-name="ce8" table:formula="of:=[.Q4]*(1+[.Q5])" office:value-type="float" office:value="63.6">
            <text:p>63.6</text:p>
          </table:table-cell>
          <table:table-cell table:style-name="ce8"/>
          <table:table-cell table:style-name="ce8" table:formula="of:=[.S4]*(1+[.S5])" office:value-type="float" office:value="56.5">
            <text:p>56.5</text:p>
          </table:table-cell>
          <table:table-cell table:style-name="ce8" table:formula="of:=[.T4]*(1+[.T5])" office:value-type="float" office:value="86.25">
            <text:p>86.25</text:p>
          </table:table-cell>
          <table:table-cell table:style-name="ce8" table:number-columns-repeated="6"/>
          <table:table-cell table:style-name="ce8" table:formula="of:=([.AA4]+[.AA5])/2" office:value-type="float" office:value="2.5">
            <text:p>2.5</text:p>
          </table:table-cell>
          <table:table-cell table:style-name="ce8" table:formula="of:=([.AB4]+[.AB5])/2" office:value-type="float" office:value="6">
            <text:p>6</text:p>
          </table:table-cell>
          <table:table-cell table:style-name="ce8" table:formula="of:=([.AC4]+[.AC5])/2" office:value-type="float" office:value="4">
            <text:p>4</text:p>
          </table:table-cell>
          <table:table-cell table:style-name="ce8" table:formula="of:=([.AD4]+[.AD5])/2" office:value-type="float" office:value="6.5">
            <text:p>6.5</text:p>
          </table:table-cell>
          <table:table-cell table:style-name="ce8" table:formula="of:=([.AE4]+[.AE5])/2" office:value-type="float" office:value="20">
            <text:p>20</text:p>
          </table:table-cell>
          <table:table-cell table:style-name="ce8" table:formula="of:=([.AF4]+[.AF5])/2" office:value-type="float" office:value="21">
            <text:p>21</text:p>
          </table:table-cell>
          <table:table-cell table:style-name="ce8" table:formula="of:=([.AG4]+[.AG5])/2" office:value-type="float" office:value="20">
            <text:p>20</text:p>
          </table:table-cell>
          <table:table-cell table:style-name="ce8" table:formula="of:=([.AH4]+[.AH5])/2" office:value-type="float" office:value="40">
            <text:p>40</text:p>
          </table:table-cell>
          <table:table-cell table:style-name="ce8" table:formula="of:=([.AI4]+[.AI5])/2" office:value-type="float" office:value="20">
            <text:p>20</text:p>
          </table:table-cell>
          <table:table-cell table:style-name="ce8" table:formula="of:=([.AJ4]+[.AJ5])/2" office:value-type="float" office:value="30">
            <text:p>30</text:p>
          </table:table-cell>
          <table:table-cell table:style-name="ce8" table:formula="of:=([.AK4]+[.AK5])/2" office:value-type="float" office:value="80">
            <text:p>80</text:p>
          </table:table-cell>
          <table:table-cell table:style-name="ce8" table:formula="of:=([.AL4]+[.AL5])/2" office:value-type="float" office:value="12">
            <text:p>12</text:p>
          </table:table-cell>
          <table:table-cell table:style-name="ce8" table:formula="of:=([.AM4]+[.AM5])/2" office:value-type="float" office:value="8">
            <text:p>8</text:p>
          </table:table-cell>
          <table:table-cell table:style-name="ce8" table:formula="of:=([.AN4]+[.AN5])/2" office:value-type="float" office:value="10">
            <text:p>10</text:p>
          </table:table-cell>
          <table:table-cell table:style-name="ce8" table:formula="of:=([.AO4]+[.AO5])/2" office:value-type="float" office:value="13">
            <text:p>13</text:p>
          </table:table-cell>
          <table:table-cell table:style-name="ce8" table:formula="of:=([.AP4]+[.AP5])/2" office:value-type="float" office:value="14">
            <text:p>14</text:p>
          </table:table-cell>
          <table:table-cell table:style-name="ce8" table:formula="of:=([.AQ4]+[.AQ5])/2" office:value-type="float" office:value="20">
            <text:p>20</text:p>
          </table:table-cell>
          <table:table-cell table:style-name="ce8" table:number-columns-repeated="981"/>
        </table:table-row>
        <table:table-row table:style-name="ro1">
          <table:table-cell table:style-name="ce9"/>
          <table:table-cell table:style-name="ce20" office:value-type="string">
            <text:p>Reach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9">
            <text:p>0.9</text:p>
          </table:table-cell>
          <table:table-cell table:style-name="ce9" office:value-type="float" office:value="1.1">
            <text:p>1.1</text:p>
          </table:table-cell>
          <table:table-cell table:style-name="ce9" office:value-type="float" office:value="1.3">
            <text:p>1.3</text:p>
          </table:table-cell>
          <table:table-cell table:style-name="ce9" office:value-type="float" office:value="0.25">
            <text:p>0.25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.4">
            <text:p>1.4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0.4">
            <text:p>0.4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2">
            <text:p>1.2</text:p>
          </table:table-cell>
          <table:table-cell table:style-name="ce9" office:value-type="float" office:value="1.5">
            <text:p>1.5</text:p>
          </table:table-cell>
          <table:table-cell table:style-name="ce9"/>
          <table:table-cell table:style-name="ce9" office:value-type="float" office:value="1.7">
            <text:p>1.7</text:p>
          </table:table-cell>
          <table:table-cell table:style-name="ce9" office:value-type="float" office:value="1.5">
            <text:p>1.5</text:p>
          </table:table-cell>
          <table:table-cell table:style-name="ce9" table:number-columns-repeated="6"/>
          <table:table-cell table:style-name="ce9"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4">
            <text:p>0.4</text:p>
          </table:table-cell>
          <table:table-cell table:number-columns-repeated="3" table:style-name="ce9" office:value-type="float" office:value="0.5">
            <text:p>0.5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.4">
            <text:p>0.4</text:p>
          </table:table-cell>
          <table:table-cell table:number-columns-repeated="2" table:style-name="ce9" office:value-type="float" office:value="0.8">
            <text:p>0.8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1.2">
            <text:p>1.2</text:p>
          </table:table-cell>
          <table:table-cell table:style-name="ce9" table:number-columns-repeated="981"/>
        </table:table-row>
        <table:table-row table:style-name="ro1">
          <table:table-cell table:style-name="ce10"/>
          <table:table-cell table:style-name="ce21" office:value-type="string">
            <text:p>Attack speed</text:p>
          </table:table-cell>
          <table:table-cell table:style-name="ce10" office:value-type="float" office:value="1.43">
            <text:p>1.43</text:p>
          </table:table-cell>
          <table:table-cell table:style-name="ce10" office:value-type="float" office:value="1.11">
            <text:p>1.11</text:p>
          </table:table-cell>
          <table:table-cell table:style-name="ce10" office:value-type="float" office:value="0.91">
            <text:p>0.91</text:p>
          </table:table-cell>
          <table:table-cell table:style-name="ce10" office:value-type="float" office:value="0.77">
            <text:p>0.77</text:p>
          </table:table-cell>
          <table:table-cell table:style-name="ce10" office:value-type="float" office:value="0.59">
            <text:p>0.59</text:p>
          </table:table-cell>
          <table:table-cell table:style-name="ce10" office:value-type="float" office:value="1.11">
            <text:p>1.11</text:p>
          </table:table-cell>
          <table:table-cell table:style-name="ce10" office:value-type="float" office:value="0.77">
            <text:p>0.77</text:p>
          </table:table-cell>
          <table:table-cell table:style-name="ce10" office:value-type="float" office:value="0.63">
            <text:p>0.63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38">
            <text:p>0.38</text:p>
          </table:table-cell>
          <table:table-cell table:style-name="ce10" office:value-type="float" office:value="0.91">
            <text:p>0.91</text:p>
          </table:table-cell>
          <table:table-cell table:style-name="ce10" office:value-type="float" office:value="0.59">
            <text:p>0.59</text:p>
          </table:table-cell>
          <table:table-cell table:style-name="ce10" office:value-type="float" office:value="0.45">
            <text:p>0.45</text:p>
          </table:table-cell>
          <table:table-cell table:style-name="ce10" office:value-type="float" office:value="0.37">
            <text:p>0.37</text:p>
          </table:table-cell>
          <table:table-cell table:style-name="ce10" office:value-type="float" office:value="0.29">
            <text:p>0.29</text:p>
          </table:table-cell>
          <table:table-cell table:style-name="ce10"/>
          <table:table-cell table:style-name="ce10" office:value-type="float" office:value="0.4">
            <text:p>0.4</text:p>
          </table:table-cell>
          <table:table-cell table:style-name="ce10" office:value-type="float" office:value="0.6">
            <text:p>0.6</text:p>
          </table:table-cell>
          <table:table-cell table:style-name="ce10" table:number-columns-repeated="1004"/>
        </table:table-row>
        <table:table-row table:style-name="ro1">
          <table:table-cell table:style-name="ce10"/>
          <table:table-cell table:style-name="ce21" office:value-type="string">
            <text:p>Base skill dps mod.</text:p>
          </table:table-cell>
          <table:table-cell table:style-name="ce10" office:value-type="float" office:value="1.76">
            <text:p>1.76</text:p>
          </table:table-cell>
          <table:table-cell table:number-columns-repeated="2" table:style-name="ce10" office:value-type="float" office:value="1.44">
            <text:p>1.44</text:p>
          </table:table-cell>
          <table:table-cell table:number-columns-repeated="5" table:style-name="ce10"/>
          <table:table-cell table:number-columns-repeated="2" table:style-name="ce10" office:value-type="float" office:value="1.2">
            <text:p>1.2</text:p>
          </table:table-cell>
          <table:table-cell table:number-columns-repeated="3" table:style-name="ce10"/>
          <table:table-cell table:number-columns-repeated="2" table:style-name="ce10" office:value-type="float" office:value="1.2">
            <text:p>1.2</text:p>
          </table:table-cell>
          <table:table-cell table:style-name="ce10"/>
          <table:table-cell table:number-columns-repeated="2" table:style-name="ce10"/>
          <table:table-cell table:style-name="ce10" table:number-columns-repeated="1004"/>
        </table:table-row>
        <table:table-row table:style-name="ro1">
          <table:table-cell table:style-name="ce8"/>
          <table:table-cell table:style-name="ce19" office:value-type="string">
            <text:p>Damage per second</text:p>
          </table:table-cell>
          <table:table-cell table:style-name="ce8" table:formula="of:=[.C4]*[.C9]*[.C10]" office:value-type="float" office:value="15.1008">
            <text:p>15.1</text:p>
          </table:table-cell>
          <table:table-cell table:style-name="ce8" table:formula="of:=[.D4]*[.D9]*[.D10]" office:value-type="float" office:value="15.984">
            <text:p>15.98</text:p>
          </table:table-cell>
          <table:table-cell table:style-name="ce8" table:formula="of:=[.E4]*[.E9]*[.E10]" office:value-type="float" office:value="20.9664">
            <text:p>20.97</text:p>
          </table:table-cell>
          <table:table-cell table:style-name="ce8" table:formula="of:=[.F4]*[.F9]*[.F10]" office:value-type="float" office:value="0">
            <text:p>0</text:p>
          </table:table-cell>
          <table:table-cell table:style-name="ce8" table:formula="of:=[.G4]*[.G9]*[.G10]" office:value-type="float" office:value="0">
            <text:p>0</text:p>
          </table:table-cell>
          <table:table-cell table:style-name="ce8" table:formula="of:=[.H4]*[.H9]*[.H10]" office:value-type="float" office:value="0">
            <text:p>0</text:p>
          </table:table-cell>
          <table:table-cell table:style-name="ce8" table:formula="of:=[.I4]*[.I9]*[.I10]" office:value-type="float" office:value="0">
            <text:p>0</text:p>
          </table:table-cell>
          <table:table-cell table:style-name="ce8" table:formula="of:=[.J4]*[.J9]*[.J10]" office:value-type="float" office:value="0">
            <text:p>0</text:p>
          </table:table-cell>
          <table:table-cell table:style-name="ce8" table:formula="of:=[.K4]*[.K9]*[.K10]" office:value-type="float" office:value="18">
            <text:p>18</text:p>
          </table:table-cell>
          <table:table-cell table:style-name="ce8" table:formula="of:=[.L4]*[.L9]*[.L10]" office:value-type="float" office:value="20.52">
            <text:p>20.52</text:p>
          </table:table-cell>
          <table:table-cell table:style-name="ce8" table:formula="of:=[.M4]*[.M9]*[.M10]" office:value-type="float" office:value="0">
            <text:p>0</text:p>
          </table:table-cell>
          <table:table-cell table:style-name="ce8" table:formula="of:=[.N4]*[.N9]*[.N10]" office:value-type="float" office:value="0">
            <text:p>0</text:p>
          </table:table-cell>
          <table:table-cell table:style-name="ce8" table:formula="of:=[.O4]*[.O9]*[.O10]" office:value-type="float" office:value="0">
            <text:p>0</text:p>
          </table:table-cell>
          <table:table-cell table:style-name="ce8" table:formula="of:=[.P4]*[.P9]*[.P10]" office:value-type="float" office:value="17.76">
            <text:p>17.76</text:p>
          </table:table-cell>
          <table:table-cell table:style-name="ce8" table:formula="of:=[.Q4]*[.Q9]*[.Q10]" office:value-type="float" office:value="20.88">
            <text:p>20.88</text:p>
          </table:table-cell>
          <table:table-cell table:style-name="ce8"/>
          <table:table-cell table:style-name="ce8" table:formula="of:=[.S4]*[.S9]*[.S10]" office:value-type="float" office:value="0">
            <text:p>0</text:p>
          </table:table-cell>
          <table:table-cell table:style-name="ce8" table:formula="of:=[.T4]*[.T9]*[.T10]" office:value-type="float" office:value="0">
            <text:p>0</text:p>
          </table:table-cell>
          <table:table-cell table:style-name="ce8" table:number-columns-repeated="6"/>
          <table:table-cell table:style-name="ce8" table:formula="of:=[.AA7]/AA#REF!" office:value-type="float" office:value="0">
            <text:p>#NAME?</text:p>
          </table:table-cell>
          <table:table-cell table:style-name="ce8" table:formula="of:=[.AB7]/AB#REF!" office:value-type="float" office:value="0">
            <text:p>#NAME?</text:p>
          </table:table-cell>
          <table:table-cell table:style-name="ce8" table:formula="of:=[.AC7]/AC#REF!" office:value-type="float" office:value="0">
            <text:p>#NAME?</text:p>
          </table:table-cell>
          <table:table-cell table:style-name="ce8" table:formula="of:=[.AD7]/AD#REF!" office:value-type="float" office:value="0">
            <text:p>#NAME?</text:p>
          </table:table-cell>
          <table:table-cell table:style-name="ce8" table:formula="of:=[.AE7]/AE#REF!" office:value-type="float" office:value="0">
            <text:p>#NAME?</text:p>
          </table:table-cell>
          <table:table-cell table:style-name="ce8" table:formula="of:=[.AF7]/AF#REF!" office:value-type="float" office:value="0">
            <text:p>#NAME?</text:p>
          </table:table-cell>
          <table:table-cell table:style-name="ce8" table:formula="of:=[.AG7]/AG#REF!" office:value-type="float" office:value="0">
            <text:p>#NAME?</text:p>
          </table:table-cell>
          <table:table-cell table:style-name="ce8" table:formula="of:=[.AH7]/AH#REF!" office:value-type="float" office:value="0">
            <text:p>#NAME?</text:p>
          </table:table-cell>
          <table:table-cell table:style-name="ce8" table:formula="of:=[.AI7]/AI#REF!" office:value-type="float" office:value="0">
            <text:p>#NAME?</text:p>
          </table:table-cell>
          <table:table-cell table:style-name="ce8" table:formula="of:=[.AJ7]/AJ#REF!" office:value-type="float" office:value="0">
            <text:p>#NAME?</text:p>
          </table:table-cell>
          <table:table-cell table:style-name="ce8" table:formula="of:=[.AK7]/AK#REF!" office:value-type="float" office:value="0">
            <text:p>#NAME?</text:p>
          </table:table-cell>
          <table:table-cell table:style-name="ce8" table:formula="of:=[.AL7]/AL#REF!" office:value-type="float" office:value="0">
            <text:p>#NAME?</text:p>
          </table:table-cell>
          <table:table-cell table:style-name="ce8" table:formula="of:=[.AM7]/AM#REF!" office:value-type="float" office:value="0">
            <text:p>#NAME?</text:p>
          </table:table-cell>
          <table:table-cell table:style-name="ce8" table:formula="of:=[.AN7]/AN#REF!" office:value-type="float" office:value="0">
            <text:p>#NAME?</text:p>
          </table:table-cell>
          <table:table-cell table:style-name="ce8" table:formula="of:=[.AO7]/AO#REF!" office:value-type="float" office:value="0">
            <text:p>#NAME?</text:p>
          </table:table-cell>
          <table:table-cell table:style-name="ce8" table:formula="of:=[.AP7]/AP#REF!" office:value-type="float" office:value="0">
            <text:p>#NAME?</text:p>
          </table:table-cell>
          <table:table-cell table:style-name="ce8" table:formula="of:=[.AQ7]/AQ#REF!" office:value-type="float" office:value="0">
            <text:p>#NAME?</text:p>
          </table:table-cell>
          <table:table-cell table:style-name="ce8" table:number-columns-repeated="981"/>
        </table:table-row>
        <table:table-row table:style-name="ro1">
          <table:table-cell/>
          <table:table-cell office:value-type="string">
            <text:p>STR required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/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STR damage bonus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6">
            <text:p>0.6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STR speed bonus</text:p>
          </table:table-cell>
          <table:table-cell table:number-columns-repeated="15" office:value-type="float" office:value="0">
            <text:p>0</text:p>
          </table:table-cell>
          <table:table-cell table:style-name="ce37"/>
          <table:table-cell table:number-columns-repeated="2" office:value-type="float" office:value="0">
            <text:p>0</text:p>
          </table:table-cell>
          <table:table-cell table:number-columns-repeated="6"/>
          <table:table-cell table:number-columns-repeated="3" office:value-type="float" office:value="0">
            <text:p>0</text:p>
          </table:table-cell>
          <table:table-cell table:style-name="ce37" office:value-type="percentage" office:value="0.02">
            <text:p>2.00%</text:p>
          </table:table-cell>
          <table:table-cell table:style-name="ce37" office:value-type="percentage" office:value="0.035">
            <text:p>3.50%</text:p>
          </table:table-cell>
          <table:table-cell table:style-name="ce37" office:value-type="percentage" office:value="0.03">
            <text:p>3.00%</text:p>
          </table:table-cell>
          <table:table-cell table:style-name="ce37" office:value-type="percentage" office:value="0.015">
            <text:p>1.50%</text:p>
          </table:table-cell>
          <table:table-cell table:number-columns-repeated="6" table:style-name="ce37" office:value-type="percentage" office:value="0">
            <text:p>0.00%</text:p>
          </table:table-cell>
          <table:table-cell table:style-name="ce37" office:value-type="percentage" office:value="0.02">
            <text:p>2.00%</text:p>
          </table:table-cell>
          <table:table-cell table:number-columns-repeated="3" table:style-name="ce37" office:value-type="percentage" office:value="0">
            <text:p>0.00%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STR reach bonus</text:p>
          </table:table-cell>
          <table:table-cell table:number-columns-repeated="15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6"/>
          <table:table-cell table:number-columns-repeated="11"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5" office:value-type="float" office:value="0">
            <text:p>0</text:p>
          </table:table-cell>
          <table:table-cell table:number-columns-repeated="981"/>
        </table:table-row>
        <table:table-row table:style-name="ro1">
          <table:table-cell table:style-name="ce10"/>
          <table:table-cell table:style-name="ce21" office:value-type="string">
            <text:p>DEX required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office:value-type="float" office:value="8">
            <text:p>8</text:p>
          </table:table-cell>
          <table:table-cell table:style-name="ce10" office:value-type="float" office:value="20">
            <text:p>20</text:p>
          </table:table-cell>
          <table:table-cell table:style-name="ce10" table:number-columns-repeated="6"/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6"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2">
            <text:p>12</text:p>
          </table:table-cell>
          <table:table-cell table:number-columns-repeated="2" table:style-name="ce10" office:value-type="float" office:value="10">
            <text:p>10</text:p>
          </table:table-cell>
          <table:table-cell table:style-name="ce10" table:number-columns-repeated="981"/>
        </table:table-row>
        <table:table-row table:style-name="ro1">
          <table:table-cell table:style-name="ce10"/>
          <table:table-cell table:style-name="ce21" office:value-type="string">
            <text:p>DEX damage bonus</text:p>
          </table:table-cell>
          <table:table-cell table:number-columns-repeated="15" table:style-name="ce10" office:value-type="float" office:value="0">
            <text:p>0</text:p>
          </table:table-cell>
          <table:table-cell table:style-name="ce10"/>
          <table:table-cell table:number-columns-repeated="2" table:style-name="ce10" office:value-type="float" office:value="0">
            <text:p>0</text:p>
          </table:table-cell>
          <table:table-cell table:style-name="ce10" table:number-columns-repeated="6"/>
          <table:table-cell table:number-columns-repeated="7" table:style-name="ce10" office:value-type="float" office:value="0">
            <text:p>0</text:p>
          </table:table-cell>
          <table:table-cell table:number-columns-repeated="4" table:style-name="ce10" office:value-type="float" office:value="1">
            <text:p>1</text:p>
          </table:table-cell>
          <table:table-cell table:number-columns-repeated="6" table:style-name="ce10" office:value-type="float" office:value="0">
            <text:p>0</text:p>
          </table:table-cell>
          <table:table-cell table:style-name="ce10" table:number-columns-repeated="981"/>
        </table:table-row>
        <table:table-row table:style-name="ro1">
          <table:table-cell table:style-name="ce10"/>
          <table:table-cell table:style-name="ce21" office:value-type="string">
            <text:p>DEX speed bonus</text:p>
          </table:table-cell>
          <table:table-cell table:style-name="ce32" office:value-type="percentage" office:value="0.075">
            <text:p>7.50%</text:p>
          </table:table-cell>
          <table:table-cell table:style-name="ce32" office:value-type="percentage" office:value="0.07">
            <text:p>7.00%</text:p>
          </table:table-cell>
          <table:table-cell table:style-name="ce32" office:value-type="percentage" office:value="0.065">
            <text:p>6.50%</text:p>
          </table:table-cell>
          <table:table-cell table:style-name="ce32" office:value-type="percentage" office:value="0.06">
            <text:p>6.00%</text:p>
          </table:table-cell>
          <table:table-cell table:style-name="ce32" office:value-type="percentage" office:value="0.055">
            <text:p>5.50%</text:p>
          </table:table-cell>
          <table:table-cell table:style-name="ce32" office:value-type="percentage" office:value="0.065">
            <text:p>6.50%</text:p>
          </table:table-cell>
          <table:table-cell table:style-name="ce32" office:value-type="percentage" office:value="0.06">
            <text:p>6.00%</text:p>
          </table:table-cell>
          <table:table-cell table:style-name="ce32" office:value-type="percentage" office:value="0.055">
            <text:p>5.50%</text:p>
          </table:table-cell>
          <table:table-cell table:style-name="ce32" office:value-type="percentage" office:value="0.05">
            <text:p>5.00%</text:p>
          </table:table-cell>
          <table:table-cell table:style-name="ce32" office:value-type="percentage" office:value="0.045">
            <text:p>4.50%</text:p>
          </table:table-cell>
          <table:table-cell table:style-name="ce32" office:value-type="percentage" office:value="0.055">
            <text:p>5.50%</text:p>
          </table:table-cell>
          <table:table-cell table:style-name="ce32" office:value-type="percentage" office:value="0.05">
            <text:p>5.00%</text:p>
          </table:table-cell>
          <table:table-cell table:style-name="ce32" office:value-type="percentage" office:value="0.045">
            <text:p>4.50%</text:p>
          </table:table-cell>
          <table:table-cell table:style-name="ce32" office:value-type="percentage" office:value="0.04">
            <text:p>4.00%</text:p>
          </table:table-cell>
          <table:table-cell table:style-name="ce32" office:value-type="percentage" office:value="0.035">
            <text:p>3.50%</text:p>
          </table:table-cell>
          <table:table-cell table:style-name="ce32"/>
          <table:table-cell table:style-name="ce32" office:value-type="percentage" office:value="0.03">
            <text:p>3.00%</text:p>
          </table:table-cell>
          <table:table-cell table:style-name="ce32" office:value-type="percentage" office:value="0.04">
            <text:p>4.00%</text:p>
          </table:table-cell>
          <table:table-cell table:style-name="ce10" table:number-columns-repeated="6"/>
          <table:table-cell table:style-name="ce32" office:value-type="percentage" office:value="0.1">
            <text:p>10.00%</text:p>
          </table:table-cell>
          <table:table-cell table:style-name="ce32" office:value-type="percentage" office:value="0.075">
            <text:p>7.50%</text:p>
          </table:table-cell>
          <table:table-cell table:style-name="ce32" office:value-type="percentage" office:value="0.06">
            <text:p>6.00%</text:p>
          </table:table-cell>
          <table:table-cell table:style-name="ce32" office:value-type="percentage" office:value="0.05">
            <text:p>5.00%</text:p>
          </table:table-cell>
          <table:table-cell table:style-name="ce32" office:value-type="percentage" office:value="0.035">
            <text:p>3.50%</text:p>
          </table:table-cell>
          <table:table-cell table:style-name="ce32" office:value-type="percentage" office:value="0.04">
            <text:p>4.00%</text:p>
          </table:table-cell>
          <table:table-cell table:style-name="ce32" office:value-type="percentage" office:value="0.045">
            <text:p>4.50%</text:p>
          </table:table-cell>
          <table:table-cell table:number-columns-repeated="5" table:style-name="ce32" office:value-type="percentage" office:value="0.04">
            <text:p>4.00%</text:p>
          </table:table-cell>
          <table:table-cell table:style-name="ce32" office:value-type="percentage" office:value="0.06">
            <text:p>6.00%</text:p>
          </table:table-cell>
          <table:table-cell table:style-name="ce32" office:value-type="percentage" office:value="0.05">
            <text:p>5.00%</text:p>
          </table:table-cell>
          <table:table-cell table:style-name="ce32" office:value-type="percentage" office:value="0.08">
            <text:p>8.00%</text:p>
          </table:table-cell>
          <table:table-cell table:number-columns-repeated="2" table:style-name="ce32" office:value-type="percentage" office:value="0.06">
            <text:p>6.00%</text:p>
          </table:table-cell>
          <table:table-cell table:style-name="ce10" table:number-columns-repeated="981"/>
        </table:table-row>
        <table:table-row table:style-name="ro1">
          <table:table-cell table:style-name="ce9"/>
          <table:table-cell table:style-name="ce20" office:value-type="string">
            <text:p>INT required</text:p>
          </table:table-cell>
          <table:table-cell table:number-columns-repeated="15"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table:number-columns-repeated="6"/>
          <table:table-cell table:number-columns-repeated="17" table:style-name="ce9" office:value-type="float" office:value="1">
            <text:p>1</text:p>
          </table:table-cell>
          <table:table-cell table:style-name="ce9" table:number-columns-repeated="981"/>
        </table:table-row>
        <table:table-row table:style-name="ro1">
          <table:table-cell table:style-name="ce9"/>
          <table:table-cell table:style-name="ce20" office:value-type="string">
            <text:p>INT damage bonus</text:p>
          </table:table-cell>
          <table:table-cell table:number-columns-repeated="15" table:style-name="ce9" office:value-type="float" office:value="0">
            <text:p>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 table:number-columns-repeated="6"/>
          <table:table-cell table:number-columns-repeated="17" table:style-name="ce9" office:value-type="float" office:value="0">
            <text:p>0</text:p>
          </table:table-cell>
          <table:table-cell table:style-name="ce9" table:number-columns-repeated="981"/>
        </table:table-row>
        <table:table-row table:style-name="ro1">
          <table:table-cell table:style-name="ce9"/>
          <table:table-cell table:style-name="ce20" office:value-type="string">
            <text:p>INT speed bonus</text:p>
          </table:table-cell>
          <table:table-cell table:number-columns-repeated="15" table:style-name="ce9" office:value-type="float" office:value="0">
            <text:p>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 table:number-columns-repeated="6"/>
          <table:table-cell table:number-columns-repeated="17" table:style-name="ce9" office:value-type="float" office:value="0">
            <text:p>0</text:p>
          </table:table-cell>
          <table:table-cell table:style-name="ce9" table:number-columns-repeated="981"/>
        </table:table-row>
        <table:table-row table:style-name="ro1">
          <table:table-cell table:style-name="ce9"/>
          <table:table-cell table:style-name="ce20" office:value-type="string">
            <text:p>INT reach bonus</text:p>
          </table:table-cell>
          <table:table-cell table:number-columns-repeated="15" table:style-name="ce9" office:value-type="float" office:value="0">
            <text:p>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 table:number-columns-repeated="6"/>
          <table:table-cell table:number-columns-repeated="17" table:style-name="ce9" office:value-type="float" office:value="0">
            <text:p>0</text:p>
          </table:table-cell>
          <table:table-cell table:style-name="ce9" table:number-columns-repeated="981"/>
        </table:table-row>
        <table:table-row table:style-name="ro1">
          <table:table-cell table:style-name="ce12"/>
          <table:table-cell table:style-name="ce23"/>
          <table:table-cell table:style-name="ce12" table:number-columns-repeated="1022"/>
        </table:table-row>
        <table:table-row table:style-name="ro1">
          <table:table-cell table:style-name="ce12"/>
          <table:table-cell table:style-name="ce23" office:value-type="string">
            <text:p>Stats with bonuses:</text:p>
          </table:table-cell>
          <table:table-cell table:style-name="ce12" table:number-columns-repeated="1022"/>
        </table:table-row>
        <table:table-row table:style-name="ro3">
          <table:table-cell table:style-name="ce6"/>
          <table:table-cell table:style-name="ce44" office:value-type="string">
            <text:p>Can use</text:p>
          </table:table-cell>
          <table:table-cell table:style-name="ce45" table:formula="of:=IF(AND([.$C$39] &gt;= [.C12]; [.$C$40] &gt;= [.C16]; [.$C$41] &gt;= [.C19]); TRUE(); FALSE())" office:value-type="boolean" office:boolean-value="true">
            <text:p>TRUE</text:p>
          </table:table-cell>
          <table:table-cell table:style-name="ce45" table:formula="of:=IF(AND([.$C$39] &gt;= [.D12]; [.$C$40] &gt;= [.D16]; [.$C$41] &gt;= [.D19]); TRUE(); FALSE())" office:value-type="boolean" office:boolean-value="true">
            <text:p>TRUE</text:p>
          </table:table-cell>
          <table:table-cell table:style-name="ce45" table:formula="of:=IF(AND([.$C$39] &gt;= [.E12]; [.$C$40] &gt;= [.E16]; [.$C$41] &gt;= [.E19]); TRUE(); FALSE())" office:value-type="boolean" office:boolean-value="true">
            <text:p>TRUE</text:p>
          </table:table-cell>
          <table:table-cell table:style-name="ce45" table:formula="of:=IF(AND([.$C$39] &gt;= [.F12]; [.$C$40] &gt;= [.F16]; [.$C$41] &gt;= [.F19]); TRUE(); FALSE())" office:value-type="boolean" office:boolean-value="true">
            <text:p>TRUE</text:p>
          </table:table-cell>
          <table:table-cell table:style-name="ce45" table:formula="of:=IF(AND([.$C$39] &gt;= [.G12]; [.$C$40] &gt;= [.G16]; [.$C$41] &gt;= [.G19]); TRUE(); FALSE())" office:value-type="boolean" office:boolean-value="true">
            <text:p>TRUE</text:p>
          </table:table-cell>
          <table:table-cell table:style-name="ce45" table:formula="of:=IF(AND([.$C$39] &gt;= [.H12]; [.$C$40] &gt;= [.H16]; [.$C$41] &gt;= [.H19]); TRUE(); FALSE())" office:value-type="boolean" office:boolean-value="true">
            <text:p>TRUE</text:p>
          </table:table-cell>
          <table:table-cell table:style-name="ce45" table:formula="of:=IF(AND([.$C$39] &gt;= [.I12]; [.$C$40] &gt;= [.I16]; [.$C$41] &gt;= [.I19]); TRUE(); FALSE())" office:value-type="boolean" office:boolean-value="true">
            <text:p>TRUE</text:p>
          </table:table-cell>
          <table:table-cell table:style-name="ce45" table:formula="of:=IF(AND([.$C$39] &gt;= [.J12]; [.$C$40] &gt;= [.J16]; [.$C$41] &gt;= [.J19]); TRUE(); FALSE())" office:value-type="boolean" office:boolean-value="true">
            <text:p>TRUE</text:p>
          </table:table-cell>
          <table:table-cell table:style-name="ce45" table:formula="of:=IF(AND([.$C$39] &gt;= [.K12]; [.$C$40] &gt;= [.K16]; [.$C$41] &gt;= [.K19]); TRUE(); FALSE())" office:value-type="boolean" office:boolean-value="true">
            <text:p>TRUE</text:p>
          </table:table-cell>
          <table:table-cell table:style-name="ce45" table:formula="of:=IF(AND([.$C$39] &gt;= [.L12]; [.$C$40] &gt;= [.L16]; [.$C$41] &gt;= [.L19]); TRUE(); FALSE())" office:value-type="boolean" office:boolean-value="true">
            <text:p>TRUE</text:p>
          </table:table-cell>
          <table:table-cell table:style-name="ce45" table:formula="of:=IF(AND([.$C$39] &gt;= [.M12]; [.$C$40] &gt;= [.M16]; [.$C$41] &gt;= [.M19]); TRUE(); FALSE())" office:value-type="boolean" office:boolean-value="true">
            <text:p>TRUE</text:p>
          </table:table-cell>
          <table:table-cell table:style-name="ce45" table:formula="of:=IF(AND([.$C$39] &gt;= [.N12]; [.$C$40] &gt;= [.N16]; [.$C$41] &gt;= [.N19]); TRUE(); FALSE())" office:value-type="boolean" office:boolean-value="true">
            <text:p>TRUE</text:p>
          </table:table-cell>
          <table:table-cell table:style-name="ce45" table:formula="of:=IF(AND([.$C$39] &gt;= [.O12]; [.$C$40] &gt;= [.O16]; [.$C$41] &gt;= [.O19]); TRUE(); FALSE())" office:value-type="boolean" office:boolean-value="true">
            <text:p>TRUE</text:p>
          </table:table-cell>
          <table:table-cell table:style-name="ce45" table:formula="of:=IF(AND([.$C$39] &gt;= [.P12]; [.$C$40] &gt;= [.P16]; [.$C$41] &gt;= [.P19]); TRUE(); FALSE())" office:value-type="boolean" office:boolean-value="true">
            <text:p>TRUE</text:p>
          </table:table-cell>
          <table:table-cell table:style-name="ce45" table:formula="of:=IF(AND([.$C$39] &gt;= [.Q12]; [.$C$40] &gt;= [.Q16]; [.$C$41] &gt;= [.Q19]); TRUE(); FALSE())" office:value-type="boolean" office:boolean-value="true">
            <text:p>TRUE</text:p>
          </table:table-cell>
          <table:table-cell table:style-name="ce45"/>
          <table:table-cell table:style-name="ce45" table:formula="of:=IF(AND([.$C$39] &gt;= [.S12]; [.$C$40] &gt;= [.S16]; [.$C$41] &gt;= [.S19]); TRUE(); FALSE())" office:value-type="boolean" office:boolean-value="false">
            <text:p>FALSE</text:p>
          </table:table-cell>
          <table:table-cell table:style-name="ce45" table:formula="of:=IF(AND([.$C$39] &gt;= [.T12]; [.$C$40] &gt;= [.T16]; [.$C$41] &gt;= [.T19]); TRUE(); FALSE())" office:value-type="boolean" office:boolean-value="false">
            <text:p>FALSE</text:p>
          </table:table-cell>
          <table:table-cell table:style-name="ce45" table:number-columns-repeated="6"/>
          <table:table-cell table:style-name="ce45" table:formula="of:=IF(AND([.$C$39] &gt;= [.AA12]; [.$C$40] &gt;= [.AA16]; [.$C$41] &gt;= [.AA19]); TRUE(); FALSE())" office:value-type="boolean" office:boolean-value="true">
            <text:p>TRUE</text:p>
          </table:table-cell>
          <table:table-cell table:style-name="ce45" table:formula="of:=IF(AND([.$C$39] &gt;= [.AB12]; [.$C$40] &gt;= [.AB16]; [.$C$41] &gt;= [.AB19]); TRUE(); FALSE())" office:value-type="boolean" office:boolean-value="true">
            <text:p>TRUE</text:p>
          </table:table-cell>
          <table:table-cell table:style-name="ce45" table:formula="of:=IF(AND([.$C$39] &gt;= [.AC12]; [.$C$40] &gt;= [.AC16]; [.$C$41] &gt;= [.AC19]); TRUE(); FALSE())" office:value-type="boolean" office:boolean-value="true">
            <text:p>TRUE</text:p>
          </table:table-cell>
          <table:table-cell table:style-name="ce45" table:formula="of:=IF(AND([.$C$39] &gt;= [.AD12]; [.$C$40] &gt;= [.AD16]; [.$C$41] &gt;= [.AD19]); TRUE(); FALSE())" office:value-type="boolean" office:boolean-value="true">
            <text:p>TRUE</text:p>
          </table:table-cell>
          <table:table-cell table:style-name="ce45" table:formula="of:=IF(AND([.$C$39] &gt;= [.AE12]; [.$C$40] &gt;= [.AE16]; [.$C$41] &gt;= [.AE19]); TRUE(); FALSE())" office:value-type="boolean" office:boolean-value="true">
            <text:p>TRUE</text:p>
          </table:table-cell>
          <table:table-cell table:style-name="ce45" table:formula="of:=IF(AND([.$C$39] &gt;= [.AF12]; [.$C$40] &gt;= [.AF16]; [.$C$41] &gt;= [.AF19]); TRUE(); FALSE())" office:value-type="boolean" office:boolean-value="true">
            <text:p>TRUE</text:p>
          </table:table-cell>
          <table:table-cell table:style-name="ce45" table:formula="of:=IF(AND([.$C$39] &gt;= [.AG12]; [.$C$40] &gt;= [.AG16]; [.$C$41] &gt;= [.AG19]); TRUE(); FALSE())" office:value-type="boolean" office:boolean-value="true">
            <text:p>TRUE</text:p>
          </table:table-cell>
          <table:table-cell table:style-name="ce45" table:formula="of:=IF(AND([.$C$39] &gt;= [.AH12]; [.$C$40] &gt;= [.AH16]; [.$C$41] &gt;= [.AH19]); TRUE(); FALSE())" office:value-type="boolean" office:boolean-value="true">
            <text:p>TRUE</text:p>
          </table:table-cell>
          <table:table-cell table:style-name="ce45" table:formula="of:=IF(AND([.$C$39] &gt;= [.AI12]; [.$C$40] &gt;= [.AI16]; [.$C$41] &gt;= [.AI19]); TRUE(); FALSE())" office:value-type="boolean" office:boolean-value="true">
            <text:p>TRUE</text:p>
          </table:table-cell>
          <table:table-cell table:style-name="ce45" table:formula="of:=IF(AND([.$C$39] &gt;= [.AJ12]; [.$C$40] &gt;= [.AJ16]; [.$C$41] &gt;= [.AJ19]); TRUE(); FALSE())" office:value-type="boolean" office:boolean-value="true">
            <text:p>TRUE</text:p>
          </table:table-cell>
          <table:table-cell table:style-name="ce45" table:formula="of:=IF(AND([.$C$39] &gt;= [.AK12]; [.$C$40] &gt;= [.AK16]; [.$C$41] &gt;= [.AK19]); TRUE(); FALSE())" office:value-type="boolean" office:boolean-value="true">
            <text:p>TRUE</text:p>
          </table:table-cell>
          <table:table-cell table:style-name="ce45" table:formula="of:=IF(AND([.$C$39] &gt;= [.AL12]; [.$C$40] &gt;= [.AL16]; [.$C$41] &gt;= [.AL19]); TRUE(); FALSE())" office:value-type="boolean" office:boolean-value="true">
            <text:p>TRUE</text:p>
          </table:table-cell>
          <table:table-cell table:style-name="ce45" table:formula="of:=IF(AND([.$C$39] &gt;= [.AM12]; [.$C$40] &gt;= [.AM16]; [.$C$41] &gt;= [.AM19]); TRUE(); FALSE())" office:value-type="boolean" office:boolean-value="true">
            <text:p>TRUE</text:p>
          </table:table-cell>
          <table:table-cell table:style-name="ce45" table:formula="of:=IF(AND([.$C$39] &gt;= [.AN12]; [.$C$40] &gt;= [.AN16]; [.$C$41] &gt;= [.AN19]); TRUE(); FALSE())" office:value-type="boolean" office:boolean-value="true">
            <text:p>TRUE</text:p>
          </table:table-cell>
          <table:table-cell table:style-name="ce45" table:formula="of:=IF(AND([.$C$39] &gt;= [.AO12]; [.$C$40] &gt;= [.AO16]; [.$C$41] &gt;= [.AO19]); TRUE(); FALSE())" office:value-type="boolean" office:boolean-value="true">
            <text:p>TRUE</text:p>
          </table:table-cell>
          <table:table-cell table:style-name="ce45" table:formula="of:=IF(AND([.$C$39] &gt;= [.AP12]; [.$C$40] &gt;= [.AP16]; [.$C$41] &gt;= [.AP19]); TRUE(); FALSE())" office:value-type="boolean" office:boolean-value="true">
            <text:p>TRUE</text:p>
          </table:table-cell>
          <table:table-cell table:style-name="ce45" table:formula="of:=IF(AND([.$C$39] &gt;= [.AQ12]; [.$C$40] &gt;= [.AQ16]; [.$C$41] &gt;= [.AQ19]); TRUE(); FALSE())" office:value-type="boolean" office:boolean-value="true">
            <text:p>TRUE</text:p>
          </table:table-cell>
          <table:table-cell table:style-name="ce45" table:number-columns-repeated="981"/>
        </table:table-row>
        <table:table-row table:style-name="ro1">
          <table:table-cell table:style-name="ce13"/>
          <table:table-cell table:style-name="ce25" office:value-type="string">
            <text:p>Bonus STR</text:p>
          </table:table-cell>
          <table:table-cell table:style-name="ce13" table:formula="of:=[.$C$39] - [.C12]" office:value-type="float" office:value="26">
            <text:p>26</text:p>
          </table:table-cell>
          <table:table-cell table:style-name="ce13" table:formula="of:=[.$C$39] - [.D12]" office:value-type="float" office:value="24">
            <text:p>24</text:p>
          </table:table-cell>
          <table:table-cell table:style-name="ce13" table:formula="of:=[.$C$39] - [.E12]" office:value-type="float" office:value="22">
            <text:p>22</text:p>
          </table:table-cell>
          <table:table-cell table:style-name="ce13" table:formula="of:=[.$C$39] - [.F12]" office:value-type="float" office:value="18">
            <text:p>18</text:p>
          </table:table-cell>
          <table:table-cell table:style-name="ce13" table:formula="of:=[.$C$39] - [.G12]" office:value-type="float" office:value="14">
            <text:p>14</text:p>
          </table:table-cell>
          <table:table-cell table:style-name="ce13" table:formula="of:=[.$C$39] - [.H12]" office:value-type="float" office:value="25">
            <text:p>25</text:p>
          </table:table-cell>
          <table:table-cell table:style-name="ce13" table:formula="of:=[.$C$39] - [.I12]" office:value-type="float" office:value="22">
            <text:p>22</text:p>
          </table:table-cell>
          <table:table-cell table:style-name="ce13" table:formula="of:=[.$C$39] - [.J12]" office:value-type="float" office:value="19">
            <text:p>19</text:p>
          </table:table-cell>
          <table:table-cell table:style-name="ce13" table:formula="of:=[.$C$39] - [.K12]" office:value-type="float" office:value="13">
            <text:p>13</text:p>
          </table:table-cell>
          <table:table-cell table:style-name="ce13" table:formula="of:=[.$C$39] - [.L12]" office:value-type="float" office:value="7">
            <text:p>7</text:p>
          </table:table-cell>
          <table:table-cell table:style-name="ce13" table:formula="of:=[.$C$39] - [.M12]" office:value-type="float" office:value="24">
            <text:p>24</text:p>
          </table:table-cell>
          <table:table-cell table:style-name="ce13" table:formula="of:=[.$C$39] - [.N12]" office:value-type="float" office:value="20">
            <text:p>20</text:p>
          </table:table-cell>
          <table:table-cell table:style-name="ce13" table:formula="of:=[.$C$39] - [.O12]" office:value-type="float" office:value="16">
            <text:p>16</text:p>
          </table:table-cell>
          <table:table-cell table:style-name="ce13" table:formula="of:=[.$C$39] - [.P12]" office:value-type="float" office:value="8">
            <text:p>8</text:p>
          </table:table-cell>
          <table:table-cell table:style-name="ce13" table:formula="of:=[.$C$39] - [.Q12]" office:value-type="float" office:value="0">
            <text:p>0</text:p>
          </table:table-cell>
          <table:table-cell table:style-name="ce13"/>
          <table:table-cell table:style-name="ce13" table:formula="of:=[.$C$39] - [.S12]" office:value-type="float" office:value="-9">
            <text:p>-9</text:p>
          </table:table-cell>
          <table:table-cell table:style-name="ce13" table:formula="of:=[.$C$39] - [.T12]" office:value-type="float" office:value="1">
            <text:p>1</text:p>
          </table:table-cell>
          <table:table-cell table:style-name="ce13" table:number-columns-repeated="6"/>
          <table:table-cell table:style-name="ce13" table:formula="of:=[.$C$39] - [.AA12]" office:value-type="float" office:value="30">
            <text:p>30</text:p>
          </table:table-cell>
          <table:table-cell table:style-name="ce13" table:formula="of:=[.$C$39] - [.AB12]" office:value-type="float" office:value="29">
            <text:p>29</text:p>
          </table:table-cell>
          <table:table-cell table:style-name="ce13" table:formula="of:=[.$C$39] - [.AC12]" office:value-type="float" office:value="28">
            <text:p>28</text:p>
          </table:table-cell>
          <table:table-cell table:style-name="ce13" table:formula="of:=[.$C$39] - [.AD12]" office:value-type="float" office:value="27">
            <text:p>27</text:p>
          </table:table-cell>
          <table:table-cell table:style-name="ce13" table:formula="of:=[.$C$39] - [.AE12]" office:value-type="float" office:value="23">
            <text:p>23</text:p>
          </table:table-cell>
          <table:table-cell table:style-name="ce13" table:formula="of:=[.$C$39] - [.AF12]" office:value-type="float" office:value="25">
            <text:p>25</text:p>
          </table:table-cell>
          <table:table-cell table:style-name="ce13" table:formula="of:=[.$C$39] - [.AG12]" office:value-type="float" office:value="26">
            <text:p>26</text:p>
          </table:table-cell>
          <table:table-cell table:style-name="ce13" table:formula="of:=[.$C$39] - [.AH12]" office:value-type="float" office:value="16">
            <text:p>16</text:p>
          </table:table-cell>
          <table:table-cell table:style-name="ce13" table:formula="of:=[.$C$39] - [.AI12]" office:value-type="float" office:value="24">
            <text:p>24</text:p>
          </table:table-cell>
          <table:table-cell table:style-name="ce13" table:formula="of:=[.$C$39] - [.AJ12]" office:value-type="float" office:value="21">
            <text:p>21</text:p>
          </table:table-cell>
          <table:table-cell table:style-name="ce13" table:formula="of:=[.$C$39] - [.AK12]" office:value-type="float" office:value="11">
            <text:p>11</text:p>
          </table:table-cell>
          <table:table-cell table:style-name="ce13" table:formula="of:=[.$C$39] - [.AL12]" office:value-type="float" office:value="26">
            <text:p>26</text:p>
          </table:table-cell>
          <table:table-cell table:style-name="ce13" table:formula="of:=[.$C$39] - [.AM12]" office:value-type="float" office:value="27">
            <text:p>27</text:p>
          </table:table-cell>
          <table:table-cell table:style-name="ce13" table:formula="of:=[.$C$39] - [.AN12]" office:value-type="float" office:value="24">
            <text:p>24</text:p>
          </table:table-cell>
          <table:table-cell table:style-name="ce13" table:formula="of:=[.$C$39] - [.AO12]" office:value-type="float" office:value="28">
            <text:p>28</text:p>
          </table:table-cell>
          <table:table-cell table:style-name="ce13" table:formula="of:=[.$C$39] - [.AP12]" office:value-type="float" office:value="26">
            <text:p>26</text:p>
          </table:table-cell>
          <table:table-cell table:style-name="ce13" table:formula="of:=[.$C$39] - [.AQ12]" office:value-type="float" office:value="26">
            <text:p>26</text:p>
          </table:table-cell>
          <table:table-cell table:style-name="ce13" table:number-columns-repeated="981"/>
        </table:table-row>
        <table:table-row table:style-name="ro1">
          <table:table-cell table:style-name="ce14"/>
          <table:table-cell table:style-name="ce26" office:value-type="string">
            <text:p>Bonus DEX</text:p>
          </table:table-cell>
          <table:table-cell table:style-name="ce14" table:formula="of:=[.$C$40] - [.C16]" office:value-type="float" office:value="4">
            <text:p>4</text:p>
          </table:table-cell>
          <table:table-cell table:style-name="ce14" table:formula="of:=[.$C$40] - [.D16]" office:value-type="float" office:value="5">
            <text:p>5</text:p>
          </table:table-cell>
          <table:table-cell table:style-name="ce14" table:formula="of:=[.$C$40] - [.E16]" office:value-type="float" office:value="6">
            <text:p>6</text:p>
          </table:table-cell>
          <table:table-cell table:style-name="ce14" table:formula="of:=[.$C$40] - [.F16]" office:value-type="float" office:value="7">
            <text:p>7</text:p>
          </table:table-cell>
          <table:table-cell table:style-name="ce14" table:formula="of:=[.$C$40] - [.G16]" office:value-type="float" office:value="8">
            <text:p>8</text:p>
          </table:table-cell>
          <table:table-cell table:style-name="ce14" table:formula="of:=[.$C$40] - [.H16]" office:value-type="float" office:value="6">
            <text:p>6</text:p>
          </table:table-cell>
          <table:table-cell table:style-name="ce14" table:formula="of:=[.$C$40] - [.I16]" office:value-type="float" office:value="7">
            <text:p>7</text:p>
          </table:table-cell>
          <table:table-cell table:style-name="ce14" table:formula="of:=[.$C$40] - [.J16]" office:value-type="float" office:value="8">
            <text:p>8</text:p>
          </table:table-cell>
          <table:table-cell table:style-name="ce14" table:formula="of:=[.$C$40] - [.K16]" office:value-type="float" office:value="9">
            <text:p>9</text:p>
          </table:table-cell>
          <table:table-cell table:style-name="ce14" table:formula="of:=[.$C$40] - [.L16]" office:value-type="float" office:value="10">
            <text:p>10</text:p>
          </table:table-cell>
          <table:table-cell table:style-name="ce14" table:formula="of:=[.$C$40] - [.M16]" office:value-type="float" office:value="8">
            <text:p>8</text:p>
          </table:table-cell>
          <table:table-cell table:style-name="ce14" table:formula="of:=[.$C$40] - [.N16]" office:value-type="float" office:value="9">
            <text:p>9</text:p>
          </table:table-cell>
          <table:table-cell table:style-name="ce14" table:formula="of:=[.$C$40] - [.O16]" office:value-type="float" office:value="10">
            <text:p>10</text:p>
          </table:table-cell>
          <table:table-cell table:style-name="ce14" table:formula="of:=[.$C$40] - [.P16]" office:value-type="float" office:value="11">
            <text:p>11</text:p>
          </table:table-cell>
          <table:table-cell table:style-name="ce14" table:formula="of:=[.$C$40] - [.Q16]" office:value-type="float" office:value="12">
            <text:p>12</text:p>
          </table:table-cell>
          <table:table-cell table:style-name="ce14"/>
          <table:table-cell table:style-name="ce14" table:formula="of:=[.$C$40] - [.S16]" office:value-type="float" office:value="7">
            <text:p>7</text:p>
          </table:table-cell>
          <table:table-cell table:style-name="ce14" table:formula="of:=[.$C$40] - [.T16]" office:value-type="float" office:value="-5">
            <text:p>-5</text:p>
          </table:table-cell>
          <table:table-cell table:style-name="ce14" table:number-columns-repeated="6"/>
          <table:table-cell table:style-name="ce14" table:formula="of:=[.$C$40] - [.AA16]" office:value-type="float" office:value="10">
            <text:p>10</text:p>
          </table:table-cell>
          <table:table-cell table:style-name="ce14" table:formula="of:=[.$C$40] - [.AB16]" office:value-type="float" office:value="10">
            <text:p>10</text:p>
          </table:table-cell>
          <table:table-cell table:style-name="ce14" table:formula="of:=[.$C$40] - [.AC16]" office:value-type="float" office:value="11">
            <text:p>11</text:p>
          </table:table-cell>
          <table:table-cell table:style-name="ce14" table:formula="of:=[.$C$40] - [.AD16]" office:value-type="float" office:value="12">
            <text:p>12</text:p>
          </table:table-cell>
          <table:table-cell table:style-name="ce14" table:formula="of:=[.$C$40] - [.AE16]" office:value-type="float" office:value="13">
            <text:p>13</text:p>
          </table:table-cell>
          <table:table-cell table:style-name="ce14" table:formula="of:=[.$C$40] - [.AF16]" office:value-type="float" office:value="13">
            <text:p>13</text:p>
          </table:table-cell>
          <table:table-cell table:style-name="ce14" table:formula="of:=[.$C$40] - [.AG16]" office:value-type="float" office:value="10">
            <text:p>10</text:p>
          </table:table-cell>
          <table:table-cell table:style-name="ce14" table:formula="of:=[.$C$40] - [.AH16]" office:value-type="float" office:value="10">
            <text:p>10</text:p>
          </table:table-cell>
          <table:table-cell table:style-name="ce14" table:formula="of:=[.$C$40] - [.AI16]" office:value-type="float" office:value="10">
            <text:p>10</text:p>
          </table:table-cell>
          <table:table-cell table:style-name="ce14" table:formula="of:=[.$C$40] - [.AJ16]" office:value-type="float" office:value="10">
            <text:p>10</text:p>
          </table:table-cell>
          <table:table-cell table:style-name="ce14" table:formula="of:=[.$C$40] - [.AK16]" office:value-type="float" office:value="10">
            <text:p>10</text:p>
          </table:table-cell>
          <table:table-cell table:style-name="ce14" table:formula="of:=[.$C$40] - [.AL16]" office:value-type="float" office:value="10">
            <text:p>10</text:p>
          </table:table-cell>
          <table:table-cell table:style-name="ce14" table:formula="of:=[.$C$40] - [.AM16]" office:value-type="float" office:value="9">
            <text:p>9</text:p>
          </table:table-cell>
          <table:table-cell table:style-name="ce14" table:formula="of:=[.$C$40] - [.AN16]" office:value-type="float" office:value="7">
            <text:p>7</text:p>
          </table:table-cell>
          <table:table-cell table:style-name="ce14" table:formula="of:=[.$C$40] - [.AO16]" office:value-type="float" office:value="3">
            <text:p>3</text:p>
          </table:table-cell>
          <table:table-cell table:style-name="ce14" table:formula="of:=[.$C$40] - [.AP16]" office:value-type="float" office:value="5">
            <text:p>5</text:p>
          </table:table-cell>
          <table:table-cell table:style-name="ce14" table:formula="of:=[.$C$40] - [.AQ16]" office:value-type="float" office:value="5">
            <text:p>5</text:p>
          </table:table-cell>
          <table:table-cell table:style-name="ce14" table:number-columns-repeated="981"/>
        </table:table-row>
        <table:table-row table:style-name="ro1">
          <table:table-cell table:style-name="ce15"/>
          <table:table-cell table:style-name="ce27" office:value-type="string">
            <text:p>Bonus INT</text:p>
          </table:table-cell>
          <table:table-cell table:style-name="ce15" table:formula="of:=[.$C$41] - [.C19]" office:value-type="float" office:value="30">
            <text:p>30</text:p>
          </table:table-cell>
          <table:table-cell table:style-name="ce15" table:formula="of:=[.$C$41] - [.D19]" office:value-type="float" office:value="30">
            <text:p>30</text:p>
          </table:table-cell>
          <table:table-cell table:style-name="ce15" table:formula="of:=[.$C$41] - [.E19]" office:value-type="float" office:value="30">
            <text:p>30</text:p>
          </table:table-cell>
          <table:table-cell table:style-name="ce15" table:formula="of:=[.$C$41] - [.F19]" office:value-type="float" office:value="30">
            <text:p>30</text:p>
          </table:table-cell>
          <table:table-cell table:style-name="ce15" table:formula="of:=[.$C$41] - [.G19]" office:value-type="float" office:value="30">
            <text:p>30</text:p>
          </table:table-cell>
          <table:table-cell table:style-name="ce15" table:formula="of:=[.$C$41] - [.H19]" office:value-type="float" office:value="30">
            <text:p>30</text:p>
          </table:table-cell>
          <table:table-cell table:style-name="ce15" table:formula="of:=[.$C$41] - [.I19]" office:value-type="float" office:value="30">
            <text:p>30</text:p>
          </table:table-cell>
          <table:table-cell table:style-name="ce15" table:formula="of:=[.$C$41] - [.J19]" office:value-type="float" office:value="30">
            <text:p>30</text:p>
          </table:table-cell>
          <table:table-cell table:style-name="ce15" table:formula="of:=[.$C$41] - [.K19]" office:value-type="float" office:value="30">
            <text:p>30</text:p>
          </table:table-cell>
          <table:table-cell table:style-name="ce15" table:formula="of:=[.$C$41] - [.L19]" office:value-type="float" office:value="30">
            <text:p>30</text:p>
          </table:table-cell>
          <table:table-cell table:style-name="ce15" table:formula="of:=[.$C$41] - [.M19]" office:value-type="float" office:value="30">
            <text:p>30</text:p>
          </table:table-cell>
          <table:table-cell table:style-name="ce15" table:formula="of:=[.$C$41] - [.N19]" office:value-type="float" office:value="30">
            <text:p>30</text:p>
          </table:table-cell>
          <table:table-cell table:style-name="ce15" table:formula="of:=[.$C$41] - [.O19]" office:value-type="float" office:value="30">
            <text:p>30</text:p>
          </table:table-cell>
          <table:table-cell table:style-name="ce15" table:formula="of:=[.$C$41] - [.P19]" office:value-type="float" office:value="30">
            <text:p>30</text:p>
          </table:table-cell>
          <table:table-cell table:style-name="ce15" table:formula="of:=[.$C$41] - [.Q19]" office:value-type="float" office:value="30">
            <text:p>30</text:p>
          </table:table-cell>
          <table:table-cell table:style-name="ce15"/>
          <table:table-cell table:style-name="ce15" table:formula="of:=[.$C$41] - [.S19]" office:value-type="float" office:value="30">
            <text:p>30</text:p>
          </table:table-cell>
          <table:table-cell table:style-name="ce15" table:formula="of:=[.$C$41] - [.T19]" office:value-type="float" office:value="30">
            <text:p>30</text:p>
          </table:table-cell>
          <table:table-cell table:style-name="ce15" table:number-columns-repeated="6"/>
          <table:table-cell table:style-name="ce15" table:formula="of:=[.$C$41] - [.AA19]" office:value-type="float" office:value="30">
            <text:p>30</text:p>
          </table:table-cell>
          <table:table-cell table:style-name="ce15" table:formula="of:=[.$C$41] - [.AB19]" office:value-type="float" office:value="30">
            <text:p>30</text:p>
          </table:table-cell>
          <table:table-cell table:style-name="ce15" table:formula="of:=[.$C$41] - [.AC19]" office:value-type="float" office:value="30">
            <text:p>30</text:p>
          </table:table-cell>
          <table:table-cell table:style-name="ce15" table:formula="of:=[.$C$41] - [.AD19]" office:value-type="float" office:value="30">
            <text:p>30</text:p>
          </table:table-cell>
          <table:table-cell table:style-name="ce15" table:formula="of:=[.$C$41] - [.AE19]" office:value-type="float" office:value="30">
            <text:p>30</text:p>
          </table:table-cell>
          <table:table-cell table:style-name="ce15" table:formula="of:=[.$C$41] - [.AF19]" office:value-type="float" office:value="30">
            <text:p>30</text:p>
          </table:table-cell>
          <table:table-cell table:style-name="ce15" table:formula="of:=[.$C$41] - [.AG19]" office:value-type="float" office:value="30">
            <text:p>30</text:p>
          </table:table-cell>
          <table:table-cell table:style-name="ce15" table:formula="of:=[.$C$41] - [.AH19]" office:value-type="float" office:value="30">
            <text:p>30</text:p>
          </table:table-cell>
          <table:table-cell table:style-name="ce15" table:formula="of:=[.$C$41] - [.AI19]" office:value-type="float" office:value="30">
            <text:p>30</text:p>
          </table:table-cell>
          <table:table-cell table:style-name="ce15" table:formula="of:=[.$C$41] - [.AJ19]" office:value-type="float" office:value="30">
            <text:p>30</text:p>
          </table:table-cell>
          <table:table-cell table:style-name="ce15" table:formula="of:=[.$C$41] - [.AK19]" office:value-type="float" office:value="30">
            <text:p>30</text:p>
          </table:table-cell>
          <table:table-cell table:style-name="ce15" table:formula="of:=[.$C$41] - [.AL19]" office:value-type="float" office:value="30">
            <text:p>30</text:p>
          </table:table-cell>
          <table:table-cell table:style-name="ce15" table:formula="of:=[.$C$41] - [.AM19]" office:value-type="float" office:value="30">
            <text:p>30</text:p>
          </table:table-cell>
          <table:table-cell table:style-name="ce15" table:formula="of:=[.$C$41] - [.AN19]" office:value-type="float" office:value="30">
            <text:p>30</text:p>
          </table:table-cell>
          <table:table-cell table:style-name="ce15" table:formula="of:=[.$C$41] - [.AO19]" office:value-type="float" office:value="30">
            <text:p>30</text:p>
          </table:table-cell>
          <table:table-cell table:style-name="ce15" table:formula="of:=[.$C$41] - [.AP19]" office:value-type="float" office:value="30">
            <text:p>30</text:p>
          </table:table-cell>
          <table:table-cell table:style-name="ce15" table:formula="of:=[.$C$41] - [.AQ19]" office:value-type="float" office:value="30">
            <text:p>30</text:p>
          </table:table-cell>
          <table:table-cell table:style-name="ce15" table:number-columns-repeated="981"/>
        </table:table-row>
        <table:table-row table:style-name="ro1">
          <table:table-cell table:style-name="ce13"/>
          <table:table-cell table:style-name="ce25" office:value-type="string">
            <text:p>Damage bonus</text:p>
          </table:table-cell>
          <table:table-cell table:style-name="ce13" table:formula="of:=IF([.C25]; [.C26] *[.C13] + [.C27] * [.C17] + [.C28] * [.C20]; 0)" office:value-type="float" office:value="7.8">
            <text:p>7.8</text:p>
          </table:table-cell>
          <table:table-cell table:style-name="ce13" table:formula="of:=IF([.D25]; [.D26] *[.D13] + [.D27] * [.D17] + [.D28] * [.D20]; 0)" office:value-type="float" office:value="12">
            <text:p>12</text:p>
          </table:table-cell>
          <table:table-cell table:style-name="ce13" table:formula="of:=IF([.E25]; [.E26] *[.E13] + [.E27] * [.E17] + [.E28] * [.E20]; 0)" office:value-type="float" office:value="15.4">
            <text:p>15.4</text:p>
          </table:table-cell>
          <table:table-cell table:style-name="ce13" table:formula="of:=IF([.F25]; [.F26] *[.F13] + [.F27] * [.F17] + [.F28] * [.F20]; 0)" office:value-type="float" office:value="21.6">
            <text:p>21.6</text:p>
          </table:table-cell>
          <table:table-cell table:style-name="ce13" table:formula="of:=IF([.G25]; [.G26] *[.G13] + [.G27] * [.G17] + [.G28] * [.G20]; 0)" office:value-type="float" office:value="21">
            <text:p>21</text:p>
          </table:table-cell>
          <table:table-cell table:style-name="ce13" table:formula="of:=IF([.H25]; [.H26] *[.H13] + [.H27] * [.H17] + [.H28] * [.H20]; 0)" office:value-type="float" office:value="12.5">
            <text:p>12.5</text:p>
          </table:table-cell>
          <table:table-cell table:style-name="ce13" table:formula="of:=IF([.I25]; [.I26] *[.I13] + [.I27] * [.I17] + [.I28] * [.I20]; 0)" office:value-type="float" office:value="22">
            <text:p>22</text:p>
          </table:table-cell>
          <table:table-cell table:style-name="ce13" table:formula="of:=IF([.J25]; [.J26] *[.J13] + [.J27] * [.J17] + [.J28] * [.J20]; 0)" office:value-type="float" office:value="28.5">
            <text:p>28.5</text:p>
          </table:table-cell>
          <table:table-cell table:style-name="ce13" table:formula="of:=IF([.K25]; [.K26] *[.K13] + [.K27] * [.K17] + [.K28] * [.K20]; 0)" office:value-type="float" office:value="39">
            <text:p>39</text:p>
          </table:table-cell>
          <table:table-cell table:style-name="ce13" table:formula="of:=IF([.L25]; [.L26] *[.L13] + [.L27] * [.L17] + [.L28] * [.L20]; 0)" office:value-type="float" office:value="28">
            <text:p>28</text:p>
          </table:table-cell>
          <table:table-cell table:style-name="ce13" table:formula="of:=IF([.M25]; [.M26] *[.M13] + [.M27] * [.M17] + [.M28] * [.M20]; 0)" office:value-type="float" office:value="24">
            <text:p>24</text:p>
          </table:table-cell>
          <table:table-cell table:style-name="ce13" table:formula="of:=IF([.N25]; [.N26] *[.N13] + [.N27] * [.N17] + [.N28] * [.N20]; 0)" office:value-type="float" office:value="30">
            <text:p>30</text:p>
          </table:table-cell>
          <table:table-cell table:style-name="ce13" table:formula="of:=IF([.O25]; [.O26] *[.O13] + [.O27] * [.O17] + [.O28] * [.O20]; 0)" office:value-type="float" office:value="32">
            <text:p>32</text:p>
          </table:table-cell>
          <table:table-cell table:style-name="ce13" table:formula="of:=IF([.P25]; [.P26] *[.P13] + [.P27] * [.P17] + [.P28] * [.P20]; 0)" office:value-type="float" office:value="32">
            <text:p>32</text:p>
          </table:table-cell>
          <table:table-cell table:style-name="ce13" table:formula="of:=IF([.Q25]; [.Q26] *[.Q13] + [.Q27] * [.Q17] + [.Q28] * [.Q20]; 0)" office:value-type="float" office:value="0">
            <text:p>0</text:p>
          </table:table-cell>
          <table:table-cell table:style-name="ce13"/>
          <table:table-cell table:style-name="ce13" table:formula="of:=IF([.S25]; [.S26] *[.S13] + [.S27] * [.S17] + [.S28] * [.S20]; 0)" office:value-type="float" office:value="0">
            <text:p>0</text:p>
          </table:table-cell>
          <table:table-cell table:style-name="ce13" table:formula="of:=IF([.T25]; [.T26] *[.T13] + [.T27] * [.T17] + [.T28] * [.T20]; 0)" office:value-type="float" office:value="0">
            <text:p>0</text:p>
          </table:table-cell>
          <table:table-cell table:style-name="ce13" table:number-columns-repeated="6"/>
          <table:table-cell table:style-name="ce13" table:formula="of:=IF([.AA25]; [.AA26] *[.AA13] + [.AA27] * [.AA17] + [.AA28] * [.AA20]; 0)" office:value-type="float" office:value="9">
            <text:p>9</text:p>
          </table:table-cell>
          <table:table-cell table:style-name="ce13" table:formula="of:=IF([.AB25]; [.AB26] *[.AB13] + [.AB27] * [.AB17] + [.AB28] * [.AB20]; 0)" office:value-type="float" office:value="11.6">
            <text:p>11.6</text:p>
          </table:table-cell>
          <table:table-cell table:style-name="ce13" table:formula="of:=IF([.AC25]; [.AC26] *[.AC13] + [.AC27] * [.AC17] + [.AC28] * [.AC20]; 0)" office:value-type="float" office:value="14">
            <text:p>14</text:p>
          </table:table-cell>
          <table:table-cell table:style-name="ce13" table:formula="of:=IF([.AD25]; [.AD26] *[.AD13] + [.AD27] * [.AD17] + [.AD28] * [.AD20]; 0)" office:value-type="float" office:value="16.2">
            <text:p>16.2</text:p>
          </table:table-cell>
          <table:table-cell table:style-name="ce13" table:formula="of:=IF([.AE25]; [.AE26] *[.AE13] + [.AE27] * [.AE17] + [.AE28] * [.AE20]; 0)" office:value-type="float" office:value="34.5">
            <text:p>34.5</text:p>
          </table:table-cell>
          <table:table-cell table:style-name="ce13" table:formula="of:=IF([.AF25]; [.AF26] *[.AF13] + [.AF27] * [.AF17] + [.AF28] * [.AF20]; 0)" office:value-type="float" office:value="25">
            <text:p>25</text:p>
          </table:table-cell>
          <table:table-cell table:style-name="ce13" table:formula="of:=IF([.AG25]; [.AG26] *[.AG13] + [.AG27] * [.AG17] + [.AG28] * [.AG20]; 0)" office:value-type="float" office:value="41.6">
            <text:p>41.6</text:p>
          </table:table-cell>
          <table:table-cell table:style-name="ce13" table:formula="of:=IF([.AH25]; [.AH26] *[.AH13] + [.AH27] * [.AH17] + [.AH28] * [.AH20]; 0)" office:value-type="float" office:value="10">
            <text:p>10</text:p>
          </table:table-cell>
          <table:table-cell table:style-name="ce13" table:formula="of:=IF([.AI25]; [.AI26] *[.AI13] + [.AI27] * [.AI17] + [.AI28] * [.AI20]; 0)" office:value-type="float" office:value="10">
            <text:p>10</text:p>
          </table:table-cell>
          <table:table-cell table:style-name="ce13" table:formula="of:=IF([.AJ25]; [.AJ26] *[.AJ13] + [.AJ27] * [.AJ17] + [.AJ28] * [.AJ20]; 0)" office:value-type="float" office:value="10">
            <text:p>10</text:p>
          </table:table-cell>
          <table:table-cell table:style-name="ce13" table:formula="of:=IF([.AK25]; [.AK26] *[.AK13] + [.AK27] * [.AK17] + [.AK28] * [.AK20]; 0)" office:value-type="float" office:value="10">
            <text:p>10</text:p>
          </table:table-cell>
          <table:table-cell table:style-name="ce13" table:formula="of:=IF([.AL25]; [.AL26] *[.AL13] + [.AL27] * [.AL17] + [.AL28] * [.AL20]; 0)" office:value-type="float" office:value="26">
            <text:p>26</text:p>
          </table:table-cell>
          <table:table-cell table:style-name="ce13" table:formula="of:=IF([.AM25]; [.AM26] *[.AM13] + [.AM27] * [.AM17] + [.AM28] * [.AM20]; 0)" office:value-type="float" office:value="13.5">
            <text:p>13.5</text:p>
          </table:table-cell>
          <table:table-cell table:style-name="ce13" table:formula="of:=IF([.AN25]; [.AN26] *[.AN13] + [.AN27] * [.AN17] + [.AN28] * [.AN20]; 0)" office:value-type="float" office:value="19.2">
            <text:p>19.2</text:p>
          </table:table-cell>
          <table:table-cell table:style-name="ce13" table:formula="of:=IF([.AO25]; [.AO26] *[.AO13] + [.AO27] * [.AO17] + [.AO28] * [.AO20]; 0)" office:value-type="float" office:value="5.6">
            <text:p>5.6</text:p>
          </table:table-cell>
          <table:table-cell table:style-name="ce13" table:formula="of:=IF([.AP25]; [.AP26] *[.AP13] + [.AP27] * [.AP17] + [.AP28] * [.AP20]; 0)" office:value-type="float" office:value="15.6">
            <text:p>15.6</text:p>
          </table:table-cell>
          <table:table-cell table:style-name="ce13" table:formula="of:=IF([.AQ25]; [.AQ26] *[.AQ13] + [.AQ27] * [.AQ17] + [.AQ28] * [.AQ20]; 0)" office:value-type="float" office:value="15.6">
            <text:p>15.6</text:p>
          </table:table-cell>
          <table:table-cell table:style-name="ce13" table:number-columns-repeated="981"/>
        </table:table-row>
        <table:table-row table:style-name="ro1">
          <table:table-cell table:style-name="ce14"/>
          <table:table-cell table:style-name="ce26" office:value-type="string">
            <text:p>Speed bonus multiplier</text:p>
          </table:table-cell>
          <table:table-cell table:style-name="ce14" table:formula="of:=IF([.C25]; 1/(SQRT(POWER(1-[.C14]; [.C26]) * POWER(1-[.C18];[.C27]) * POWER(1-[.C21];[.C28])) * 0.5 + 0.5))" office:value-type="float" office:value="1.07780397440216">
            <text:p>1.08</text:p>
          </table:table-cell>
          <table:table-cell table:style-name="ce14" table:formula="of:=IF([.D25]; 1/(SQRT(POWER(1-[.D14]; [.D26]) * POWER(1-[.D18];[.D27]) * POWER(1-[.D21];[.D28])) * 0.5 + 0.5))" office:value-type="float" office:value="1.0904653581597">
            <text:p>1.09</text:p>
          </table:table-cell>
          <table:table-cell table:style-name="ce14" table:formula="of:=IF([.E25]; 1/(SQRT(POWER(1-[.E14]; [.E26]) * POWER(1-[.E18];[.E27]) * POWER(1-[.E21];[.E28])) * 0.5 + 0.5))" office:value-type="float" office:value="1.1004729764073">
            <text:p>1.1</text:p>
          </table:table-cell>
          <table:table-cell table:style-name="ce14" table:formula="of:=IF([.F25]; 1/(SQRT(POWER(1-[.F14]; [.F26]) * POWER(1-[.F18];[.F27]) * POWER(1-[.F21];[.F28])) * 0.5 + 0.5))" office:value-type="float" office:value="1.10786073060875">
            <text:p>1.11</text:p>
          </table:table-cell>
          <table:table-cell table:style-name="ce14" table:formula="of:=IF([.G25]; 1/(SQRT(POWER(1-[.G14]; [.G26]) * POWER(1-[.G18];[.G27]) * POWER(1-[.G21];[.G28])) * 0.5 + 0.5))" office:value-type="float" office:value="1.11266039760674">
            <text:p>1.11</text:p>
          </table:table-cell>
          <table:table-cell table:style-name="ce14" table:formula="of:=IF([.H25]; 1/(SQRT(POWER(1-[.H14]; [.H26]) * POWER(1-[.H18];[.H27]) * POWER(1-[.H21];[.H28])) * 0.5 + 0.5))" office:value-type="float" office:value="1.1004729764073">
            <text:p>1.1</text:p>
          </table:table-cell>
          <table:table-cell table:style-name="ce14" table:formula="of:=IF([.I25]; 1/(SQRT(POWER(1-[.I14]; [.I26]) * POWER(1-[.I18];[.I27]) * POWER(1-[.I21];[.I28])) * 0.5 + 0.5))" office:value-type="float" office:value="1.10786073060875">
            <text:p>1.11</text:p>
          </table:table-cell>
          <table:table-cell table:style-name="ce14" table:formula="of:=IF([.J25]; 1/(SQRT(POWER(1-[.J14]; [.J26]) * POWER(1-[.J18];[.J27]) * POWER(1-[.J21];[.J28])) * 0.5 + 0.5))" office:value-type="float" office:value="1.11266039760674">
            <text:p>1.11</text:p>
          </table:table-cell>
          <table:table-cell table:style-name="ce14" table:formula="of:=IF([.K25]; 1/(SQRT(POWER(1-[.K14]; [.K26]) * POWER(1-[.K18];[.K27]) * POWER(1-[.K21];[.K28])) * 0.5 + 0.5))" office:value-type="float" office:value="1.11490022891013">
            <text:p>1.11</text:p>
          </table:table-cell>
          <table:table-cell table:style-name="ce14" table:formula="of:=IF([.L25]; 1/(SQRT(POWER(1-[.L14]; [.L26]) * POWER(1-[.L18];[.L27]) * POWER(1-[.L21];[.L28])) * 0.5 + 0.5))" office:value-type="float" office:value="1.11460411408288">
            <text:p>1.11</text:p>
          </table:table-cell>
          <table:table-cell table:style-name="ce14" table:formula="of:=IF([.M25]; 1/(SQRT(POWER(1-[.M14]; [.M26]) * POWER(1-[.M18];[.M27]) * POWER(1-[.M21];[.M28])) * 0.5 + 0.5))" office:value-type="float" office:value="1.11266039760674">
            <text:p>1.11</text:p>
          </table:table-cell>
          <table:table-cell table:style-name="ce14" table:formula="of:=IF([.N25]; 1/(SQRT(POWER(1-[.N14]; [.N26]) * POWER(1-[.N18];[.N27]) * POWER(1-[.N21];[.N28])) * 0.5 + 0.5))" office:value-type="float" office:value="1.11490022891013">
            <text:p>1.11</text:p>
          </table:table-cell>
          <table:table-cell table:style-name="ce14" table:formula="of:=IF([.O25]; 1/(SQRT(POWER(1-[.O14]; [.O26]) * POWER(1-[.O18];[.O27]) * POWER(1-[.O21];[.O28])) * 0.5 + 0.5))" office:value-type="float" office:value="1.11460411408288">
            <text:p>1.11</text:p>
          </table:table-cell>
          <table:table-cell table:style-name="ce14" table:formula="of:=IF([.P25]; 1/(SQRT(POWER(1-[.P14]; [.P26]) * POWER(1-[.P18];[.P27]) * POWER(1-[.P21];[.P28])) * 0.5 + 0.5))" office:value-type="float" office:value="1.11179126564591">
            <text:p>1.11</text:p>
          </table:table-cell>
          <table:table-cell table:style-name="ce14" table:formula="of:=IF([.Q25]; 1/(SQRT(POWER(1-[.Q14]; [.Q26]) * POWER(1-[.Q18];[.Q27]) * POWER(1-[.Q21];[.Q28])) * 0.5 + 0.5))" office:value-type="float" office:value="1.10647639127105">
            <text:p>1.11</text:p>
          </table:table-cell>
          <table:table-cell table:style-name="ce14" table:formula="of:=IF([.R25]; 1/(SQRT(POWER(1-[.R14]; [.R26]) * POWER(1-[.R18];[.R27]) * POWER(1-[.R21];[.R28])) * 0.5 + 0.5))" office:value-type="boolean" office:boolean-value="false">
            <text:p>FALSE</text:p>
          </table:table-cell>
          <table:table-cell table:style-name="ce14" table:formula="of:=IF([.S25]; 1/(SQRT(POWER(1-[.S14]; [.S26]) * POWER(1-[.S18];[.S27]) * POWER(1-[.S21];[.S28])) * 0.5 + 0.5))" office:value-type="boolean" office:boolean-value="false">
            <text:p>FALSE</text:p>
          </table:table-cell>
          <table:table-cell table:style-name="ce14" table:formula="of:=IF([.T25]; 1/(SQRT(POWER(1-[.T14]; [.T26]) * POWER(1-[.T18];[.T27]) * POWER(1-[.T21];[.T28])) * 0.5 + 0.5))" office:value-type="boolean" office:boolean-value="false">
            <text:p>FALSE</text:p>
          </table:table-cell>
          <table:table-cell table:style-name="ce14" table:number-columns-repeated="6"/>
          <table:table-cell table:style-name="ce14" table:formula="of:=IF([.AA25]; SQRT(POWER(1-[.AA14]; [.AA26]) * POWER(1-[.AA18];[.AA27]) * POWER(1-[.AA21];[.AA28])) * 0.8 + 0.2)" office:value-type="float" office:value="0.672392">
            <text:p>0.67</text:p>
          </table:table-cell>
          <table:table-cell table:style-name="ce14" table:formula="of:=IF([.AB25]; SQRT(POWER(1-[.AB14]; [.AB26]) * POWER(1-[.AB18];[.AB27]) * POWER(1-[.AB21];[.AB28])) * 0.8 + 0.2)" office:value-type="float" office:value="0.7417496640625">
            <text:p>0.74</text:p>
          </table:table-cell>
          <table:table-cell table:style-name="ce14" table:formula="of:=IF([.AC25]; SQRT(POWER(1-[.AC14]; [.AC26]) * POWER(1-[.AC18];[.AC27]) * POWER(1-[.AC21];[.AC28])) * 0.8 + 0.2)" office:value-type="float" office:value="0.769237079466448">
            <text:p>0.77</text:p>
          </table:table-cell>
          <table:table-cell table:style-name="ce14" table:formula="of:=IF([.AD25]; SQRT(POWER(1-[.AD14]; [.AD26]) * POWER(1-[.AD18];[.AD27]) * POWER(1-[.AD21];[.AD28])) * 0.8 + 0.2)" office:value-type="float" office:value="0.647696439594482">
            <text:p>0.65</text:p>
          </table:table-cell>
          <table:table-cell table:style-name="ce14" table:formula="of:=IF([.AE25]; SQRT(POWER(1-[.AE14]; [.AE26]) * POWER(1-[.AE18];[.AE27]) * POWER(1-[.AE21];[.AE28])) * 0.8 + 0.2)" office:value-type="float" office:value="0.621290462342019">
            <text:p>0.62</text:p>
          </table:table-cell>
          <table:table-cell table:style-name="ce14" table:formula="of:=IF([.AF25]; SQRT(POWER(1-[.AF14]; [.AF26]) * POWER(1-[.AF18];[.AF27]) * POWER(1-[.AF21];[.AF28])) * 0.8 + 0.2)" office:value-type="float" office:value="0.619275687825277">
            <text:p>0.62</text:p>
          </table:table-cell>
          <table:table-cell table:style-name="ce14" table:formula="of:=IF([.AG25]; SQRT(POWER(1-[.AG14]; [.AG26]) * POWER(1-[.AG18];[.AG27]) * POWER(1-[.AG21];[.AG28])) * 0.8 + 0.2)" office:value-type="float" office:value="0.722129031245012">
            <text:p>0.72</text:p>
          </table:table-cell>
          <table:table-cell table:style-name="ce14" table:formula="of:=IF([.AH25]; SQRT(POWER(1-[.AH14]; [.AH26]) * POWER(1-[.AH18];[.AH27]) * POWER(1-[.AH21];[.AH28])) * 0.8 + 0.2)" office:value-type="float" office:value="0.85229815808">
            <text:p>0.85</text:p>
          </table:table-cell>
          <table:table-cell table:style-name="ce14" table:formula="of:=IF([.AI25]; SQRT(POWER(1-[.AI14]; [.AI26]) * POWER(1-[.AI18];[.AI27]) * POWER(1-[.AI21];[.AI28])) * 0.8 + 0.2)" office:value-type="float" office:value="0.85229815808">
            <text:p>0.85</text:p>
          </table:table-cell>
          <table:table-cell table:style-name="ce14" table:formula="of:=IF([.AJ25]; SQRT(POWER(1-[.AJ14]; [.AJ26]) * POWER(1-[.AJ18];[.AJ27]) * POWER(1-[.AJ21];[.AJ28])) * 0.8 + 0.2)" office:value-type="float" office:value="0.85229815808">
            <text:p>0.85</text:p>
          </table:table-cell>
          <table:table-cell table:style-name="ce14" table:formula="of:=IF([.AK25]; SQRT(POWER(1-[.AK14]; [.AK26]) * POWER(1-[.AK18];[.AK27]) * POWER(1-[.AK21];[.AK28])) * 0.8 + 0.2)" office:value-type="float" office:value="0.85229815808">
            <text:p>0.85</text:p>
          </table:table-cell>
          <table:table-cell table:style-name="ce14" table:formula="of:=IF([.AL25]; SQRT(POWER(1-[.AL14]; [.AL26]) * POWER(1-[.AL18];[.AL27]) * POWER(1-[.AL21];[.AL28])) * 0.8 + 0.2)" office:value-type="float" office:value="0.85229815808">
            <text:p>0.85</text:p>
          </table:table-cell>
          <table:table-cell table:style-name="ce14" table:formula="of:=IF([.AM25]; SQRT(POWER(1-[.AM14]; [.AM26]) * POWER(1-[.AM18];[.AM27]) * POWER(1-[.AM21];[.AM28])) * 0.8 + 0.2)" office:value-type="float" office:value="0.805571361134519">
            <text:p>0.81</text:p>
          </table:table-cell>
          <table:table-cell table:style-name="ce14" table:formula="of:=IF([.AN25]; SQRT(POWER(1-[.AN14]; [.AN26]) * POWER(1-[.AN18];[.AN27]) * POWER(1-[.AN21];[.AN28])) * 0.8 + 0.2)" office:value-type="float" office:value="0.724608730501778">
            <text:p>0.72</text:p>
          </table:table-cell>
          <table:table-cell table:style-name="ce14" table:formula="of:=IF([.AO25]; SQRT(POWER(1-[.AO14]; [.AO26]) * POWER(1-[.AO18];[.AO27]) * POWER(1-[.AO21];[.AO28])) * 0.8 + 0.2)" office:value-type="float" office:value="0.905946400231632">
            <text:p>0.91</text:p>
          </table:table-cell>
          <table:table-cell table:style-name="ce14" table:formula="of:=IF([.AP25]; SQRT(POWER(1-[.AP14]; [.AP26]) * POWER(1-[.AP18];[.AP27]) * POWER(1-[.AP21];[.AP28])) * 0.8 + 0.2)" office:value-type="float" office:value="0.885345587522091">
            <text:p>0.89</text:p>
          </table:table-cell>
          <table:table-cell table:style-name="ce14" table:formula="of:=IF([.AQ25]; SQRT(POWER(1-[.AQ14]; [.AQ26]) * POWER(1-[.AQ18];[.AQ27]) * POWER(1-[.AQ21];[.AQ28])) * 0.8 + 0.2)" office:value-type="float" office:value="0.885345587522091">
            <text:p>0.89</text:p>
          </table:table-cell>
          <table:table-cell table:style-name="ce14" table:number-columns-repeated="981"/>
        </table:table-row>
        <table:table-row table:style-name="ro1">
          <table:table-cell table:style-name="ce15"/>
          <table:table-cell table:style-name="ce27" office:value-type="string">
            <text:p>Reach bonus</text:p>
          </table:table-cell>
          <table:table-cell table:style-name="ce15" table:formula="of:=[.C28]*[.C22] + [.C15]*[.C26]" office:value-type="float" office:value="0">
            <text:p>0</text:p>
          </table:table-cell>
          <table:table-cell table:style-name="ce15" table:formula="of:=[.D28]*[.D22] + [.D15]*[.D26]" office:value-type="float" office:value="0">
            <text:p>0</text:p>
          </table:table-cell>
          <table:table-cell table:style-name="ce15" table:formula="of:=[.E28]*[.E22] + [.E15]*[.E26]" office:value-type="float" office:value="0">
            <text:p>0</text:p>
          </table:table-cell>
          <table:table-cell table:style-name="ce15" table:formula="of:=[.F28]*[.F22] + [.F15]*[.F26]" office:value-type="float" office:value="0">
            <text:p>0</text:p>
          </table:table-cell>
          <table:table-cell table:style-name="ce15" table:formula="of:=[.G28]*[.G22] + [.G15]*[.G26]" office:value-type="float" office:value="0">
            <text:p>0</text:p>
          </table:table-cell>
          <table:table-cell table:style-name="ce15" table:formula="of:=[.H28]*[.H22] + [.H15]*[.H26]" office:value-type="float" office:value="0">
            <text:p>0</text:p>
          </table:table-cell>
          <table:table-cell table:style-name="ce15" table:formula="of:=[.I28]*[.I22] + [.I15]*[.I26]" office:value-type="float" office:value="0">
            <text:p>0</text:p>
          </table:table-cell>
          <table:table-cell table:style-name="ce15" table:formula="of:=[.J28]*[.J22] + [.J15]*[.J26]" office:value-type="float" office:value="0">
            <text:p>0</text:p>
          </table:table-cell>
          <table:table-cell table:style-name="ce15" table:formula="of:=[.K28]*[.K22] + [.K15]*[.K26]" office:value-type="float" office:value="0">
            <text:p>0</text:p>
          </table:table-cell>
          <table:table-cell table:style-name="ce15" table:formula="of:=[.L28]*[.L22] + [.L15]*[.L26]" office:value-type="float" office:value="0">
            <text:p>0</text:p>
          </table:table-cell>
          <table:table-cell table:style-name="ce15" table:formula="of:=[.M28]*[.M22] + [.M15]*[.M26]" office:value-type="float" office:value="0">
            <text:p>0</text:p>
          </table:table-cell>
          <table:table-cell table:style-name="ce15" table:formula="of:=[.N28]*[.N22] + [.N15]*[.N26]" office:value-type="float" office:value="0">
            <text:p>0</text:p>
          </table:table-cell>
          <table:table-cell table:style-name="ce15" table:formula="of:=[.O28]*[.O22] + [.O15]*[.O26]" office:value-type="float" office:value="0">
            <text:p>0</text:p>
          </table:table-cell>
          <table:table-cell table:style-name="ce15" table:formula="of:=[.P28]*[.P22] + [.P15]*[.P26]" office:value-type="float" office:value="0">
            <text:p>0</text:p>
          </table:table-cell>
          <table:table-cell table:style-name="ce15" table:formula="of:=[.Q28]*[.Q22] + [.Q15]*[.Q26]" office:value-type="float" office:value="0">
            <text:p>0</text:p>
          </table:table-cell>
          <table:table-cell table:style-name="ce15"/>
          <table:table-cell table:style-name="ce15" table:formula="of:=[.S28]*[.S22] + [.S15]*[.S26]" office:value-type="float" office:value="0">
            <text:p>0</text:p>
          </table:table-cell>
          <table:table-cell table:style-name="ce15" table:formula="of:=[.T28]*[.T22] + [.T15]*[.T26]" office:value-type="float" office:value="0">
            <text:p>0</text:p>
          </table:table-cell>
          <table:table-cell table:style-name="ce15" table:number-columns-repeated="6"/>
          <table:table-cell table:style-name="ce15" table:formula="of:=[.AA28]*[.AA22] + [.AA15]*[.AA26]" office:value-type="float" office:value="0">
            <text:p>0</text:p>
          </table:table-cell>
          <table:table-cell table:style-name="ce15" table:formula="of:=[.AB28]*[.AB22] + [.AB15]*[.AB26]" office:value-type="float" office:value="0">
            <text:p>0</text:p>
          </table:table-cell>
          <table:table-cell table:style-name="ce15" table:formula="of:=[.AC28]*[.AC22] + [.AC15]*[.AC26]" office:value-type="float" office:value="0">
            <text:p>0</text:p>
          </table:table-cell>
          <table:table-cell table:style-name="ce15" table:formula="of:=[.AD28]*[.AD22] + [.AD15]*[.AD26]" office:value-type="float" office:value="0">
            <text:p>0</text:p>
          </table:table-cell>
          <table:table-cell table:style-name="ce15" table:formula="of:=[.AE28]*[.AE22] + [.AE15]*[.AE26]" office:value-type="float" office:value="0">
            <text:p>0</text:p>
          </table:table-cell>
          <table:table-cell table:style-name="ce15" table:formula="of:=[.AF28]*[.AF22] + [.AF15]*[.AF26]" office:value-type="float" office:value="0">
            <text:p>0</text:p>
          </table:table-cell>
          <table:table-cell table:style-name="ce15" table:formula="of:=[.AG28]*[.AG22] + [.AG15]*[.AG26]" office:value-type="float" office:value="0">
            <text:p>0</text:p>
          </table:table-cell>
          <table:table-cell table:style-name="ce15" table:formula="of:=[.AH28]*[.AH22] + [.AH15]*[.AH26]" office:value-type="float" office:value="0">
            <text:p>0</text:p>
          </table:table-cell>
          <table:table-cell table:style-name="ce15" table:formula="of:=[.AI28]*[.AI22] + [.AI15]*[.AI26]" office:value-type="float" office:value="0">
            <text:p>0</text:p>
          </table:table-cell>
          <table:table-cell table:style-name="ce15" table:formula="of:=[.AJ28]*[.AJ22] + [.AJ15]*[.AJ26]" office:value-type="float" office:value="0">
            <text:p>0</text:p>
          </table:table-cell>
          <table:table-cell table:style-name="ce15" table:formula="of:=[.AK28]*[.AK22] + [.AK15]*[.AK26]" office:value-type="float" office:value="0">
            <text:p>0</text:p>
          </table:table-cell>
          <table:table-cell table:style-name="ce15" table:formula="of:=[.AL28]*[.AL22] + [.AL15]*[.AL26]" office:value-type="float" office:value="10.4">
            <text:p>10.4</text:p>
          </table:table-cell>
          <table:table-cell table:style-name="ce15" table:formula="of:=[.AM28]*[.AM22] + [.AM15]*[.AM26]" office:value-type="float" office:value="0">
            <text:p>0</text:p>
          </table:table-cell>
          <table:table-cell table:style-name="ce15" table:formula="of:=[.AN28]*[.AN22] + [.AN15]*[.AN26]" office:value-type="float" office:value="0">
            <text:p>0</text:p>
          </table:table-cell>
          <table:table-cell table:style-name="ce15" table:formula="of:=[.AO28]*[.AO22] + [.AO15]*[.AO26]" office:value-type="float" office:value="0">
            <text:p>0</text:p>
          </table:table-cell>
          <table:table-cell table:style-name="ce15" table:formula="of:=[.AP28]*[.AP22] + [.AP15]*[.AP26]" office:value-type="float" office:value="0">
            <text:p>0</text:p>
          </table:table-cell>
          <table:table-cell table:style-name="ce15" table:formula="of:=[.AQ28]*[.AQ22] + [.AQ15]*[.AQ26]" office:value-type="float" office:value="0">
            <text:p>0</text:p>
          </table:table-cell>
          <table:table-cell table:style-name="ce15" table:number-columns-repeated="981"/>
        </table:table-row>
        <table:table-row table:style-name="ro1">
          <table:table-cell table:style-name="ce13"/>
          <table:table-cell table:style-name="ce25" office:value-type="string">
            <text:p>Damage (min.)</text:p>
          </table:table-cell>
          <table:table-cell table:style-name="ce13" table:formula="of:=[.C6]+[.C29]" office:value-type="float" office:value="12.6">
            <text:p>12.6</text:p>
          </table:table-cell>
          <table:table-cell table:style-name="ce13" table:formula="of:=[.D6]+[.D29]" office:value-type="float" office:value="20.2">
            <text:p>20.2</text:p>
          </table:table-cell>
          <table:table-cell table:style-name="ce13" table:formula="of:=[.E6]+[.E29]" office:value-type="float" office:value="28.84">
            <text:p>28.84</text:p>
          </table:table-cell>
          <table:table-cell table:style-name="ce13" table:formula="of:=[.F6]+[.F29]" office:value-type="float" office:value="38.8">
            <text:p>38.8</text:p>
          </table:table-cell>
          <table:table-cell table:style-name="ce13" table:formula="of:=[.G6]+[.G29]" office:value-type="float" office:value="47.4">
            <text:p>47.4</text:p>
          </table:table-cell>
          <table:table-cell table:style-name="ce13" table:formula="of:=[.H6]+[.H29]" office:value-type="float" office:value="18.875">
            <text:p>18.88</text:p>
          </table:table-cell>
          <table:table-cell table:style-name="ce13" table:formula="of:=[.I6]+[.I29]" office:value-type="float" office:value="35.05">
            <text:p>35.05</text:p>
          </table:table-cell>
          <table:table-cell table:style-name="ce13" table:formula="of:=[.J6]+[.J29]" office:value-type="float" office:value="48.525">
            <text:p>48.53</text:p>
          </table:table-cell>
          <table:table-cell table:style-name="ce13" table:formula="of:=[.K6]+[.K29]" office:value-type="float" office:value="66.3">
            <text:p>66.3</text:p>
          </table:table-cell>
          <table:table-cell table:style-name="ce13" table:formula="of:=[.L6]+[.L29]" office:value-type="float" office:value="69.85">
            <text:p>69.85</text:p>
          </table:table-cell>
          <table:table-cell table:style-name="ce13" table:formula="of:=[.M6]+[.M29]" office:value-type="float" office:value="33">
            <text:p>33</text:p>
          </table:table-cell>
          <table:table-cell table:style-name="ce13" table:formula="of:=[.N6]+[.N29]" office:value-type="float" office:value="48.2">
            <text:p>48.2</text:p>
          </table:table-cell>
          <table:table-cell table:style-name="ce13" table:formula="of:=[.O6]+[.O29]" office:value-type="float" office:value="59.6">
            <text:p>59.6</text:p>
          </table:table-cell>
          <table:table-cell table:style-name="ce13" table:formula="of:=[.P6]+[.P29]" office:value-type="float" office:value="69.2">
            <text:p>69.2</text:p>
          </table:table-cell>
          <table:table-cell table:style-name="ce13" table:formula="of:=[.Q6]+[.Q29]" office:value-type="float" office:value="56.4">
            <text:p>56.4</text:p>
          </table:table-cell>
          <table:table-cell table:style-name="ce13"/>
          <table:table-cell table:style-name="ce13" table:formula="of:=[.S6]+[.S29]" office:value-type="float" office:value="43.5">
            <text:p>43.5</text:p>
          </table:table-cell>
          <table:table-cell table:style-name="ce13" table:formula="of:=[.T6]+[.T29]" office:value-type="float" office:value="63.75">
            <text:p>63.75</text:p>
          </table:table-cell>
          <table:table-cell table:style-name="ce13" table:number-columns-repeated="6"/>
          <table:table-cell table:style-name="ce13" table:formula="of:=[.AA4]+[.AA29]" office:value-type="float" office:value="11">
            <text:p>11</text:p>
          </table:table-cell>
          <table:table-cell table:style-name="ce13" table:formula="of:=[.AB4]+[.AB29]" office:value-type="float" office:value="14.6">
            <text:p>14.6</text:p>
          </table:table-cell>
          <table:table-cell table:style-name="ce13" table:formula="of:=[.AC4]+[.AC29]" office:value-type="float" office:value="17">
            <text:p>17</text:p>
          </table:table-cell>
          <table:table-cell table:style-name="ce13" table:formula="of:=[.AD4]+[.AD29]" office:value-type="float" office:value="21.2">
            <text:p>21.2</text:p>
          </table:table-cell>
          <table:table-cell table:style-name="ce13" table:formula="of:=[.AE4]+[.AE29]" office:value-type="float" office:value="50.5">
            <text:p>50.5</text:p>
          </table:table-cell>
          <table:table-cell table:style-name="ce13" table:formula="of:=[.AF4]+[.AF29]" office:value-type="float" office:value="39">
            <text:p>39</text:p>
          </table:table-cell>
          <table:table-cell table:style-name="ce13" table:formula="of:=[.AG4]+[.AG29]" office:value-type="float" office:value="51.6">
            <text:p>51.6</text:p>
          </table:table-cell>
          <table:table-cell table:style-name="ce13" table:formula="of:=[.AH4]+[.AH29]" office:value-type="float" office:value="30">
            <text:p>30</text:p>
          </table:table-cell>
          <table:table-cell table:style-name="ce13" table:formula="of:=[.AI4]+[.AI29]" office:value-type="float" office:value="20">
            <text:p>20</text:p>
          </table:table-cell>
          <table:table-cell table:style-name="ce13" table:formula="of:=[.AJ4]+[.AJ29]" office:value-type="float" office:value="25">
            <text:p>25</text:p>
          </table:table-cell>
          <table:table-cell table:style-name="ce13" table:formula="of:=[.AK4]+[.AK29]" office:value-type="float" office:value="50">
            <text:p>50</text:p>
          </table:table-cell>
          <table:table-cell table:style-name="ce13" table:formula="of:=[.AL4]+[.AL29]" office:value-type="float" office:value="32">
            <text:p>32</text:p>
          </table:table-cell>
          <table:table-cell table:style-name="ce13" table:formula="of:=[.AM4]+[.AM29]" office:value-type="float" office:value="17.5">
            <text:p>17.5</text:p>
          </table:table-cell>
          <table:table-cell table:style-name="ce13" table:formula="of:=[.AN4]+[.AN29]" office:value-type="float" office:value="24.2">
            <text:p>24.2</text:p>
          </table:table-cell>
          <table:table-cell table:style-name="ce13" table:formula="of:=[.AO4]+[.AO29]" office:value-type="float" office:value="7.6">
            <text:p>7.6</text:p>
          </table:table-cell>
          <table:table-cell table:style-name="ce13" table:formula="of:=[.AP4]+[.AP29]" office:value-type="float" office:value="19.6">
            <text:p>19.6</text:p>
          </table:table-cell>
          <table:table-cell table:style-name="ce13" table:formula="of:=[.AQ4]+[.AQ29]" office:value-type="float" office:value="25.6">
            <text:p>25.6</text:p>
          </table:table-cell>
          <table:table-cell table:style-name="ce13" table:number-columns-repeated="981"/>
        </table:table-row>
        <table:table-row table:style-name="ro1">
          <table:table-cell table:style-name="ce13"/>
          <table:table-cell table:style-name="ce25" office:value-type="string">
            <text:p>Damage (max.)</text:p>
          </table:table-cell>
          <table:table-cell table:style-name="ce13" table:formula="of:=[.C7]+[.C29]" office:value-type="float" office:value="15">
            <text:p>15</text:p>
          </table:table-cell>
          <table:table-cell table:style-name="ce13" table:formula="of:=[.D7]+[.D29]" office:value-type="float" office:value="23.8">
            <text:p>23.8</text:p>
          </table:table-cell>
          <table:table-cell table:style-name="ce13" table:formula="of:=[.E7]+[.E29]" office:value-type="float" office:value="33.96">
            <text:p>33.96</text:p>
          </table:table-cell>
          <table:table-cell table:style-name="ce13" table:formula="of:=[.F7]+[.F29]" office:value-type="float" office:value="44.4">
            <text:p>44.4</text:p>
          </table:table-cell>
          <table:table-cell table:style-name="ce13" table:formula="of:=[.G7]+[.G29]" office:value-type="float" office:value="54.6">
            <text:p>54.6</text:p>
          </table:table-cell>
          <table:table-cell table:style-name="ce13" table:formula="of:=[.H7]+[.H29]" office:value-type="float" office:value="21.125">
            <text:p>21.13</text:p>
          </table:table-cell>
          <table:table-cell table:style-name="ce13" table:formula="of:=[.I7]+[.I29]" office:value-type="float" office:value="38.95">
            <text:p>38.95</text:p>
          </table:table-cell>
          <table:table-cell table:style-name="ce13" table:formula="of:=[.J7]+[.J29]" office:value-type="float" office:value="53.475">
            <text:p>53.48</text:p>
          </table:table-cell>
          <table:table-cell table:style-name="ce13" table:formula="of:=[.K7]+[.K29]" office:value-type="float" office:value="71.7">
            <text:p>71.7</text:p>
          </table:table-cell>
          <table:table-cell table:style-name="ce13" table:formula="of:=[.L7]+[.L29]" office:value-type="float" office:value="76.15">
            <text:p>76.15</text:p>
          </table:table-cell>
          <table:table-cell table:style-name="ce13" table:formula="of:=[.M7]+[.M29]" office:value-type="float" office:value="35">
            <text:p>35</text:p>
          </table:table-cell>
          <table:table-cell table:style-name="ce13" table:formula="of:=[.N7]+[.N29]" office:value-type="float" office:value="51.8">
            <text:p>51.8</text:p>
          </table:table-cell>
          <table:table-cell table:style-name="ce13" table:formula="of:=[.O7]+[.O29]" office:value-type="float" office:value="64.4">
            <text:p>64.4</text:p>
          </table:table-cell>
          <table:table-cell table:style-name="ce13" table:formula="of:=[.P7]+[.P29]" office:value-type="float" office:value="74.8">
            <text:p>74.8</text:p>
          </table:table-cell>
          <table:table-cell table:style-name="ce13" table:formula="of:=[.Q7]+[.Q29]" office:value-type="float" office:value="63.6">
            <text:p>63.6</text:p>
          </table:table-cell>
          <table:table-cell table:style-name="ce13"/>
          <table:table-cell table:style-name="ce13" table:formula="of:=[.S7]+[.S29]" office:value-type="float" office:value="56.5">
            <text:p>56.5</text:p>
          </table:table-cell>
          <table:table-cell table:style-name="ce13" table:formula="of:=[.T7]+[.T29]" office:value-type="float" office:value="86.25">
            <text:p>86.25</text:p>
          </table:table-cell>
          <table:table-cell table:style-name="ce13" table:number-columns-repeated="6"/>
          <table:table-cell table:style-name="ce13" table:formula="of:=[.AA5]+[.AA29]" office:value-type="float" office:value="12">
            <text:p>12</text:p>
          </table:table-cell>
          <table:table-cell table:style-name="ce13" table:formula="of:=[.AB5]+[.AB29]" office:value-type="float" office:value="20.6">
            <text:p>20.6</text:p>
          </table:table-cell>
          <table:table-cell table:style-name="ce13" table:formula="of:=[.AC5]+[.AC29]" office:value-type="float" office:value="19">
            <text:p>19</text:p>
          </table:table-cell>
          <table:table-cell table:style-name="ce13" table:formula="of:=[.AD5]+[.AD29]" office:value-type="float" office:value="24.2">
            <text:p>24.2</text:p>
          </table:table-cell>
          <table:table-cell table:style-name="ce13" table:formula="of:=[.AE5]+[.AE29]" office:value-type="float" office:value="58.5">
            <text:p>58.5</text:p>
          </table:table-cell>
          <table:table-cell table:style-name="ce13" table:formula="of:=[.AF5]+[.AF29]" office:value-type="float" office:value="53">
            <text:p>53</text:p>
          </table:table-cell>
          <table:table-cell table:style-name="ce13" table:formula="of:=[.AG5]+[.AG29]" office:value-type="float" office:value="71.6">
            <text:p>71.6</text:p>
          </table:table-cell>
          <table:table-cell table:style-name="ce13" table:formula="of:=[.AH5]+[.AH29]" office:value-type="float" office:value="70">
            <text:p>70</text:p>
          </table:table-cell>
          <table:table-cell table:style-name="ce13" table:formula="of:=[.AI5]+[.AI29]" office:value-type="float" office:value="40">
            <text:p>40</text:p>
          </table:table-cell>
          <table:table-cell table:style-name="ce13" table:formula="of:=[.AJ5]+[.AJ29]" office:value-type="float" office:value="55">
            <text:p>55</text:p>
          </table:table-cell>
          <table:table-cell table:style-name="ce13" table:formula="of:=[.AK5]+[.AK29]" office:value-type="float" office:value="130">
            <text:p>130</text:p>
          </table:table-cell>
          <table:table-cell table:style-name="ce13" table:formula="of:=[.AL5]+[.AL29]" office:value-type="float" office:value="44">
            <text:p>44</text:p>
          </table:table-cell>
          <table:table-cell table:style-name="ce13" table:formula="of:=[.AM5]+[.AM29]" office:value-type="float" office:value="25.5">
            <text:p>25.5</text:p>
          </table:table-cell>
          <table:table-cell table:style-name="ce13" table:formula="of:=[.AN5]+[.AN29]" office:value-type="float" office:value="34.2">
            <text:p>34.2</text:p>
          </table:table-cell>
          <table:table-cell table:style-name="ce13" table:formula="of:=[.AO5]+[.AO29]" office:value-type="float" office:value="29.6">
            <text:p>29.6</text:p>
          </table:table-cell>
          <table:table-cell table:style-name="ce13" table:formula="of:=[.AP5]+[.AP29]" office:value-type="float" office:value="39.6">
            <text:p>39.6</text:p>
          </table:table-cell>
          <table:table-cell table:style-name="ce13" table:formula="of:=[.AQ5]+[.AQ29]" office:value-type="float" office:value="45.6">
            <text:p>45.6</text:p>
          </table:table-cell>
          <table:table-cell table:style-name="ce13" table:number-columns-repeated="981"/>
        </table:table-row>
        <table:table-row table:style-name="ro1">
          <table:table-cell/>
          <table:table-cell office:value-type="string">
            <text:p>Damage (avg.)</text:p>
          </table:table-cell>
          <table:table-cell table:formula="of:=([.C32]+[.C33])/2" office:value-type="float" office:value="13.8">
            <text:p>13.8</text:p>
          </table:table-cell>
          <table:table-cell table:formula="of:=([.D32]+[.D33])/2" office:value-type="float" office:value="22">
            <text:p>22</text:p>
          </table:table-cell>
          <table:table-cell table:formula="of:=([.E32]+[.E33])/2" office:value-type="float" office:value="31.4">
            <text:p>31.4</text:p>
          </table:table-cell>
          <table:table-cell table:formula="of:=([.F32]+[.F33])/2" office:value-type="float" office:value="41.6">
            <text:p>41.6</text:p>
          </table:table-cell>
          <table:table-cell table:formula="of:=([.G32]+[.G33])/2" office:value-type="float" office:value="51">
            <text:p>51</text:p>
          </table:table-cell>
          <table:table-cell table:formula="of:=([.H32]+[.H33])/2" office:value-type="float" office:value="20">
            <text:p>20</text:p>
          </table:table-cell>
          <table:table-cell table:formula="of:=([.I32]+[.I33])/2" office:value-type="float" office:value="37">
            <text:p>37</text:p>
          </table:table-cell>
          <table:table-cell table:formula="of:=([.J32]+[.J33])/2" office:value-type="float" office:value="51">
            <text:p>51</text:p>
          </table:table-cell>
          <table:table-cell table:formula="of:=([.K32]+[.K33])/2" office:value-type="float" office:value="69">
            <text:p>69</text:p>
          </table:table-cell>
          <table:table-cell table:formula="of:=([.L32]+[.L33])/2" office:value-type="float" office:value="73">
            <text:p>73</text:p>
          </table:table-cell>
          <table:table-cell table:formula="of:=([.M32]+[.M33])/2" office:value-type="float" office:value="34">
            <text:p>34</text:p>
          </table:table-cell>
          <table:table-cell table:formula="of:=([.N32]+[.N33])/2" office:value-type="float" office:value="50">
            <text:p>50</text:p>
          </table:table-cell>
          <table:table-cell table:formula="of:=([.O32]+[.O33])/2" office:value-type="float" office:value="62">
            <text:p>62</text:p>
          </table:table-cell>
          <table:table-cell table:formula="of:=([.P32]+[.P33])/2" office:value-type="float" office:value="72">
            <text:p>72</text:p>
          </table:table-cell>
          <table:table-cell table:formula="of:=([.Q32]+[.Q33])/2" office:value-type="float" office:value="60">
            <text:p>60</text:p>
          </table:table-cell>
          <table:table-cell/>
          <table:table-cell table:formula="of:=([.S32]+[.S33])/2" office:value-type="float" office:value="50">
            <text:p>50</text:p>
          </table:table-cell>
          <table:table-cell table:formula="of:=([.T32]+[.T33])/2" office:value-type="float" office:value="75">
            <text:p>75</text:p>
          </table:table-cell>
          <table:table-cell table:number-columns-repeated="6"/>
          <table:table-cell table:formula="of:=([.AA32]+[.AA33])/2" office:value-type="float" office:value="11.5">
            <text:p>11.5</text:p>
          </table:table-cell>
          <table:table-cell table:formula="of:=([.AB32]+[.AB33])/2" office:value-type="float" office:value="17.6">
            <text:p>17.6</text:p>
          </table:table-cell>
          <table:table-cell table:formula="of:=([.AC32]+[.AC33])/2" office:value-type="float" office:value="18">
            <text:p>18</text:p>
          </table:table-cell>
          <table:table-cell table:formula="of:=([.AD32]+[.AD33])/2" office:value-type="float" office:value="22.7">
            <text:p>22.7</text:p>
          </table:table-cell>
          <table:table-cell table:formula="of:=([.AE32]+[.AE33])/2" office:value-type="float" office:value="54.5">
            <text:p>54.5</text:p>
          </table:table-cell>
          <table:table-cell table:formula="of:=([.AF32]+[.AF33])/2" office:value-type="float" office:value="46">
            <text:p>46</text:p>
          </table:table-cell>
          <table:table-cell table:formula="of:=([.AG32]+[.AG33])/2" office:value-type="float" office:value="61.6">
            <text:p>61.6</text:p>
          </table:table-cell>
          <table:table-cell table:formula="of:=([.AH32]+[.AH33])/2" office:value-type="float" office:value="50">
            <text:p>50</text:p>
          </table:table-cell>
          <table:table-cell table:formula="of:=([.AI32]+[.AI33])/2" office:value-type="float" office:value="30">
            <text:p>30</text:p>
          </table:table-cell>
          <table:table-cell table:formula="of:=([.AJ32]+[.AJ33])/2" office:value-type="float" office:value="40">
            <text:p>40</text:p>
          </table:table-cell>
          <table:table-cell table:formula="of:=([.AK32]+[.AK33])/2" office:value-type="float" office:value="90">
            <text:p>90</text:p>
          </table:table-cell>
          <table:table-cell table:formula="of:=([.AL32]+[.AL33])/2" office:value-type="float" office:value="38">
            <text:p>38</text:p>
          </table:table-cell>
          <table:table-cell table:formula="of:=([.AM32]+[.AM33])/2" office:value-type="float" office:value="21.5">
            <text:p>21.5</text:p>
          </table:table-cell>
          <table:table-cell table:formula="of:=([.AN32]+[.AN33])/2" office:value-type="float" office:value="29.2">
            <text:p>29.2</text:p>
          </table:table-cell>
          <table:table-cell table:formula="of:=([.AO32]+[.AO33])/2" office:value-type="float" office:value="18.6">
            <text:p>18.6</text:p>
          </table:table-cell>
          <table:table-cell table:formula="of:=([.AP32]+[.AP33])/2" office:value-type="float" office:value="29.6">
            <text:p>29.6</text:p>
          </table:table-cell>
          <table:table-cell table:formula="of:=([.AQ32]+[.AQ33])/2" office:value-type="float" office:value="35.6">
            <text:p>35.6</text:p>
          </table:table-cell>
          <table:table-cell table:number-columns-repeated="981"/>
        </table:table-row>
        <table:table-row table:style-name="ro1">
          <table:table-cell table:style-name="ce9"/>
          <table:table-cell table:style-name="ce20" office:value-type="string">
            <text:p>Reach</text:p>
          </table:table-cell>
          <table:table-cell table:style-name="ce9" table:formula="of:=[.C8]+[.C31]" office:value-type="float" office:value="0.2">
            <text:p>0.2</text:p>
          </table:table-cell>
          <table:table-cell table:style-name="ce9" table:formula="of:=[.D8]+[.D31]" office:value-type="float" office:value="0.5">
            <text:p>0.5</text:p>
          </table:table-cell>
          <table:table-cell table:style-name="ce9" table:formula="of:=[.E8]+[.E31]" office:value-type="float" office:value="0.9">
            <text:p>0.9</text:p>
          </table:table-cell>
          <table:table-cell table:style-name="ce9" table:formula="of:=[.F8]+[.F31]" office:value-type="float" office:value="1.1">
            <text:p>1.1</text:p>
          </table:table-cell>
          <table:table-cell table:style-name="ce9" table:formula="of:=[.G8]+[.G31]" office:value-type="float" office:value="1.3">
            <text:p>1.3</text:p>
          </table:table-cell>
          <table:table-cell table:style-name="ce9" table:formula="of:=[.H8]+[.H31]" office:value-type="float" office:value="0.25">
            <text:p>0.25</text:p>
          </table:table-cell>
          <table:table-cell table:style-name="ce9" table:formula="of:=[.I8]+[.I31]" office:value-type="float" office:value="0.5">
            <text:p>0.5</text:p>
          </table:table-cell>
          <table:table-cell table:style-name="ce9" table:formula="of:=[.J8]+[.J31]" office:value-type="float" office:value="0.7">
            <text:p>0.7</text:p>
          </table:table-cell>
          <table:table-cell table:style-name="ce9" table:formula="of:=[.K8]+[.K31]" office:value-type="float" office:value="1">
            <text:p>1</text:p>
          </table:table-cell>
          <table:table-cell table:style-name="ce9" table:formula="of:=[.L8]+[.L31]" office:value-type="float" office:value="1.4">
            <text:p>1.4</text:p>
          </table:table-cell>
          <table:table-cell table:style-name="ce9" table:formula="of:=[.M8]+[.M31]" office:value-type="float" office:value="0.3">
            <text:p>0.3</text:p>
          </table:table-cell>
          <table:table-cell table:style-name="ce9" table:formula="of:=[.N8]+[.N31]" office:value-type="float" office:value="0.4">
            <text:p>0.4</text:p>
          </table:table-cell>
          <table:table-cell table:style-name="ce9" table:formula="of:=[.O8]+[.O31]" office:value-type="float" office:value="0.6">
            <text:p>0.6</text:p>
          </table:table-cell>
          <table:table-cell table:style-name="ce9" table:formula="of:=[.P8]+[.P31]" office:value-type="float" office:value="1.2">
            <text:p>1.2</text:p>
          </table:table-cell>
          <table:table-cell table:style-name="ce9" table:formula="of:=[.Q8]+[.Q31]" office:value-type="float" office:value="1.5">
            <text:p>1.5</text:p>
          </table:table-cell>
          <table:table-cell table:style-name="ce9"/>
          <table:table-cell table:style-name="ce9" table:formula="of:=[.S8]+[.S31]" office:value-type="float" office:value="1.7">
            <text:p>1.7</text:p>
          </table:table-cell>
          <table:table-cell table:style-name="ce9" table:formula="of:=[.T8]+[.T31]" office:value-type="float" office:value="1.5">
            <text:p>1.5</text:p>
          </table:table-cell>
          <table:table-cell table:style-name="ce9" table:number-columns-repeated="6"/>
          <table:table-cell table:style-name="ce9" table:formula="of:=[.AA8]+[.AA31]" office:value-type="float" office:value="0">
            <text:p>0</text:p>
          </table:table-cell>
          <table:table-cell table:style-name="ce9" table:formula="of:=[.AB8]+[.AB31]" office:value-type="float" office:value="0.2">
            <text:p>0.2</text:p>
          </table:table-cell>
          <table:table-cell table:style-name="ce9" table:formula="of:=[.AC8]+[.AC31]" office:value-type="float" office:value="0.4">
            <text:p>0.4</text:p>
          </table:table-cell>
          <table:table-cell table:style-name="ce9" table:formula="of:=[.AD8]+[.AD31]" office:value-type="float" office:value="0.5">
            <text:p>0.5</text:p>
          </table:table-cell>
          <table:table-cell table:style-name="ce9" table:formula="of:=[.AE8]+[.AE31]" office:value-type="float" office:value="0.5">
            <text:p>0.5</text:p>
          </table:table-cell>
          <table:table-cell table:style-name="ce9" table:formula="of:=[.AF8]+[.AF31]" office:value-type="float" office:value="0.5">
            <text:p>0.5</text:p>
          </table:table-cell>
          <table:table-cell table:style-name="ce9" table:formula="of:=[.AG8]+[.AG31]" office:value-type="float" office:value="1.5">
            <text:p>1.5</text:p>
          </table:table-cell>
          <table:table-cell table:style-name="ce9" table:formula="of:=[.AH8]+[.AH31]" office:value-type="float" office:value="40">
            <text:p>40</text:p>
          </table:table-cell>
          <table:table-cell table:style-name="ce9" table:formula="of:=[.AI8]+[.AI31]" office:value-type="float" office:value="20">
            <text:p>20</text:p>
          </table:table-cell>
          <table:table-cell table:style-name="ce9" table:formula="of:=[.AJ8]+[.AJ31]" office:value-type="float" office:value="30">
            <text:p>30</text:p>
          </table:table-cell>
          <table:table-cell table:style-name="ce9" table:formula="of:=[.AK8]+[.AK31]" office:value-type="float" office:value="60">
            <text:p>60</text:p>
          </table:table-cell>
          <table:table-cell table:style-name="ce9" table:formula="of:=[.AL8]+[.AL31]" office:value-type="float" office:value="15.4">
            <text:p>15.4</text:p>
          </table:table-cell>
          <table:table-cell table:style-name="ce9" table:formula="of:=[.AM8]+[.AM31]" office:value-type="float" office:value="0.4">
            <text:p>0.4</text:p>
          </table:table-cell>
          <table:table-cell table:style-name="ce9" table:formula="of:=[.AN8]+[.AN31]" office:value-type="float" office:value="0.8">
            <text:p>0.8</text:p>
          </table:table-cell>
          <table:table-cell table:style-name="ce9" table:formula="of:=[.AO8]+[.AO31]" office:value-type="float" office:value="0.8">
            <text:p>0.8</text:p>
          </table:table-cell>
          <table:table-cell table:style-name="ce9" table:formula="of:=[.AP8]+[.AP31]" office:value-type="float" office:value="0.6">
            <text:p>0.6</text:p>
          </table:table-cell>
          <table:table-cell table:style-name="ce9" table:formula="of:=[.AQ8]+[.AQ31]" office:value-type="float" office:value="1.2">
            <text:p>1.2</text:p>
          </table:table-cell>
          <table:table-cell table:style-name="ce9" table:number-columns-repeated="981"/>
        </table:table-row>
        <table:table-row table:style-name="ro1">
          <table:table-cell/>
          <table:table-cell office:value-type="string">
            <text:p>Damage per second</text:p>
          </table:table-cell>
          <table:table-cell table:formula="of:=[.C34]*[.C9]*[.C10]*[.C30]" office:value-type="float" office:value="37.4341151902998">
            <text:p>37.43</text:p>
          </table:table-cell>
          <table:table-cell table:formula="of:=[.D34]*[.D9]*[.D10]*[.D30]" office:value-type="float" office:value="38.3459962266143">
            <text:p>38.35</text:p>
          </table:table-cell>
          <table:table-cell table:formula="of:=[.E34]*[.E9]*[.E10]*[.E30]" office:value-type="float" office:value="45.2806773521217">
            <text:p>45.28</text:p>
          </table:table-cell>
          <table:table-cell table:formula="of:=[.F34]*[.F9]*[.F10]*[.F30]" office:value-type="float" office:value="0">
            <text:p>0</text:p>
          </table:table-cell>
          <table:table-cell table:formula="of:=[.G34]*[.G9]*[.G10]*[.G30]" office:value-type="float" office:value="0">
            <text:p>0</text:p>
          </table:table-cell>
          <table:table-cell table:formula="of:=[.H34]*[.H9]*[.H10]*[.H30]" office:value-type="float" office:value="0">
            <text:p>0</text:p>
          </table:table-cell>
          <table:table-cell table:formula="of:=[.I34]*[.I9]*[.I10]*[.I30]" office:value-type="float" office:value="0">
            <text:p>0</text:p>
          </table:table-cell>
          <table:table-cell table:formula="of:=[.J34]*[.J9]*[.J10]*[.J30]" office:value-type="float" office:value="0">
            <text:p>0</text:p>
          </table:table-cell>
          <table:table-cell table:formula="of:=[.K34]*[.K9]*[.K10]*[.K30]" office:value-type="float" office:value="46.1568694768794">
            <text:p>46.16</text:p>
          </table:table-cell>
          <table:table-cell table:formula="of:=[.L34]*[.L9]*[.L10]*[.L30]" office:value-type="float" office:value="37.1029417495909">
            <text:p>37.1</text:p>
          </table:table-cell>
          <table:table-cell table:formula="of:=[.M34]*[.M9]*[.M10]*[.M30]" office:value-type="float" office:value="0">
            <text:p>0</text:p>
          </table:table-cell>
          <table:table-cell table:formula="of:=[.N34]*[.N9]*[.N10]*[.N30]" office:value-type="float" office:value="0">
            <text:p>0</text:p>
          </table:table-cell>
          <table:table-cell table:formula="of:=[.O34]*[.O9]*[.O10]*[.O30]" office:value-type="float" office:value="0">
            <text:p>0</text:p>
          </table:table-cell>
          <table:table-cell table:formula="of:=[.P34]*[.P9]*[.P10]*[.P30]" office:value-type="float" office:value="35.5417431801684">
            <text:p>35.54</text:p>
          </table:table-cell>
          <table:table-cell table:formula="of:=[.Q34]*[.Q9]*[.Q10]*[.Q30]" office:value-type="float" office:value="23.1032270497395">
            <text:p>23.1</text:p>
          </table:table-cell>
          <table:table-cell/>
          <table:table-cell table:formula="of:=[.S34]/S#REF!" office:value-type="float" office:value="0">
            <text:p>#NAME?</text:p>
          </table:table-cell>
          <table:table-cell table:formula="of:=[.T34]/T#REF!" office:value-type="float" office:value="0">
            <text:p>#NAME?</text:p>
          </table:table-cell>
          <table:table-cell table:number-columns-repeated="6"/>
          <table:table-cell table:formula="of:=[.AA34]/AA#REF!" office:value-type="float" office:value="0">
            <text:p>#NAME?</text:p>
          </table:table-cell>
          <table:table-cell table:formula="of:=[.AB34]/AB#REF!" office:value-type="float" office:value="0">
            <text:p>#NAME?</text:p>
          </table:table-cell>
          <table:table-cell table:formula="of:=[.AC34]/AC#REF!" office:value-type="float" office:value="0">
            <text:p>#NAME?</text:p>
          </table:table-cell>
          <table:table-cell table:formula="of:=[.AD34]/AD#REF!" office:value-type="float" office:value="0">
            <text:p>#NAME?</text:p>
          </table:table-cell>
          <table:table-cell table:formula="of:=[.AE34]/AE#REF!" office:value-type="float" office:value="0">
            <text:p>#NAME?</text:p>
          </table:table-cell>
          <table:table-cell table:formula="of:=[.AF34]/AF#REF!" office:value-type="float" office:value="0">
            <text:p>#NAME?</text:p>
          </table:table-cell>
          <table:table-cell table:formula="of:=[.AG34]/AG#REF!" office:value-type="float" office:value="0">
            <text:p>#NAME?</text:p>
          </table:table-cell>
          <table:table-cell table:formula="of:=[.AH34]/AH#REF!" office:value-type="float" office:value="0">
            <text:p>#NAME?</text:p>
          </table:table-cell>
          <table:table-cell table:formula="of:=[.AI34]/AI#REF!" office:value-type="float" office:value="0">
            <text:p>#NAME?</text:p>
          </table:table-cell>
          <table:table-cell table:formula="of:=[.AJ34]/AJ#REF!" office:value-type="float" office:value="0">
            <text:p>#NAME?</text:p>
          </table:table-cell>
          <table:table-cell table:formula="of:=[.AK34]/AK#REF!" office:value-type="float" office:value="0">
            <text:p>#NAME?</text:p>
          </table:table-cell>
          <table:table-cell table:formula="of:=[.AL34]/AL#REF!" office:value-type="float" office:value="0">
            <text:p>#NAME?</text:p>
          </table:table-cell>
          <table:table-cell table:formula="of:=[.AM34]/AM#REF!" office:value-type="float" office:value="0">
            <text:p>#NAME?</text:p>
          </table:table-cell>
          <table:table-cell table:formula="of:=[.AN34]/AN#REF!" office:value-type="float" office:value="0">
            <text:p>#NAME?</text:p>
          </table:table-cell>
          <table:table-cell table:formula="of:=[.AO34]/AO#REF!" office:value-type="float" office:value="0">
            <text:p>#NAME?</text:p>
          </table:table-cell>
          <table:table-cell table:formula="of:=[.AP34]/AP#REF!" office:value-type="float" office:value="0">
            <text:p>#NAME?</text:p>
          </table:table-cell>
          <table:table-cell table:formula="of:=[.AQ34]/AQ#REF!" office:value-type="float" office:value="0">
            <text:p>#NAME?</text:p>
          </table:table-cell>
          <table:table-cell table:number-columns-repeated="981"/>
        </table:table-row>
        <table:table-row table:style-name="ro1">
          <table:table-cell table:style-name="ce12"/>
          <table:table-cell table:style-name="ce23"/>
          <table:table-cell table:style-name="ce12" table:number-columns-repeated="1022"/>
        </table:table-row>
        <table:table-row table:style-name="ro1">
          <table:table-cell table:style-name="ce12"/>
          <table:table-cell table:style-name="ce23" office:value-type="string">
            <text:p>Example stats</text:p>
          </table:table-cell>
          <table:table-cell table:style-name="ce12" table:number-columns-repeated="1022"/>
        </table:table-row>
        <table:table-row table:style-name="ro1">
          <table:table-cell table:style-name="Default"/>
          <table:table-cell table:style-name="ce28" office:value-type="string">
            <text:p>STR</text:p>
          </table:table-cell>
          <table:table-cell table:style-name="ce34" office:value-type="float" office:value="31">
            <text:p>31</text:p>
          </table:table-cell>
          <table:table-cell table:style-name="Default" table:number-columns-repeated="1021"/>
        </table:table-row>
        <table:table-row table:style-name="ro1">
          <table:table-cell table:style-name="Default"/>
          <table:table-cell table:style-name="ce29" office:value-type="string">
            <text:p>DEX</text:p>
          </table:table-cell>
          <table:table-cell table:style-name="ce35" office:value-type="float" office:value="15">
            <text:p>15</text:p>
          </table:table-cell>
          <table:table-cell table:style-name="Default" table:number-columns-repeated="1021"/>
        </table:table-row>
        <table:table-row table:style-name="ro1">
          <table:table-cell table:style-name="Default"/>
          <table:table-cell table:style-name="ce30" office:value-type="string">
            <text:p>INT</text:p>
          </table:table-cell>
          <table:table-cell table:style-name="ce36" office:value-type="float" office:value="31">
            <text:p>31</text:p>
          </table:table-cell>
          <table:table-cell table:style-name="Default" table:number-columns-repeated="1021"/>
        </table:table-row>
      </table:table>
      <table:table table:name="util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4" table:number-columns-repeated="3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frames</text:p>
          </table:table-cell>
          <table:table-cell office:value-type="string">
            <text:p>seconds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[.A4]/30" office:value-type="float" office:value="0.0333333333333333">
            <text:p>0.03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table:formula="of:=[.A5]/30" office:value-type="float" office:value="0.0666666666666667">
            <text:p>0.07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formula="of:=[.A6]/30"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table:formula="of:=[.A7]/30" office:value-type="float" office:value="0.133333333333333">
            <text:p>0.13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table:formula="of:=[.A8]/30" office:value-type="float" office:value="0.166666666666667">
            <text:p>0.17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table:formula="of:=[.A9]/30" office:value-type="float" office:value="0.2">
            <text:p>0.2</text:p>
          </table:table-cell>
          <table:table-cell table:number-columns-repeated="3"/>
          <table:table-cell office:value-type="float" office:value="1.67">
            <text:p>1.67</text:p>
          </table:table-cell>
          <table:table-cell office:value-type="float" office:value="1.83">
            <text:p>1.83</text:p>
          </table:table-cell>
          <table:table-cell table:formula="of:=[.G9]-[.F9]" office:value-type="float" office:value="0.16">
            <text:p>0.1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A10]/30" office:value-type="float" office:value="0.233333333333333">
            <text:p>0.23</text:p>
          </table:table-cell>
          <table:table-cell table:number-columns-repeated="3"/>
          <table:table-cell office:value-type="float" office:value="1.67">
            <text:p>1.67</text:p>
          </table:table-cell>
          <table:table-cell office:value-type="float" office:value="2.17">
            <text:p>2.17</text:p>
          </table:table-cell>
          <table:table-cell table:formula="of:=[.G10]-[.F10]" office:value-type="float" office:value="0.5">
            <text:p>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A11]/30" office:value-type="float" office:value="0.266666666666667">
            <text:p>0.27</text:p>
          </table:table-cell>
          <table:table-cell table:number-columns-repeated="3"/>
          <table:table-cell office:value-type="float" office:value="1.67">
            <text:p>1.67</text:p>
          </table:table-cell>
          <table:table-cell office:value-type="float" office:value="2.8">
            <text:p>2.8</text:p>
          </table:table-cell>
          <table:table-cell table:formula="of:=[.G11]-[.F11]" office:value-type="float" office:value="1.13">
            <text:p>1.1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A12]/30" office:value-type="float" office:value="0.3">
            <text:p>0.3</text:p>
          </table:table-cell>
          <table:table-cell table:number-columns-repeated="3"/>
          <table:table-cell office:value-type="float" office:value="2.8">
            <text:p>2.8</text:p>
          </table:table-cell>
          <table:table-cell office:value-type="float" office:value="3.5">
            <text:p>3.5</text:p>
          </table:table-cell>
          <table:table-cell table:formula="of:=[.G12]-[.F12]" office:value-type="float" office:value="0.7">
            <text:p>0.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A13]/30" office:value-type="float" office:value="0.333333333333333">
            <text:p>0.33</text:p>
          </table:table-cell>
          <table:table-cell table:number-columns-repeated="3"/>
          <table:table-cell office:value-type="float" office:value="2.8">
            <text:p>2.8</text:p>
          </table:table-cell>
          <table:table-cell office:value-type="float" office:value="3.7">
            <text:p>3.7</text:p>
          </table:table-cell>
          <table:table-cell table:formula="of:=[.G13]-[.F13]" office:value-type="float" office:value="0.9">
            <text:p>0.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A14]/30" office:value-type="float" office:value="0.366666666666667">
            <text:p>0.37</text:p>
          </table:table-cell>
          <table:table-cell table:number-columns-repeated="3"/>
          <table:table-cell office:value-type="float" office:value="2.8">
            <text:p>2.8</text:p>
          </table:table-cell>
          <table:table-cell office:value-type="float" office:value="5">
            <text:p>5</text:p>
          </table:table-cell>
          <table:table-cell table:formula="of:=[.G14]-[.F14]" office:value-type="float" office:value="2.2">
            <text:p>2.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A15]/30" office:value-type="float" office:value="0.4">
            <text:p>0.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table:formula="of:=[.A16]/30" office:value-type="float" office:value="0.433333333333333">
            <text:p>0.43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table:formula="of:=[.A17]/30" office:value-type="float" office:value="0.466666666666667">
            <text:p>0.47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table:formula="of:=[.A18]/30" office:value-type="float" office:value="0.5">
            <text:p>0.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table:formula="of:=[.A19]/30" office:value-type="float" office:value="0.533333333333333">
            <text:p>0.53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table:formula="of:=[.A20]/30" office:value-type="float" office:value="0.566666666666667">
            <text:p>0.57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table:formula="of:=[.A21]/30" office:value-type="float" office:value="0.6">
            <text:p>0.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table:formula="of:=[.A22]/30" office:value-type="float" office:value="0.633333333333333">
            <text:p>0.6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formula="of:=[.A23]/30" office:value-type="float" office:value="0.666666666666667">
            <text:p>0.67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table:formula="of:=[.A24]/30" office:value-type="float" office:value="0.7">
            <text:p>0.7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table:formula="of:=[.A25]/30" office:value-type="float" office:value="0.733333333333333">
            <text:p>0.73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table:formula="of:=[.A26]/30" office:value-type="float" office:value="0.766666666666667">
            <text:p>0.77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table:formula="of:=[.A27]/30" office:value-type="float" office:value="0.8">
            <text:p>0.8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table:formula="of:=[.A28]/30" office:value-type="float" office:value="0.833333333333333">
            <text:p>0.83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table:formula="of:=[.A29]/30" office:value-type="float" office:value="0.866666666666667">
            <text:p>0.87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table:formula="of:=[.A30]/30" office:value-type="float" office:value="0.9">
            <text:p>0.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table:formula="of:=[.A31]/30" office:value-type="float" office:value="0.933333333333333">
            <text:p>0.93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table:formula="of:=[.A32]/30" office:value-type="float" office:value="0.966666666666667">
            <text:p>0.97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table:formula="of:=[.A33]/30" office:value-type="float" office:value="1">
            <text:p>1</text:p>
          </table:table-cell>
          <table:table-cell table:number-columns-repeated="6"/>
        </table:table-row>
      </table:table>
      <table:table table:name="skills" table:style-name="ta1" table:print="false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number-columns-repeated="11" table:default-cell-style-name="Default"/>
        <table:table-column table:style-name="co7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kill</text:p>
          </table:table-cell>
          <table:table-cell office:value-type="string">
            <text:p>Dagger Combo</text:p>
          </table:table-cell>
          <table:table-cell office:value-type="string">
            <text:p>Sword Combo</text:p>
          </table:table-cell>
          <table:table-cell office:value-type="string">
            <text:p>Hammer2H Combo</text:p>
          </table:table-cell>
          <table:table-cell table:number-columns-repeated="1019"/>
        </table:table-row>
        <table:table-row table:style-name="ro1">
          <table:table-cell table:style-name="ce38"/>
          <table:table-cell table:style-name="ce38" office:value-type="string">
            <text:p>Attack 1 time</text:p>
          </table:table-cell>
          <table:table-cell table:style-name="ce38" office:value-type="float" office:value="0.6">
            <text:p>0.6</text:p>
          </table:table-cell>
          <table:table-cell table:style-name="ce38" office:value-type="float" office:value="0.87">
            <text:p>0.87</text:p>
          </table:table-cell>
          <table:table-cell table:style-name="ce38" office:value-type="float" office:value="1.67">
            <text:p>1.67</text:p>
          </table:table-cell>
          <table:table-cell table:style-name="ce38" table:number-columns-repeated="1019"/>
        </table:table-row>
        <table:table-row table:style-name="ro1">
          <table:table-cell table:style-name="ce38"/>
          <table:table-cell table:style-name="ce38" office:value-type="string">
            <text:p>Attack 2 time</text:p>
          </table:table-cell>
          <table:table-cell table:style-name="ce38" office:value-type="float" office:value="0.47">
            <text:p>0.47</text:p>
          </table:table-cell>
          <table:table-cell table:style-name="ce38" office:value-type="float" office:value="1.03">
            <text:p>1.03</text:p>
          </table:table-cell>
          <table:table-cell table:style-name="ce38" office:value-type="float" office:value="1.13">
            <text:p>1.13</text:p>
          </table:table-cell>
          <table:table-cell table:style-name="ce38" table:number-columns-repeated="1019"/>
        </table:table-row>
        <table:table-row table:style-name="ro1">
          <table:table-cell table:style-name="ce38"/>
          <table:table-cell table:style-name="ce38" office:value-type="string">
            <text:p>Attack 3 time</text:p>
          </table:table-cell>
          <table:table-cell table:style-name="ce38" office:value-type="float" office:value="1.2">
            <text:p>1.2</text:p>
          </table:table-cell>
          <table:table-cell table:style-name="ce38" office:value-type="float" office:value="1.57">
            <text:p>1.57</text:p>
          </table:table-cell>
          <table:table-cell table:style-name="ce38" office:value-type="float" office:value="2.2">
            <text:p>2.2</text:p>
          </table:table-cell>
          <table:table-cell table:style-name="ce38" table:number-columns-repeated="1019"/>
        </table:table-row>
        <table:table-row table:style-name="ro1">
          <table:table-cell table:style-name="ce38"/>
          <table:table-cell table:style-name="ce38" office:value-type="string">
            <text:p>Attack 1 damage multiplier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.2">
            <text:p>1.2</text:p>
          </table:table-cell>
          <table:table-cell table:style-name="ce38" office:value-type="float" office:value="1">
            <text:p>1</text:p>
          </table:table-cell>
          <table:table-cell table:style-name="ce38" table:number-columns-repeated="1019"/>
        </table:table-row>
        <table:table-row table:style-name="ro1">
          <table:table-cell table:style-name="ce38"/>
          <table:table-cell table:style-name="ce38" office:value-type="string">
            <text:p>Attack 2 damage multiplier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.8">
            <text:p>0.8</text:p>
          </table:table-cell>
          <table:table-cell table:style-name="ce38" office:value-type="float" office:value="1">
            <text:p>1</text:p>
          </table:table-cell>
          <table:table-cell table:style-name="ce38" table:number-columns-repeated="1019"/>
        </table:table-row>
        <table:table-row table:style-name="ro1">
          <table:table-cell table:style-name="ce38"/>
          <table:table-cell table:style-name="ce38" office:value-type="string">
            <text:p>Attack 3 damage multiplier</text:p>
          </table:table-cell>
          <table:table-cell table:number-columns-repeated="2"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38" table:number-columns-repeated="1019"/>
        </table:table-row>
        <table:table-row table:style-name="ro1">
          <table:table-cell table:style-name="ce38"/>
          <table:table-cell table:style-name="ce38" office:value-type="string">
            <text:p>Natural multiplier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.8">
            <text:p>0.8</text:p>
          </table:table-cell>
          <table:table-cell table:style-name="ce38" office:value-type="float" office:value="0.5">
            <text:p>0.5</text:p>
          </table:table-cell>
          <table:table-cell table:style-name="ce38" table:number-columns-repeated="1019"/>
        </table:table-row>
        <table:table-row table:style-name="ro1">
          <table:table-cell/>
          <table:table-cell office:value-type="string">
            <text:p>Natural average attack time</text:p>
          </table:table-cell>
          <table:table-cell table:formula="of:=([.C3]+[.C4]+[.C5])/(3/[.C9])" office:value-type="float" office:value="0.756666666666667">
            <text:p>0.76</text:p>
          </table:table-cell>
          <table:table-cell table:formula="of:=([.D3]+[.D4]+[.D5])/(3/[.D9])" office:value-type="float" office:value="0.925333333333333">
            <text:p>0.93</text:p>
          </table:table-cell>
          <table:table-cell table:formula="of:=([.E3]+[.E4]+[.E5])/(3/[.E9])" office:value-type="float" office:value="0.833333333333333">
            <text:p>0.8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Natural base dps multiplier</text:p>
          </table:table-cell>
          <table:table-cell table:formula="of:=(([.C6]+[.C7]+[.C8])/3)/[.C10]" office:value-type="float" office:value="1.76211453744493">
            <text:p>1.76</text:p>
          </table:table-cell>
          <table:table-cell table:formula="of:=(([.D6]+[.D7]+[.D8])/3)/[.D10]" office:value-type="float" office:value="1.44092219020173">
            <text:p>1.44</text:p>
          </table:table-cell>
          <table:table-cell table:formula="of:=(([.E6]+[.E7]+[.E8])/3)/[.E10]" office:value-type="float" office:value="1.2">
            <text:p>1.2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Average attack time</text:p>
          </table:table-cell>
          <table:table-cell table:formula="of:=([.C3]+[.C4]+[.C5]) / ([.$C$24] / [.C9]) / 3" office:value-type="float" office:value="0.756666666666667">
            <text:p>0.76</text:p>
          </table:table-cell>
          <table:table-cell table:formula="of:=([.D3]+[.D4]+[.D5]) / ([.$C$24] / [.D9]) / 3" office:value-type="float" office:value="0.925333333333333">
            <text:p>0.93</text:p>
          </table:table-cell>
          <table:table-cell table:formula="of:=([.E3]+[.E4]+[.E5]) / ([.$C$24] / [.E9]) / 3" office:value-type="float" office:value="0.833333333333333">
            <text:p>0.8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ttacks per second</text:p>
          </table:table-cell>
          <table:table-cell table:formula="of:=1/[.C15]" office:value-type="float" office:value="1.3215859030837">
            <text:p>1.32</text:p>
          </table:table-cell>
          <table:table-cell table:formula="of:=1/[.D15]" office:value-type="float" office:value="1.0806916426513">
            <text:p>1.08</text:p>
          </table:table-cell>
          <table:table-cell table:formula="of:=1/[.E15]" office:value-type="float" office:value="1.2">
            <text:p>1.2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>
            <text:p>Examp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ttack speed</text:p>
          </table:table-cell>
          <table:table-cell table:style-name="ce39" office:value-type="percentage" office:value="1">
            <text:p>100.00%</text:p>
          </table:table-cell>
          <table:table-cell table:number-columns-repeated="1021"/>
        </table:table-row>
      </table:table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1" table:default-cell-style-name="ce39"/>
        <table:table-column table:style-name="co1" table:number-columns-repeated="5" table:default-cell-style-name="Default"/>
        <table:table-column table:style-name="co1" table:default-cell-style-name="ce39"/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table:style-name="ce40" office:value-type="string" table:number-columns-spanned="1" table:number-rows-spanned="2">
            <text:p>Item ID</text:p>
          </table:table-cell>
          <table:table-cell table:style-name="ce40" office:value-type="string" table:number-columns-spanned="1" table:number-rows-spanned="2">
            <text:p>Name</text:p>
          </table:table-cell>
          <table:table-cell table:style-name="ce40" office:value-type="string" table:number-columns-spanned="1" table:number-rows-spanned="2">
            <text:p>Slot</text:p>
          </table:table-cell>
          <table:table-cell table:style-name="ce41" office:value-type="string" table:number-columns-spanned="2" table:number-rows-spanned="1">
            <text:p>Damage</text:p>
          </table:table-cell>
          <table:covered-table-cell table:style-name="Default"/>
          <table:table-cell table:style-name="ce41" office:value-type="string" table:number-columns-spanned="2" table:number-rows-spanned="1">
            <text:p>Piercing</text:p>
          </table:table-cell>
          <table:covered-table-cell table:style-name="ce41"/>
          <table:table-cell table:style-name="ce41" office:value-type="string" table:number-columns-spanned="2" table:number-rows-spanned="1">
            <text:p>Reach</text:p>
          </table:table-cell>
          <table:covered-table-cell table:style-name="ce41"/>
          <table:table-cell table:style-name="ce41" office:value-type="string" table:number-columns-spanned="2" table:number-rows-spanned="1">
            <text:p>Atk Speed</text:p>
          </table:table-cell>
          <table:covered-table-cell table:style-name="Default"/>
        </table:table-row>
        <table:table-row table:style-name="ro1">
          <table:table-cell/>
          <table:covered-table-cell table:number-columns-repeated="3" table:style-name="ce41"/>
          <table:table-cell table:style-name="ce41" office:value-type="string">
            <text:p>/+</text:p>
          </table:table-cell>
          <table:table-cell table:style-name="ce41" office:value-type="string">
            <text:p>/*</text:p>
          </table:table-cell>
          <table:table-cell table:style-name="ce41" office:value-type="string">
            <text:p>/+</text:p>
          </table:table-cell>
          <table:table-cell table:style-name="ce41" office:value-type="string">
            <text:p>/*</text:p>
          </table:table-cell>
          <table:table-cell table:style-name="ce41" office:value-type="string">
            <text:p>/+</text:p>
          </table:table-cell>
          <table:table-cell table:style-name="ce41" office:value-type="string">
            <text:p>/*</text:p>
          </table:table-cell>
          <table:table-cell table:style-name="ce41" office:value-type="string">
            <text:p>/+</text:p>
          </table:table-cell>
          <table:table-cell table:style-name="ce41" office:value-type="string">
            <text:p>/*</text:p>
          </table:table-cell>
        </table:table-row>
        <table:table-row table:style-name="ro1">
          <table:table-cell table:number-columns-repeated="2"/>
          <table:table-cell office:value-type="string">
            <text:p>Dagger</text:p>
          </table:table-cell>
          <table:table-cell office:value-type="string">
            <text:p>Hand</text:p>
          </table:table-cell>
          <table:table-cell office:value-type="float" office:value="10">
            <text:p>10</text:p>
          </table:table-cell>
          <table:table-cell table:style-name="Default"/>
          <table:table-cell office:value-type="float" office:value="10">
            <text:p>10</text:p>
          </table:table-cell>
          <table:table-cell/>
          <table:table-cell office:value-type="float" office:value="0.15">
            <text:p>0.15</text:p>
          </table:table-cell>
          <table:table-cell table:number-columns-repeated="2"/>
          <table:table-cell office:value-type="percentage" office:value="0.05">
            <text:p>5.00%</text:p>
          </table:table-cell>
        </table:table-row>
        <table:table-row table:style-name="ro1">
          <table:table-cell table:number-columns-repeated="2"/>
          <table:table-cell office:value-type="string">
            <text:p>Stick</text:p>
          </table:table-cell>
          <table:table-cell office:value-type="string">
            <text:p>Hand</text:p>
          </table:table-cell>
          <table:table-cell office:value-type="float" office:value="5">
            <text:p>5</text:p>
          </table:table-cell>
          <table:table-cell office:value-type="percentage" office:value="0.1">
            <text:p>10.00%</text:p>
          </table:table-cell>
          <table:table-cell table:number-columns-repeated="2"/>
          <table:table-cell office:value-type="float" office:value="0.4">
            <text:p>0.4</text:p>
          </table:table-cell>
          <table:table-cell table:number-columns-repeated="2"/>
          <table:table-cell office:value-type="percentage" office:value="0.5">
            <text:p>50.00%</text:p>
          </table:table-cell>
        </table:table-row>
        <table:table-row table:style-name="ro1">
          <table:table-cell table:number-columns-repeated="2"/>
          <table:table-cell office:value-type="string">
            <text:p>Mace</text:p>
          </table:table-cell>
          <table:table-cell office:value-type="string">
            <text:p>Hand</text:p>
          </table:table-cell>
          <table:table-cell office:value-type="float" office:value="10">
            <text:p>10</text:p>
          </table:table-cell>
          <table:table-cell office:value-type="percentage" office:value="0.5">
            <text:p>50.00%</text:p>
          </table:table-cell>
          <table:table-cell office:value-type="float" office:value="5">
            <text:p>5</text:p>
          </table:table-cell>
          <table:table-cell/>
          <table:table-cell office:value-type="float" office:value="0.5">
            <text:p>0.5</text:p>
          </table:table-cell>
          <table:table-cell table:number-columns-repeated="2"/>
          <table:table-cell office:value-type="percentage" office:value="1">
            <text:p>100.00%</text:p>
          </table:table-cell>
        </table:table-row>
        <table:table-row table:style-name="ro1">
          <table:table-cell table:number-columns-repeated="2"/>
          <table:table-cell office:value-type="string">
            <text:p>Club</text:p>
          </table:table-cell>
          <table:table-cell office:value-type="string">
            <text:p>Hand</text:p>
          </table:table-cell>
          <table:table-cell office:value-type="float" office:value="5">
            <text:p>5</text:p>
          </table:table-cell>
          <table:table-cell office:value-type="percentage" office:value="0.2">
            <text:p>20.00%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2"/>
          <table:table-cell office:value-type="percentage" office:value="0.8">
            <text:p>80.00%</text:p>
          </table:table-cell>
        </table:table-row>
        <table:table-row table:style-name="ro1">
          <table:table-cell table:number-columns-repeated="2"/>
          <table:table-cell office:value-type="string">
            <text:p>Morningstar</text:p>
          </table:table-cell>
          <table:table-cell office:value-type="string">
            <text:p>Hand</text:p>
          </table:table-cell>
          <table:table-cell office:value-type="float" office:value="12">
            <text:p>12</text:p>
          </table:table-cell>
          <table:table-cell office:value-type="percentage" office:value="0.3">
            <text:p>30.00%</text:p>
          </table:table-cell>
          <table:table-cell office:value-type="float" office:value="8">
            <text:p>8</text:p>
          </table:table-cell>
          <table:table-cell/>
          <table:table-cell office:value-type="float" office:value="0.5">
            <text:p>0.5</text:p>
          </table:table-cell>
          <table:table-cell table:number-columns-repeated="2"/>
          <table:table-cell office:value-type="percentage" office:value="0.9">
            <text:p>90.00%</text:p>
          </table:table-cell>
        </table:table-row>
        <table:table-row table:style-name="ro1">
          <table:table-cell table:number-columns-repeated="2"/>
          <table:table-cell office:value-type="string">
            <text:p>Spear</text:p>
          </table:table-cell>
          <table:table-cell office:value-type="string">
            <text:p>2x Hand</text:p>
          </table:table-cell>
          <table:table-cell office:value-type="float" office:value="15">
            <text:p>15</text:p>
          </table:table-cell>
          <table:table-cell office:value-type="percentage" office:value="0.25">
            <text:p>25.00%</text:p>
          </table:table-cell>
          <table:table-cell office:value-type="float" office:value="15">
            <text:p>15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percentage" office:value="2">
            <text:p>200.00%</text:p>
          </table:table-cell>
        </table:table-row>
        <table:table-row table:style-name="ro1">
          <table:table-cell table:number-columns-repeated="2"/>
          <table:table-cell office:value-type="string">
            <text:p>Crossbow</text:p>
          </table:table-cell>
          <table:table-cell office:value-type="string">
            <text:p>2x Hand</text:p>
          </table:table-cell>
          <table:table-cell/>
          <table:table-cell table:style-name="Default"/>
          <table:table-cell table:number-columns-repeated="5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Untitled2" style:family="table-cell" style:parent-style-name="Default">
      <style:table-cell-properties fo:background-color="#0099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11/04/2018</text:date>, <text:time>17:4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5H24M28S</meta:editing-duration>
    <meta:editing-cycles>12</meta:editing-cycles>
    <meta:generator>OpenOffice/4.1.0$Win32 OpenOffice.org_project/410m18$Build-9764</meta:generator>
    <dc:date>2018-11-04T17:40:08</dc:date>
    <meta:document-statistic meta:table-count="5" meta:cell-count="2567" meta:object-count="0"/>
    <meta:user-defined meta:name="Info 1"/>
    <meta:user-defined meta:name="Info 2"/>
    <meta:user-defined meta:name="Info 3"/>
    <meta:user-defined meta:name="Info 4"/>
  </office:meta>
</office:document-meta>
</file>